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settings.xml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84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498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252in"/>
    </style:style>
    <style:style style:name="co11" style:family="table-column">
      <style:table-column-properties fo:break-before="auto" style:column-width="0.8638in"/>
    </style:style>
    <style:style style:name="co12" style:family="table-column">
      <style:table-column-properties fo:break-before="auto" style:column-width="0.6917in"/>
    </style:style>
    <style:style style:name="co13" style:family="table-column">
      <style:table-column-properties fo:break-before="auto" style:column-width="1.1008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4pt" style:font-size-asian="14pt" style:font-size-complex="14pt"/>
    </style:style>
    <style:style style:name="ce2" style:family="table-cell" style:parent-style-name="Default" style:data-style-name="N2"/>
    <style:style style:name="ce3" style:family="table-cell" style:parent-style-name="Default" style:data-style-name="N100"/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3pt" style:font-size-asian="13pt" style:font-size-complex="13pt"/>
    </style:style>
    <style:style style:name="gr1" style:family="graphic">
      <style:graphic-properties draw:ole-draw-aspect="1"/>
    </style:style>
  </office:automatic-styles>
  <office:body>
    <office:spreadsheet>
      <table:table table:name="SPEC2000" table:style-name="ta1">
        <table:shapes>
          <draw:frame draw:z-index="0" draw:style-name="gr1" svg:width="16.7524in" svg:height="2.5004in" svg:x="0.0539in" svg:y="5.1886in">
            <draw:object draw:notify-on-update-of-ranges="SPEC2000.A3:SPEC2000.B28 SPEC2000.C2:SPEC2000.C2 SPEC2000.C3:SPEC2000.C28 SPEC2000.M2:SPEC2000.M2 SPEC2000.M3:SPEC2000.M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6.7094in" svg:height="2.5319in" svg:x="0.0969in" svg:y="7.8559in">
            <draw:object draw:notify-on-update-of-ranges="SPEC2000.A3:SPEC2000.B28 SPEC2000.D2:SPEC2000.D2 SPEC2000.D3:SPEC2000.D28 SPEC2000.N2:SPEC2000.N2 SPEC2000.N3:SPEC2000.N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6.7417in" svg:height="2.5736in" svg:x="0.1075in" svg:y="10.4705in">
            <draw:object draw:notify-on-update-of-ranges="SPEC2000.A3:SPEC2000.B28 SPEC2000.H2:SPEC2000.H2 SPEC2000.H3:SPEC2000.H28 SPEC2000.R2:SPEC2000.R2 SPEC2000.R3:SPEC2000.R2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6.6988in" svg:height="2.4902in" svg:x="0.1075in" svg:y="13.2008in">
            <draw:object draw:notify-on-update-of-ranges="SPEC2000.A3:SPEC2000.B28 SPEC2000.J2:SPEC2000.J2 SPEC2000.J3:SPEC2000.J28 SPEC2000.U2:SPEC2000.U2 SPEC2000.U3:SPEC2000.U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6.5697in" svg:height="2.5106in" svg:x="0.1937in" svg:y="15.8157in">
            <draw:object draw:notify-on-update-of-ranges="SPEC2000.A3:SPEC2000.B28 SPEC2000.K2:SPEC2000.K2 SPEC2000.K3:SPEC2000.K28 SPEC2000.V2:SPEC2000.V2 SPEC2000.V3:SPEC2000.V2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4" table:default-cell-style-name="ce2"/>
        <table:table-column table:style-name="co10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7" table:default-cell-style-name="Default"/>
        <table:table-row table:style-name="ro1">
          <table:table-cell table:number-columns-repeated="2"/>
          <table:table-cell table:style-name="ce1" office:value-type="string" table:number-columns-spanned="9" table:number-rows-spanned="1">
            <text:p>SiNUCA</text:p>
          </table:table-cell>
          <table:covered-table-cell table:number-columns-repeated="8"/>
          <table:table-cell/>
          <table:table-cell table:style-name="ce1" office:value-type="string" table:number-columns-spanned="10" table:number-rows-spanned="1">
            <text:p>Real Core2Duo</text:p>
          </table:table-cell>
          <table:covered-table-cell table:style-name="Default"/>
          <table:covered-table-cell table:number-columns-repeated="8"/>
          <table:table-cell table:number-columns-repeated="27"/>
        </table:table-row>
        <table:table-row table:style-name="ro2">
          <table:table-cell table:number-columns-repeated="2"/>
          <table:table-cell office:value-type="string">
            <text:p>S-IPC</text:p>
          </table:table-cell>
          <table:table-cell office:value-type="string">
            <text:p>S-Branch Miss</text:p>
          </table:table-cell>
          <table:table-cell office:value-type="string">
            <text:p>S-Instructions</text:p>
          </table:table-cell>
          <table:table-cell office:value-type="string">
            <text:p>S-L1 Read Misses</text:p>
          </table:table-cell>
          <table:table-cell office:value-type="string">
            <text:p>S-L1 Write Misses</text:p>
          </table:table-cell>
          <table:table-cell office:value-type="string">
            <text:p>S-L1 MPKI</text:p>
          </table:table-cell>
          <table:table-cell office:value-type="string">
            <text:p>S-L2 Read Misses</text:p>
          </table:table-cell>
          <table:table-cell office:value-type="string">
            <text:p>S-L2 MPKI</text:p>
          </table:table-cell>
          <table:table-cell office:value-type="string">
            <text:p>S-L2 Miss Ratio</text:p>
          </table:table-cell>
          <table:table-cell/>
          <table:table-cell table:style-name="Default" office:value-type="string">
            <text:p>R-IPC</text:p>
          </table:table-cell>
          <table:table-cell table:style-name="Default" office:value-type="string">
            <text:p>R-Branch Miss</text:p>
          </table:table-cell>
          <table:table-cell office:value-type="string">
            <text:p>R-Instructions</text:p>
          </table:table-cell>
          <table:table-cell office:value-type="string">
            <text:p>R-L1 Read Misses</text:p>
          </table:table-cell>
          <table:table-cell office:value-type="string">
            <text:p>R-L1 Write Misses</text:p>
          </table:table-cell>
          <table:table-cell office:value-type="string">
            <text:p>R-L1 MPKI</text:p>
          </table:table-cell>
          <table:table-cell office:value-type="string">
            <text:p>R-L2 Read Misses</text:p>
          </table:table-cell>
          <table:table-cell office:value-type="string">
            <text:p>R-L2 Write Misses</text:p>
          </table:table-cell>
          <table:table-cell office:value-type="string">
            <text:p>R-L2 MPKI</text:p>
          </table:table-cell>
          <table:table-cell office:value-type="string">
            <text:p>R-L2 Miss Ratio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ammp</text:p>
          </table:table-cell>
          <table:table-cell office:value-type="string">
            <text:p>CFP</text:p>
          </table:table-cell>
          <table:table-cell office:value-type="float" office:value="0.854533">
            <text:p>0.854533</text:p>
          </table:table-cell>
          <table:table-cell office:value-type="float" office:value="2.540903">
            <text:p>2.540903</text:p>
          </table:table-cell>
          <table:table-cell office:value-type="float" office:value="191603178">
            <text:p>191603178</text:p>
          </table:table-cell>
          <table:table-cell office:value-type="float" office:value="4842792">
            <text:p>4842792</text:p>
          </table:table-cell>
          <table:table-cell office:value-type="float" office:value="70739">
            <text:p>70739</text:p>
          </table:table-cell>
          <table:table-cell table:style-name="ce2" table:formula="of:=([.F3]+[.G3])/([.E3]/1000)" office:value-type="float" office:value="25.6443084675767">
            <text:p>25.64</text:p>
          </table:table-cell>
          <table:table-cell office:value-type="float" office:value="15827">
            <text:p>15827</text:p>
          </table:table-cell>
          <table:table-cell table:style-name="ce2" table:formula="of:=[.I3]/([.E3]/1000)" office:value-type="float" office:value="0.0826030140272517">
            <text:p>0.08</text:p>
          </table:table-cell>
          <table:table-cell table:style-name="ce2" table:formula="of:=[.I3]/([.F3]+[.G3])" office:value-type="float" office:value="0.00322110514821215">
            <text:p>0.00</text:p>
          </table:table-cell>
          <table:table-cell/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319502158803">
            <text:p>319502158803</text:p>
          </table:table-cell>
          <table:table-cell office:value-type="float" office:value="9367447266">
            <text:p>9367447266</text:p>
          </table:table-cell>
          <table:table-cell office:value-type="float" office:value="871935957">
            <text:p>871935957</text:p>
          </table:table-cell>
          <table:table-cell table:style-name="ce2" table:formula="of:=([.P3]+[.Q3])/([.O3]/1000)" office:value-type="float" office:value="32.0479312608133">
            <text:p>32.05</text:p>
          </table:table-cell>
          <table:table-cell office:value-type="float" office:value="586386158">
            <text:p>586386158</text:p>
          </table:table-cell>
          <table:table-cell office:value-type="float" office:value="8978396">
            <text:p>8978396</text:p>
          </table:table-cell>
          <table:table-cell table:style-name="ce2" table:formula="of:=([.S3]+[.T3])/([.O3]/1000)" office:value-type="float" office:value="1.86341324337371">
            <text:p>1.86</text:p>
          </table:table-cell>
          <table:table-cell table:style-name="ce2" table:formula="of:=([.S3]+[.T3])/([.P3]+[.Q3])" office:value-type="float" office:value="0.0581445718979122">
            <text:p>0.06</text:p>
          </table:table-cell>
          <table:table-cell table:number-columns-repeated="21"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string">
            <text:p>applu</text:p>
          </table:table-cell>
          <table:table-cell office:value-type="string">
            <text:p>CFP</text:p>
          </table:table-cell>
          <table:table-cell office:value-type="float" office:value="0.620717">
            <text:p>0.620717</text:p>
          </table:table-cell>
          <table:table-cell office:value-type="float" office:value="0.079766">
            <text:p>0.079766</text:p>
          </table:table-cell>
          <table:table-cell office:value-type="float" office:value="192035993">
            <text:p>192035993</text:p>
          </table:table-cell>
          <table:table-cell office:value-type="float" office:value="3354110">
            <text:p>3354110</text:p>
          </table:table-cell>
          <table:table-cell office:value-type="float" office:value="1836991">
            <text:p>1836991</text:p>
          </table:table-cell>
          <table:table-cell table:style-name="ce2" table:formula="of:=([.F4]+[.G4])/([.E4]/1000)" office:value-type="float" office:value="27.0319168761244">
            <text:p>27.03</text:p>
          </table:table-cell>
          <table:table-cell office:value-type="float" office:value="2654775">
            <text:p>2654775</text:p>
          </table:table-cell>
          <table:table-cell table:style-name="ce2" table:formula="of:=[.I4]/([.E4]/1000)" office:value-type="float" office:value="13.8243615612205">
            <text:p>13.82</text:p>
          </table:table-cell>
          <table:table-cell table:style-name="ce2" table:formula="of:=[.I4]/([.F4]+[.G4])" office:value-type="float" office:value="0.511408851417069">
            <text:p>0.51</text:p>
          </table:table-cell>
          <table:table-cell/>
          <table:table-cell office:value-type="float" office:value="1">
            <text:p>1.00</text:p>
          </table:table-cell>
          <table:table-cell office:value-type="float" office:value="12.35">
            <text:p>12.35</text:p>
          </table:table-cell>
          <table:table-cell office:value-type="float" office:value="315962564716">
            <text:p>315962564716</text:p>
          </table:table-cell>
          <table:table-cell office:value-type="float" office:value="3376737493">
            <text:p>3376737493</text:p>
          </table:table-cell>
          <table:table-cell office:value-type="float" office:value="3894779045">
            <text:p>3894779045</text:p>
          </table:table-cell>
          <table:table-cell table:style-name="ce2" table:formula="of:=([.P4]+[.Q4])/([.O4]/1000)" office:value-type="float" office:value="23.0138546461538">
            <text:p>23.01</text:p>
          </table:table-cell>
          <table:table-cell office:value-type="float" office:value="700755263">
            <text:p>700755263</text:p>
          </table:table-cell>
          <table:table-cell office:value-type="float" office:value="129742862">
            <text:p>129742862</text:p>
          </table:table-cell>
          <table:table-cell table:style-name="ce2" table:formula="of:=([.S4]+[.T4])/([.O4]/1000)" office:value-type="float" office:value="2.62847000797859">
            <text:p>2.63</text:p>
          </table:table-cell>
          <table:table-cell table:style-name="ce2" table:formula="of:=([.S4]+[.T4])/([.P4]+[.Q4])" office:value-type="float" office:value="0.114212505831476">
            <text:p>0.11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apsi</text:p>
          </table:table-cell>
          <table:table-cell office:value-type="string">
            <text:p>CFP</text:p>
          </table:table-cell>
          <table:table-cell office:value-type="float" office:value="1.330107">
            <text:p>1.330107</text:p>
          </table:table-cell>
          <table:table-cell office:value-type="float" office:value="2.445845">
            <text:p>2.445845</text:p>
          </table:table-cell>
          <table:table-cell office:value-type="float" office:value="193743641">
            <text:p>193743641</text:p>
          </table:table-cell>
          <table:table-cell office:value-type="float" office:value="932225">
            <text:p>932225</text:p>
          </table:table-cell>
          <table:table-cell office:value-type="float" office:value="528105">
            <text:p>528105</text:p>
          </table:table-cell>
          <table:table-cell table:style-name="ce2" table:formula="of:=([.F5]+[.G5])/([.E5]/1000)" office:value-type="float" office:value="7.5374344802367">
            <text:p>7.54</text:p>
          </table:table-cell>
          <table:table-cell office:value-type="float" office:value="167155">
            <text:p>167155</text:p>
          </table:table-cell>
          <table:table-cell table:style-name="ce2" table:formula="of:=[.I5]/([.E5]/1000)" office:value-type="float" office:value="0.862763800335517">
            <text:p>0.86</text:p>
          </table:table-cell>
          <table:table-cell table:style-name="ce2" table:formula="of:=[.I5]/([.F5]+[.G5])" office:value-type="float" office:value="0.114463854060384">
            <text:p>0.11</text:p>
          </table:table-cell>
          <table:table-cell/>
          <table:table-cell office:value-type="float" office:value="0.94">
            <text:p>0.94</text:p>
          </table:table-cell>
          <table:table-cell office:value-type="float" office:value="1.05">
            <text:p>1.05</text:p>
          </table:table-cell>
          <table:table-cell office:value-type="float" office:value="348892692326">
            <text:p>348892692326</text:p>
          </table:table-cell>
          <table:table-cell office:value-type="float" office:value="7262110691">
            <text:p>7262110691</text:p>
          </table:table-cell>
          <table:table-cell office:value-type="float" office:value="1963596498">
            <text:p>1963596498</text:p>
          </table:table-cell>
          <table:table-cell table:style-name="ce2" table:formula="of:=([.P5]+[.Q5])/([.O5]/1000)" office:value-type="float" office:value="26.4428215090835">
            <text:p>26.44</text:p>
          </table:table-cell>
          <table:table-cell office:value-type="float" office:value="645527809">
            <text:p>645527809</text:p>
          </table:table-cell>
          <table:table-cell office:value-type="float" office:value="212901633">
            <text:p>212901633</text:p>
          </table:table-cell>
          <table:table-cell table:style-name="ce2" table:formula="of:=([.S5]+[.T5])/([.O5]/1000)" office:value-type="float" office:value="2.46043973084394">
            <text:p>2.46</text:p>
          </table:table-cell>
          <table:table-cell table:style-name="ce2" table:formula="of:=([.S5]+[.T5])/([.P5]+[.Q5])" office:value-type="float" office:value="0.0930475490294688">
            <text:p>0.09</text:p>
          </table:table-cell>
          <table:table-cell table:number-columns-repeated="25"/>
          <table:table-cell table:style-name="ce3" table:number-columns-repeated="2"/>
        </table:table-row>
        <table:table-row table:style-name="ro2">
          <table:table-cell office:value-type="string">
            <text:p>art</text:p>
          </table:table-cell>
          <table:table-cell office:value-type="string">
            <text:p>CFP</text:p>
          </table:table-cell>
          <table:table-cell office:value-type="float" office:value="0.581924">
            <text:p>0.581924</text:p>
          </table:table-cell>
          <table:table-cell office:value-type="float" office:value="1.880841">
            <text:p>1.880841</text:p>
          </table:table-cell>
          <table:table-cell office:value-type="float" office:value="194968797">
            <text:p>194968797</text:p>
          </table:table-cell>
          <table:table-cell office:value-type="float" office:value="15230895">
            <text:p>15230895</text:p>
          </table:table-cell>
          <table:table-cell office:value-type="float" office:value="930509">
            <text:p>930509</text:p>
          </table:table-cell>
          <table:table-cell table:style-name="ce2" table:formula="of:=([.F6]+[.G6])/([.E6]/1000)" office:value-type="float" office:value="82.8922589084858">
            <text:p>82.89</text:p>
          </table:table-cell>
          <table:table-cell office:value-type="float" office:value="1461434">
            <text:p>1461434</text:p>
          </table:table-cell>
          <table:table-cell table:style-name="ce2" table:formula="of:=[.I6]/([.E6]/1000)" office:value-type="float" office:value="7.49573276589484">
            <text:p>7.50</text:p>
          </table:table-cell>
          <table:table-cell table:style-name="ce2" table:formula="of:=[.I6]/([.F6]+[.G6])" office:value-type="float" office:value="0.0904274158359014">
            <text:p>0.09</text:p>
          </table:table-cell>
          <table:table-cell/>
          <table:table-cell office:value-type="float" office:value="0.65">
            <text:p>0.65</text:p>
          </table:table-cell>
          <table:table-cell office:value-type="float" office:value="0.03">
            <text:p>0.03</text:p>
          </table:table-cell>
          <table:table-cell office:value-type="float" office:value="72654676854">
            <text:p>72654676854</text:p>
          </table:table-cell>
          <table:table-cell office:value-type="float" office:value="5397962330">
            <text:p>5397962330</text:p>
          </table:table-cell>
          <table:table-cell office:value-type="float" office:value="621347582">
            <text:p>621347582</text:p>
          </table:table-cell>
          <table:table-cell table:style-name="ce2" table:formula="of:=([.P6]+[.Q6])/([.O6]/1000)" office:value-type="float" office:value="82.8482098144327">
            <text:p>82.85</text:p>
          </table:table-cell>
          <table:table-cell office:value-type="float" office:value="919138238">
            <text:p>919138238</text:p>
          </table:table-cell>
          <table:table-cell office:value-type="float" office:value="330952">
            <text:p>330952</text:p>
          </table:table-cell>
          <table:table-cell table:style-name="ce2" table:formula="of:=([.S6]+[.T6])/([.O6]/1000)" office:value-type="float" office:value="12.6553338314019">
            <text:p>12.66</text:p>
          </table:table-cell>
          <table:table-cell table:style-name="ce2" table:formula="of:=([.S6]+[.T6])/([.P6]+[.Q6])" office:value-type="float" office:value="0.152753256343715">
            <text:p>0.15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bzip2</text:p>
          </table:table-cell>
          <table:table-cell office:value-type="string">
            <text:p>CINT</text:p>
          </table:table-cell>
          <table:table-cell office:value-type="float" office:value="0.825188">
            <text:p>0.825188</text:p>
          </table:table-cell>
          <table:table-cell office:value-type="float" office:value="6.423287">
            <text:p>6.423287</text:p>
          </table:table-cell>
          <table:table-cell office:value-type="float" office:value="181204392">
            <text:p>181204392</text:p>
          </table:table-cell>
          <table:table-cell office:value-type="float" office:value="706422">
            <text:p>706422</text:p>
          </table:table-cell>
          <table:table-cell office:value-type="float" office:value="738359">
            <text:p>738359</text:p>
          </table:table-cell>
          <table:table-cell table:style-name="ce2" table:formula="of:=([.F7]+[.G7])/([.E7]/1000)" office:value-type="float" office:value="7.97321181928085">
            <text:p>7.97</text:p>
          </table:table-cell>
          <table:table-cell office:value-type="float" office:value="76784">
            <text:p>76784</text:p>
          </table:table-cell>
          <table:table-cell table:style-name="ce2" table:formula="of:=[.I7]/([.E7]/1000)" office:value-type="float" office:value="0.423742488537474">
            <text:p>0.42</text:p>
          </table:table-cell>
          <table:table-cell table:style-name="ce2" table:formula="of:=[.I7]/([.F7]+[.G7])" office:value-type="float" office:value="0.0531457708815385">
            <text:p>0.05</text:p>
          </table:table-cell>
          <table:table-cell/>
          <table:table-cell office:value-type="float" office:value="1.45">
            <text:p>1.45</text:p>
          </table:table-cell>
          <table:table-cell office:value-type="float" office:value="5.94">
            <text:p>5.94</text:p>
          </table:table-cell>
          <table:table-cell office:value-type="float" office:value="104182140534">
            <text:p>104182140534</text:p>
          </table:table-cell>
          <table:table-cell office:value-type="float" office:value="737643339">
            <text:p>737643339</text:p>
          </table:table-cell>
          <table:table-cell office:value-type="float" office:value="298639673">
            <text:p>298639673</text:p>
          </table:table-cell>
          <table:table-cell table:style-name="ce2" table:formula="of:=([.P7]+[.Q7])/([.O7]/1000)" office:value-type="float" office:value="9.94683932090844">
            <text:p>9.95</text:p>
          </table:table-cell>
          <table:table-cell office:value-type="float" office:value="63471740">
            <text:p>63471740</text:p>
          </table:table-cell>
          <table:table-cell office:value-type="float" office:value="39583573">
            <text:p>39583573</text:p>
          </table:table-cell>
          <table:table-cell table:style-name="ce2" table:formula="of:=([.S7]+[.T7])/([.O7]/1000)" office:value-type="float" office:value="0.989184062371686">
            <text:p>0.99</text:p>
          </table:table-cell>
          <table:table-cell table:style-name="ce2" table:formula="of:=([.S7]+[.T7])/([.P7]+[.Q7])" office:value-type="float" office:value="0.0994470736339737">
            <text:p>0.10</text:p>
          </table:table-cell>
          <table:table-cell table:number-columns-repeated="22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string">
            <text:p>crafty</text:p>
          </table:table-cell>
          <table:table-cell office:value-type="string">
            <text:p>CINT</text:p>
          </table:table-cell>
          <table:table-cell office:value-type="float" office:value="0.689414">
            <text:p>0.689414</text:p>
          </table:table-cell>
          <table:table-cell office:value-type="float" office:value="5.869473">
            <text:p>5.869473</text:p>
          </table:table-cell>
          <table:table-cell office:value-type="float" office:value="193372182">
            <text:p>193372182</text:p>
          </table:table-cell>
          <table:table-cell office:value-type="float" office:value="746622">
            <text:p>746622</text:p>
          </table:table-cell>
          <table:table-cell office:value-type="float" office:value="27009">
            <text:p>27009</text:p>
          </table:table-cell>
          <table:table-cell table:style-name="ce2" table:formula="of:=([.F8]+[.G8])/([.E8]/1000)" office:value-type="float" office:value="4.0007357418142">
            <text:p>4.00</text:p>
          </table:table-cell>
          <table:table-cell office:value-type="float" office:value="14324">
            <text:p>14324</text:p>
          </table:table-cell>
          <table:table-cell table:style-name="ce2" table:formula="of:=[.I8]/([.E8]/1000)" office:value-type="float" office:value="0.0740747704858603">
            <text:p>0.07</text:p>
          </table:table-cell>
          <table:table-cell table:style-name="ce2" table:formula="of:=[.I8]/([.F8]+[.G8])" office:value-type="float" office:value="0.0185152870037524">
            <text:p>0.02</text:p>
          </table:table-cell>
          <table:table-cell/>
          <table:table-cell office:value-type="float" office:value="1.37">
            <text:p>1.37</text:p>
          </table:table-cell>
          <table:table-cell office:value-type="float" office:value="7.14">
            <text:p>7.14</text:p>
          </table:table-cell>
          <table:table-cell office:value-type="float" office:value="138884315005">
            <text:p>138884315005</text:p>
          </table:table-cell>
          <table:table-cell office:value-type="float" office:value="912422320">
            <text:p>912422320</text:p>
          </table:table-cell>
          <table:table-cell office:value-type="float" office:value="50849654">
            <text:p>50849654</text:p>
          </table:table-cell>
          <table:table-cell table:style-name="ce2" table:formula="of:=([.P8]+[.Q8])/([.O8]/1000)" office:value-type="float" office:value="6.93578662187534">
            <text:p>6.94</text:p>
          </table:table-cell>
          <table:table-cell office:value-type="float" office:value="5666948">
            <text:p>5666948</text:p>
          </table:table-cell>
          <table:table-cell office:value-type="float" office:value="11659">
            <text:p>11659</text:p>
          </table:table-cell>
          <table:table-cell table:style-name="ce2" table:formula="of:=([.S8]+[.T8])/([.O8]/1000)" office:value-type="float" office:value="0.0408873168996482">
            <text:p>0.04</text:p>
          </table:table-cell>
          <table:table-cell table:style-name="ce2" table:formula="of:=([.S8]+[.T8])/([.P8]+[.Q8])" office:value-type="float" office:value="0.00589512323961789">
            <text:p>0.01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eon</text:p>
          </table:table-cell>
          <table:table-cell office:value-type="string">
            <text:p>CINT</text:p>
          </table:table-cell>
          <table:table-cell office:value-type="float" office:value="0.959697">
            <text:p>0.959697</text:p>
          </table:table-cell>
          <table:table-cell office:value-type="float" office:value="7.047759">
            <text:p>7.047759</text:p>
          </table:table-cell>
          <table:table-cell office:value-type="float" office:value="190507234">
            <text:p>190507234</text:p>
          </table:table-cell>
          <table:table-cell office:value-type="float" office:value="50660">
            <text:p>50660</text:p>
          </table:table-cell>
          <table:table-cell office:value-type="float" office:value="7346">
            <text:p>7346</text:p>
          </table:table-cell>
          <table:table-cell table:style-name="ce2" table:formula="of:=([.F9]+[.G9])/([.E9]/1000)" office:value-type="float" office:value="0.304481876000572">
            <text:p>0.30</text:p>
          </table:table-cell>
          <table:table-cell office:value-type="float" office:value="55">
            <text:p>55</text:p>
          </table:table-cell>
          <table:table-cell table:style-name="ce2" table:formula="of:=[.I9]/([.E9]/1000)" office:value-type="float" office:value="0.00028870294762665">
            <text:p>0.00</text:p>
          </table:table-cell>
          <table:table-cell table:style-name="ce2" table:formula="of:=[.I9]/([.F9]+[.G9])" office:value-type="float" office:value="0.000948177774712961">
            <text:p>0.00</text:p>
          </table:table-cell>
          <table:table-cell/>
          <table:table-cell office:value-type="float" office:value="1.1">
            <text:p>1.10</text:p>
          </table:table-cell>
          <table:table-cell office:value-type="float" office:value="5.91">
            <text:p>5.91</text:p>
          </table:table-cell>
          <table:table-cell office:value-type="float" office:value="60126586119">
            <text:p>60126586119</text:p>
          </table:table-cell>
          <table:table-cell office:value-type="float" office:value="34505549">
            <text:p>34505549</text:p>
          </table:table-cell>
          <table:table-cell office:value-type="float" office:value="19226576">
            <text:p>19226576</text:p>
          </table:table-cell>
          <table:table-cell table:style-name="ce2" table:formula="of:=([.P9]+[.Q9])/([.O9]/1000)" office:value-type="float" office:value="0.893650021866461">
            <text:p>0.89</text:p>
          </table:table-cell>
          <table:table-cell office:value-type="float" office:value="21120">
            <text:p>21120</text:p>
          </table:table-cell>
          <table:table-cell office:value-type="float" office:value="1820">
            <text:p>1820</text:p>
          </table:table-cell>
          <table:table-cell table:style-name="ce2" table:formula="of:=([.S9]+[.T9])/([.O9]/1000)" office:value-type="float" office:value="0.000381528396682927">
            <text:p>0.00</text:p>
          </table:table-cell>
          <table:table-cell table:style-name="ce2" table:formula="of:=([.S9]+[.T9])/([.P9]+[.Q9])" office:value-type="float" office:value="0.000426932677611392">
            <text:p>0.00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equake</text:p>
          </table:table-cell>
          <table:table-cell office:value-type="string">
            <text:p>CFP</text:p>
          </table:table-cell>
          <table:table-cell office:value-type="float" office:value="0.591288">
            <text:p>0.591288</text:p>
          </table:table-cell>
          <table:table-cell office:value-type="float" office:value="5.122923">
            <text:p>5.122923</text:p>
          </table:table-cell>
          <table:table-cell office:value-type="float" office:value="193458562">
            <text:p>193458562</text:p>
          </table:table-cell>
          <table:table-cell office:value-type="float" office:value="24267875">
            <text:p>24267875</text:p>
          </table:table-cell>
          <table:table-cell office:value-type="float" office:value="234513">
            <text:p>234513</text:p>
          </table:table-cell>
          <table:table-cell table:style-name="ce2" table:formula="of:=([.F10]+[.G10])/([.E10]/1000)" office:value-type="float" office:value="126.654451199735">
            <text:p>126.65</text:p>
          </table:table-cell>
          <table:table-cell office:value-type="float" office:value="2310967">
            <text:p>2310967</text:p>
          </table:table-cell>
          <table:table-cell table:style-name="ce2" table:formula="of:=[.I10]/([.E10]/1000)" office:value-type="float" office:value="11.9455400480026">
            <text:p>11.95</text:p>
          </table:table-cell>
          <table:table-cell table:style-name="ce2" table:formula="of:=[.I10]/([.F10]+[.G10])" office:value-type="float" office:value="0.0943159907515953">
            <text:p>0.09</text:p>
          </table:table-cell>
          <table:table-cell/>
          <table:table-cell office:value-type="float" office:value="0.84">
            <text:p>0.84</text:p>
          </table:table-cell>
          <table:table-cell office:value-type="float" office:value="4.38">
            <text:p>4.38</text:p>
          </table:table-cell>
          <table:table-cell office:value-type="float" office:value="111686322858">
            <text:p>111686322858</text:p>
          </table:table-cell>
          <table:table-cell office:value-type="float" office:value="4605912811">
            <text:p>4605912811</text:p>
          </table:table-cell>
          <table:table-cell office:value-type="float" office:value="511211770">
            <text:p>511211770</text:p>
          </table:table-cell>
          <table:table-cell table:style-name="ce2" table:formula="of:=([.P10]+[.Q10])/([.O10]/1000)" office:value-type="float" office:value="45.8169312952133">
            <text:p>45.82</text:p>
          </table:table-cell>
          <table:table-cell office:value-type="float" office:value="184296820">
            <text:p>184296820</text:p>
          </table:table-cell>
          <table:table-cell office:value-type="float" office:value="3821295">
            <text:p>3821295</text:p>
          </table:table-cell>
          <table:table-cell table:style-name="ce2" table:formula="of:=([.S10]+[.T10])/([.O10]/1000)" office:value-type="float" office:value="1.68434334828246">
            <text:p>1.68</text:p>
          </table:table-cell>
          <table:table-cell table:style-name="ce2" table:formula="of:=([.S10]+[.T10])/([.P10]+[.Q10])" office:value-type="float" office:value="0.0367624653303316">
            <text:p>0.04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facerec</text:p>
          </table:table-cell>
          <table:table-cell office:value-type="string">
            <text:p>CFP</text:p>
          </table:table-cell>
          <table:table-cell office:value-type="float" office:value="0.938811">
            <text:p>0.938811</text:p>
          </table:table-cell>
          <table:table-cell office:value-type="float" office:value="1.816176">
            <text:p>1.816176</text:p>
          </table:table-cell>
          <table:table-cell office:value-type="float" office:value="191114548">
            <text:p>191114548</text:p>
          </table:table-cell>
          <table:table-cell office:value-type="float" office:value="5424430">
            <text:p>5424430</text:p>
          </table:table-cell>
          <table:table-cell office:value-type="float" office:value="496215">
            <text:p>496215</text:p>
          </table:table-cell>
          <table:table-cell table:style-name="ce2" table:formula="of:=([.F11]+[.G11])/([.E11]/1000)" office:value-type="float" office:value="30.9795620582479">
            <text:p>30.98</text:p>
          </table:table-cell>
          <table:table-cell office:value-type="float" office:value="540442">
            <text:p>540442</text:p>
          </table:table-cell>
          <table:table-cell table:style-name="ce2" table:formula="of:=[.I11]/([.E11]/1000)" office:value-type="float" office:value="2.82784333090121">
            <text:p>2.83</text:p>
          </table:table-cell>
          <table:table-cell table:style-name="ce2" table:formula="of:=[.I11]/([.F11]+[.G11])" office:value-type="float" office:value="0.0912809330740147">
            <text:p>0.09</text:p>
          </table:table-cell>
          <table:table-cell/>
          <table:table-cell office:value-type="float" office:value="1.05">
            <text:p>1.05</text:p>
          </table:table-cell>
          <table:table-cell office:value-type="float" office:value="1.92">
            <text:p>1.92</text:p>
          </table:table-cell>
          <table:table-cell office:value-type="float" office:value="260889002982">
            <text:p>260889002982</text:p>
          </table:table-cell>
          <table:table-cell office:value-type="float" office:value="3850444813">
            <text:p>3850444813</text:p>
          </table:table-cell>
          <table:table-cell office:value-type="float" office:value="3763358260">
            <text:p>3763358260</text:p>
          </table:table-cell>
          <table:table-cell table:style-name="ce2" table:formula="of:=([.P11]+[.Q11])/([.O11]/1000)" office:value-type="float" office:value="29.1840705663064">
            <text:p>29.18</text:p>
          </table:table-cell>
          <table:table-cell office:value-type="float" office:value="65036858">
            <text:p>65036858</text:p>
          </table:table-cell>
          <table:table-cell office:value-type="float" office:value="386420810">
            <text:p>386420810</text:p>
          </table:table-cell>
          <table:table-cell table:style-name="ce2" table:formula="of:=([.S11]+[.T11])/([.O11]/1000)" office:value-type="float" office:value="1.73045878837273">
            <text:p>1.73</text:p>
          </table:table-cell>
          <table:table-cell table:style-name="ce2" table:formula="of:=([.S11]+[.T11])/([.P11]+[.Q11])" office:value-type="float" office:value="0.0592946341889187">
            <text:p>0.06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fma3d</text:p>
          </table:table-cell>
          <table:table-cell office:value-type="string">
            <text:p>CFP</text:p>
          </table:table-cell>
          <table:table-cell office:value-type="float" office:value="0.645847">
            <text:p>0.645847</text:p>
          </table:table-cell>
          <table:table-cell office:value-type="float" office:value="2.226464">
            <text:p>2.226464</text:p>
          </table:table-cell>
          <table:table-cell office:value-type="float" office:value="190865617">
            <text:p>190865617</text:p>
          </table:table-cell>
          <table:table-cell office:value-type="float" office:value="1648732">
            <text:p>1648732</text:p>
          </table:table-cell>
          <table:table-cell office:value-type="float" office:value="196333">
            <text:p>196333</text:p>
          </table:table-cell>
          <table:table-cell table:style-name="ce2" table:formula="of:=([.F12]+[.G12])/([.E12]/1000)" office:value-type="float" office:value="9.66682752504345">
            <text:p>9.67</text:p>
          </table:table-cell>
          <table:table-cell office:value-type="float" office:value="918071">
            <text:p>918071</text:p>
          </table:table-cell>
          <table:table-cell table:style-name="ce2" table:formula="of:=[.I12]/([.E12]/1000)" office:value-type="float" office:value="4.8100386776315">
            <text:p>4.81</text:p>
          </table:table-cell>
          <table:table-cell table:style-name="ce2" table:formula="of:=[.I12]/([.F12]+[.G12])" office:value-type="float" office:value="0.497581928007956">
            <text:p>0.50</text:p>
          </table:table-cell>
          <table:table-cell/>
          <table:table-cell office:value-type="float" office:value="0.73">
            <text:p>0.73</text:p>
          </table:table-cell>
          <table:table-cell office:value-type="float" office:value="1.33">
            <text:p>1.33</text:p>
          </table:table-cell>
          <table:table-cell office:value-type="float" office:value="280489040598">
            <text:p>280489040598</text:p>
          </table:table-cell>
          <table:table-cell office:value-type="float" office:value="3358637769">
            <text:p>3358637769</text:p>
          </table:table-cell>
          <table:table-cell office:value-type="float" office:value="1470810881">
            <text:p>1470810881</text:p>
          </table:table-cell>
          <table:table-cell table:style-name="ce2" table:formula="of:=([.P12]+[.Q12])/([.O12]/1000)" office:value-type="float" office:value="17.2179584617768">
            <text:p>17.22</text:p>
          </table:table-cell>
          <table:table-cell office:value-type="float" office:value="418711999">
            <text:p>418711999</text:p>
          </table:table-cell>
          <table:table-cell office:value-type="float" office:value="47248973">
            <text:p>47248973</text:p>
          </table:table-cell>
          <table:table-cell table:style-name="ce2" table:formula="of:=([.S12]+[.T12])/([.O12]/1000)" office:value-type="float" office:value="1.66124484224616">
            <text:p>1.66</text:p>
          </table:table-cell>
          <table:table-cell table:style-name="ce2" table:formula="of:=([.S12]+[.T12])/([.P12]+[.Q12])" office:value-type="float" office:value="0.0964832646061989">
            <text:p>0.10</text:p>
          </table:table-cell>
          <table:table-cell table:number-columns-repeated="25"/>
          <table:table-cell table:style-name="ce3"/>
          <table:table-cell/>
        </table:table-row>
        <table:table-row table:style-name="ro2">
          <table:table-cell office:value-type="string">
            <text:p>galgel</text:p>
          </table:table-cell>
          <table:table-cell office:value-type="string">
            <text:p>CFP</text:p>
          </table:table-cell>
          <table:table-cell office:value-type="float" office:value="1.17316">
            <text:p>1.17316</text:p>
          </table:table-cell>
          <table:table-cell office:value-type="float" office:value="0.74295">
            <text:p>0.74295</text:p>
          </table:table-cell>
          <table:table-cell office:value-type="float" office:value="186872216">
            <text:p>186872216</text:p>
          </table:table-cell>
          <table:table-cell office:value-type="float" office:value="11918649">
            <text:p>11918649</text:p>
          </table:table-cell>
          <table:table-cell office:value-type="float" office:value="2448649">
            <text:p>2448649</text:p>
          </table:table-cell>
          <table:table-cell table:style-name="ce2" table:formula="of:=([.F13]+[.G13])/([.E13]/1000)" office:value-type="float" office:value="76.8830075841772">
            <text:p>76.88</text:p>
          </table:table-cell>
          <table:table-cell office:value-type="float" office:value="58470">
            <text:p>58470</text:p>
          </table:table-cell>
          <table:table-cell table:style-name="ce2" table:formula="of:=[.I13]/([.E13]/1000)" office:value-type="float" office:value="0.312887604436606">
            <text:p>0.31</text:p>
          </table:table-cell>
          <table:table-cell table:style-name="ce2" table:formula="of:=[.I13]/([.F13]+[.G13])" office:value-type="float" office:value="0.00406965874863875">
            <text:p>0.00</text:p>
          </table:table-cell>
          <table:table-cell/>
          <table:table-cell office:value-type="float" office:value="1.53">
            <text:p>1.53</text:p>
          </table:table-cell>
          <table:table-cell office:value-type="float" office:value="0.23">
            <text:p>0.23</text:p>
          </table:table-cell>
          <table:table-cell office:value-type="float" office:value="305073530571">
            <text:p>305073530571</text:p>
          </table:table-cell>
          <table:table-cell office:value-type="float" office:value="21729067089">
            <text:p>21729067089</text:p>
          </table:table-cell>
          <table:table-cell office:value-type="float" office:value="4682984355">
            <text:p>4682984355</text:p>
          </table:table-cell>
          <table:table-cell table:style-name="ce2" table:formula="of:=([.P13]+[.Q13])/([.O13]/1000)" office:value-type="float" office:value="86.576017901537">
            <text:p>86.58</text:p>
          </table:table-cell>
          <table:table-cell office:value-type="float" office:value="66464468">
            <text:p>66464468</text:p>
          </table:table-cell>
          <table:table-cell office:value-type="float" office:value="25549124">
            <text:p>25549124</text:p>
          </table:table-cell>
          <table:table-cell table:style-name="ce2" table:formula="of:=([.S13]+[.T13])/([.O13]/1000)" office:value-type="float" office:value="0.301611194611935">
            <text:p>0.30</text:p>
          </table:table-cell>
          <table:table-cell table:style-name="ce2" table:formula="of:=([.S13]+[.T13])/([.P13]+[.Q13])" office:value-type="float" office:value="0.0034837730115395">
            <text:p>0.00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gap</text:p>
          </table:table-cell>
          <table:table-cell office:value-type="string">
            <text:p>CINT</text:p>
          </table:table-cell>
          <table:table-cell office:value-type="float" office:value="0.714144">
            <text:p>0.714144</text:p>
          </table:table-cell>
          <table:table-cell office:value-type="float" office:value="0.953964">
            <text:p>0.953964</text:p>
          </table:table-cell>
          <table:table-cell office:value-type="float" office:value="191620038">
            <text:p>191620038</text:p>
          </table:table-cell>
          <table:table-cell office:value-type="float" office:value="574801">
            <text:p>574801</text:p>
          </table:table-cell>
          <table:table-cell office:value-type="float" office:value="225081">
            <text:p>225081</text:p>
          </table:table-cell>
          <table:table-cell table:style-name="ce2" table:formula="of:=([.F14]+[.G14])/([.E14]/1000)" office:value-type="float" office:value="4.17431291815108">
            <text:p>4.17</text:p>
          </table:table-cell>
          <table:table-cell office:value-type="float" office:value="386434">
            <text:p>386434</text:p>
          </table:table-cell>
          <table:table-cell table:style-name="ce2" table:formula="of:=[.I14]/([.E14]/1000)" office:value-type="float" office:value="2.01666800629692">
            <text:p>2.02</text:p>
          </table:table-cell>
          <table:table-cell table:style-name="ce2" table:formula="of:=[.I14]/([.F14]+[.G14])" office:value-type="float" office:value="0.483113759279494">
            <text:p>0.48</text:p>
          </table:table-cell>
          <table:table-cell/>
          <table:table-cell office:value-type="float" office:value="1.47">
            <text:p>1.47</text:p>
          </table:table-cell>
          <table:table-cell office:value-type="float" office:value="1.79">
            <text:p>1.79</text:p>
          </table:table-cell>
          <table:table-cell office:value-type="float" office:value="186383749272">
            <text:p>186383749272</text:p>
          </table:table-cell>
          <table:table-cell office:value-type="float" office:value="1165134154">
            <text:p>1165134154</text:p>
          </table:table-cell>
          <table:table-cell office:value-type="float" office:value="1117012935">
            <text:p>1117012935</text:p>
          </table:table-cell>
          <table:table-cell table:style-name="ce2" table:formula="of:=([.P14]+[.Q14])/([.O14]/1000)" office:value-type="float" office:value="12.2443458612346">
            <text:p>12.24</text:p>
          </table:table-cell>
          <table:table-cell office:value-type="float" office:value="94287005">
            <text:p>94287005</text:p>
          </table:table-cell>
          <table:table-cell office:value-type="float" office:value="28626056">
            <text:p>28626056</text:p>
          </table:table-cell>
          <table:table-cell table:style-name="ce2" table:formula="of:=([.S14]+[.T14])/([.O14]/1000)" office:value-type="float" office:value="0.659462326946896">
            <text:p>0.66</text:p>
          </table:table-cell>
          <table:table-cell table:style-name="ce2" table:formula="of:=([.S14]+[.T14])/([.P14]+[.Q14])" office:value-type="float" office:value="0.05385851840683">
            <text:p>0.05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gcc</text:p>
          </table:table-cell>
          <table:table-cell office:value-type="string">
            <text:p>CINT</text:p>
          </table:table-cell>
          <table:table-cell office:value-type="float" office:value="0.573282">
            <text:p>0.573282</text:p>
          </table:table-cell>
          <table:table-cell office:value-type="float" office:value="4.351517">
            <text:p>4.351517</text:p>
          </table:table-cell>
          <table:table-cell office:value-type="float" office:value="194030724">
            <text:p>194030724</text:p>
          </table:table-cell>
          <table:table-cell office:value-type="float" office:value="1793714">
            <text:p>1793714</text:p>
          </table:table-cell>
          <table:table-cell office:value-type="float" office:value="1330575">
            <text:p>1330575</text:p>
          </table:table-cell>
          <table:table-cell table:style-name="ce2" table:formula="of:=([.F15]+[.G15])/([.E15]/1000)" office:value-type="float" office:value="16.1020323770992">
            <text:p>16.10</text:p>
          </table:table-cell>
          <table:table-cell office:value-type="float" office:value="64053">
            <text:p>64053</text:p>
          </table:table-cell>
          <table:table-cell table:style-name="ce2" table:formula="of:=[.I15]/([.E15]/1000)" office:value-type="float" office:value="0.330117821958959">
            <text:p>0.33</text:p>
          </table:table-cell>
          <table:table-cell table:style-name="ce2" table:formula="of:=[.I15]/([.F15]+[.G15])" office:value-type="float" office:value="0.020501624529613">
            <text:p>0.02</text:p>
          </table:table-cell>
          <table:table-cell/>
          <table:table-cell office:value-type="float" office:value="1.24">
            <text:p>1.24</text:p>
          </table:table-cell>
          <table:table-cell office:value-type="float" office:value="3.66">
            <text:p>3.66</text:p>
          </table:table-cell>
          <table:table-cell office:value-type="float" office:value="37527428267">
            <text:p>37527428267</text:p>
          </table:table-cell>
          <table:table-cell office:value-type="float" office:value="728065024">
            <text:p>728065024</text:p>
          </table:table-cell>
          <table:table-cell office:value-type="float" office:value="1461105968">
            <text:p>1461105968</text:p>
          </table:table-cell>
          <table:table-cell table:style-name="ce2" table:formula="of:=([.P15]+[.Q15])/([.O15]/1000)" office:value-type="float" office:value="58.3352255428881">
            <text:p>58.34</text:p>
          </table:table-cell>
          <table:table-cell office:value-type="float" office:value="12059294">
            <text:p>12059294</text:p>
          </table:table-cell>
          <table:table-cell office:value-type="float" office:value="1289447">
            <text:p>1289447</text:p>
          </table:table-cell>
          <table:table-cell table:style-name="ce2" table:formula="of:=([.S15]+[.T15])/([.O15]/1000)" office:value-type="float" office:value="0.35570625583577">
            <text:p>0.36</text:p>
          </table:table-cell>
          <table:table-cell table:style-name="ce2" table:formula="of:=([.S15]+[.T15])/([.P15]+[.Q15])" office:value-type="float" office:value="0.0060976237346379">
            <text:p>0.01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gzip</text:p>
          </table:table-cell>
          <table:table-cell office:value-type="string">
            <text:p>CINT</text:p>
          </table:table-cell>
          <table:table-cell office:value-type="float" office:value="1.191021">
            <text:p>1.191021</text:p>
          </table:table-cell>
          <table:table-cell office:value-type="float" office:value="5.261536">
            <text:p>5.261536</text:p>
          </table:table-cell>
          <table:table-cell office:value-type="float" office:value="186912514">
            <text:p>186912514</text:p>
          </table:table-cell>
          <table:table-cell office:value-type="float" office:value="6360594">
            <text:p>6360594</text:p>
          </table:table-cell>
          <table:table-cell office:value-type="float" office:value="247991">
            <text:p>247991</text:p>
          </table:table-cell>
          <table:table-cell table:style-name="ce2" table:formula="of:=([.F16]+[.G16])/([.E16]/1000)" office:value-type="float" office:value="35.356567939587">
            <text:p>35.36</text:p>
          </table:table-cell>
          <table:table-cell office:value-type="float" office:value="9035">
            <text:p>9035</text:p>
          </table:table-cell>
          <table:table-cell table:style-name="ce2" table:formula="of:=[.I16]/([.E16]/1000)" office:value-type="float" office:value="0.0483381225079451">
            <text:p>0.05</text:p>
          </table:table-cell>
          <table:table-cell table:style-name="ce2" table:formula="of:=[.I16]/([.F16]+[.G16])" office:value-type="float" office:value="0.00136716104884782">
            <text:p>0.00</text:p>
          </table:table-cell>
          <table:table-cell/>
          <table:table-cell office:value-type="float" office:value="1.48">
            <text:p>1.48</text:p>
          </table:table-cell>
          <table:table-cell office:value-type="float" office:value="4.21">
            <text:p>4.21</text:p>
          </table:table-cell>
          <table:table-cell office:value-type="float" office:value="137416039101">
            <text:p>137416039101</text:p>
          </table:table-cell>
          <table:table-cell office:value-type="float" office:value="3827032118">
            <text:p>3827032118</text:p>
          </table:table-cell>
          <table:table-cell office:value-type="float" office:value="299606550">
            <text:p>299606550</text:p>
          </table:table-cell>
          <table:table-cell table:style-name="ce2" table:formula="of:=([.P16]+[.Q16])/([.O16]/1000)" office:value-type="float" office:value="30.0302548013842">
            <text:p>30.03</text:p>
          </table:table-cell>
          <table:table-cell office:value-type="float" office:value="3067768">
            <text:p>3067768</text:p>
          </table:table-cell>
          <table:table-cell office:value-type="float" office:value="583774">
            <text:p>583774</text:p>
          </table:table-cell>
          <table:table-cell table:style-name="ce2" table:formula="of:=([.S16]+[.T16])/([.O16]/1000)" office:value-type="float" office:value="0.0265728951575743">
            <text:p>0.03</text:p>
          </table:table-cell>
          <table:table-cell table:style-name="ce2" table:formula="of:=([.S16]+[.T16])/([.P16]+[.Q16])" office:value-type="float" office:value="0.000884870785590186">
            <text:p>0.00</text:p>
          </table:table-cell>
          <table:table-cell table:number-columns-repeated="25"/>
          <table:table-cell table:style-name="ce3"/>
          <table:table-cell/>
        </table:table-row>
        <table:table-row table:style-name="ro2">
          <table:table-cell office:value-type="string">
            <text:p>lucas</text:p>
          </table:table-cell>
          <table:table-cell office:value-type="string">
            <text:p>CFP</text:p>
          </table:table-cell>
          <table:table-cell office:value-type="float" office:value="0.773071">
            <text:p>0.773071</text:p>
          </table:table-cell>
          <table:table-cell office:value-type="float" office:value="0.649481">
            <text:p>0.649481</text:p>
          </table:table-cell>
          <table:table-cell office:value-type="float" office:value="191802395">
            <text:p>191802395</text:p>
          </table:table-cell>
          <table:table-cell office:value-type="float" office:value="2702461">
            <text:p>2702461</text:p>
          </table:table-cell>
          <table:table-cell office:value-type="float" office:value="1054801">
            <text:p>1054801</text:p>
          </table:table-cell>
          <table:table-cell table:style-name="ce2" table:formula="of:=([.F17]+[.G17])/([.E17]/1000)" office:value-type="float" office:value="19.5892340134752">
            <text:p>19.59</text:p>
          </table:table-cell>
          <table:table-cell office:value-type="float" office:value="1193114">
            <text:p>1193114</text:p>
          </table:table-cell>
          <table:table-cell table:style-name="ce2" table:formula="of:=[.I17]/([.E17]/1000)" office:value-type="float" office:value="6.22053754855355">
            <text:p>6.22</text:p>
          </table:table-cell>
          <table:table-cell table:style-name="ce2" table:formula="of:=[.I17]/([.F17]+[.G17])" office:value-type="float" office:value="0.317548789517473">
            <text:p>0.32</text:p>
          </table:table-cell>
          <table:table-cell/>
          <table:table-cell office:value-type="float" office:value="1.34">
            <text:p>1.34</text:p>
          </table:table-cell>
          <table:table-cell office:value-type="float" office:value="0.52">
            <text:p>0.52</text:p>
          </table:table-cell>
          <table:table-cell office:value-type="float" office:value="233315065713">
            <text:p>233315065713</text:p>
          </table:table-cell>
          <table:table-cell office:value-type="float" office:value="1106684935">
            <text:p>1106684935</text:p>
          </table:table-cell>
          <table:table-cell office:value-type="float" office:value="2425728208">
            <text:p>2425728208</text:p>
          </table:table-cell>
          <table:table-cell table:style-name="ce2" table:formula="of:=([.P17]+[.Q17])/([.O17]/1000)" office:value-type="float" office:value="15.1400987853275">
            <text:p>15.14</text:p>
          </table:table-cell>
          <table:table-cell office:value-type="float" office:value="134253714">
            <text:p>134253714</text:p>
          </table:table-cell>
          <table:table-cell office:value-type="float" office:value="596446922">
            <text:p>596446922</text:p>
          </table:table-cell>
          <table:table-cell table:style-name="ce2" table:formula="of:=([.S17]+[.T17])/([.O17]/1000)" office:value-type="float" office:value="3.13181934380025">
            <text:p>3.13</text:p>
          </table:table-cell>
          <table:table-cell table:style-name="ce2" table:formula="of:=([.S17]+[.T17])/([.P17]+[.Q17])" office:value-type="float" office:value="0.206855938538218">
            <text:p>0.21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mcf</text:p>
          </table:table-cell>
          <table:table-cell office:value-type="string">
            <text:p>CINT</text:p>
          </table:table-cell>
          <table:table-cell office:value-type="float" office:value="0.096965">
            <text:p>0.096965</text:p>
          </table:table-cell>
          <table:table-cell office:value-type="float" office:value="4.389075">
            <text:p>4.389075</text:p>
          </table:table-cell>
          <table:table-cell office:value-type="float" office:value="199397026">
            <text:p>199397026</text:p>
          </table:table-cell>
          <table:table-cell office:value-type="float" office:value="44505620">
            <text:p>44505620</text:p>
          </table:table-cell>
          <table:table-cell office:value-type="float" office:value="6518998">
            <text:p>6518998</text:p>
          </table:table-cell>
          <table:table-cell table:style-name="ce2" table:formula="of:=([.F18]+[.G18])/([.E18]/1000)" office:value-type="float" office:value="255.894578889055">
            <text:p>255.89</text:p>
          </table:table-cell>
          <table:table-cell office:value-type="float" office:value="22771030">
            <text:p>22771030</text:p>
          </table:table-cell>
          <table:table-cell table:style-name="ce2" table:formula="of:=[.I18]/([.E18]/1000)" office:value-type="float" office:value="114.199446485225">
            <text:p>114.20</text:p>
          </table:table-cell>
          <table:table-cell table:style-name="ce2" table:formula="of:=[.I18]/([.F18]+[.G18])" office:value-type="float" office:value="0.446275364570098">
            <text:p>0.45</text:p>
          </table:table-cell>
          <table:table-cell/>
          <table:table-cell office:value-type="float" office:value="0.14">
            <text:p>0.14</text:p>
          </table:table-cell>
          <table:table-cell office:value-type="float" office:value="5.29">
            <text:p>5.29</text:p>
          </table:table-cell>
          <table:table-cell office:value-type="float" office:value="47574089743">
            <text:p>47574089743</text:p>
          </table:table-cell>
          <table:table-cell office:value-type="float" office:value="11530447213">
            <text:p>11530447213</text:p>
          </table:table-cell>
          <table:table-cell office:value-type="float" office:value="668288611">
            <text:p>668288611</text:p>
          </table:table-cell>
          <table:table-cell table:style-name="ce2" table:formula="of:=([.P18]+[.Q18])/([.O18]/1000)" office:value-type="float" office:value="256.415538161608">
            <text:p>256.42</text:p>
          </table:table-cell>
          <table:table-cell office:value-type="float" office:value="2955210539">
            <text:p>2955210539</text:p>
          </table:table-cell>
          <table:table-cell office:value-type="float" office:value="401026407">
            <text:p>401026407</text:p>
          </table:table-cell>
          <table:table-cell table:style-name="ce2" table:formula="of:=([.S18]+[.T18])/([.O18]/1000)" office:value-type="float" office:value="70.5475809233709">
            <text:p>70.55</text:p>
          </table:table-cell>
          <table:table-cell table:style-name="ce2" table:formula="of:=([.S18]+[.T18])/([.P18]+[.Q18])" office:value-type="float" office:value="0.275129898247069">
            <text:p>0.28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mesa</text:p>
          </table:table-cell>
          <table:table-cell office:value-type="string">
            <text:p>CFP</text:p>
          </table:table-cell>
          <table:table-cell office:value-type="float" office:value="1.166986">
            <text:p>1.166986</text:p>
          </table:table-cell>
          <table:table-cell office:value-type="float" office:value="3.934402">
            <text:p>3.934402</text:p>
          </table:table-cell>
          <table:table-cell office:value-type="float" office:value="194573689">
            <text:p>194573689</text:p>
          </table:table-cell>
          <table:table-cell office:value-type="float" office:value="175532">
            <text:p>175532</text:p>
          </table:table-cell>
          <table:table-cell office:value-type="float" office:value="220675">
            <text:p>220675</text:p>
          </table:table-cell>
          <table:table-cell table:style-name="ce2" table:formula="of:=([.F19]+[.G19])/([.E19]/1000)" office:value-type="float" office:value="2.03628251094114">
            <text:p>2.04</text:p>
          </table:table-cell>
          <table:table-cell office:value-type="float" office:value="80223">
            <text:p>80223</text:p>
          </table:table-cell>
          <table:table-cell table:style-name="ce2" table:formula="of:=[.I19]/([.E19]/1000)" office:value-type="float" office:value="0.412301377500223">
            <text:p>0.41</text:p>
          </table:table-cell>
          <table:table-cell table:style-name="ce2" table:formula="of:=[.I19]/([.F19]+[.G19])" office:value-type="float" office:value="0.20247749282572">
            <text:p>0.20</text:p>
          </table:table-cell>
          <table:table-cell/>
          <table:table-cell office:value-type="float" office:value="1.63">
            <text:p>1.63</text:p>
          </table:table-cell>
          <table:table-cell office:value-type="float" office:value="2.98">
            <text:p>2.98</text:p>
          </table:table-cell>
          <table:table-cell office:value-type="float" office:value="239686185349">
            <text:p>239686185349</text:p>
          </table:table-cell>
          <table:table-cell office:value-type="float" office:value="229292102">
            <text:p>229292102</text:p>
          </table:table-cell>
          <table:table-cell office:value-type="float" office:value="1599463153">
            <text:p>1599463153</text:p>
          </table:table-cell>
          <table:table-cell table:style-name="ce2" table:formula="of:=([.P19]+[.Q19])/([.O19]/1000)" office:value-type="float" office:value="7.62978997866399">
            <text:p>7.63</text:p>
          </table:table-cell>
          <table:table-cell office:value-type="float" office:value="4694081">
            <text:p>4694081</text:p>
          </table:table-cell>
          <table:table-cell office:value-type="float" office:value="14254244">
            <text:p>14254244</text:p>
          </table:table-cell>
          <table:table-cell table:style-name="ce2" table:formula="of:=([.S19]+[.T19])/([.O19]/1000)" office:value-type="float" office:value="0.0790547230430068">
            <text:p>0.08</text:p>
          </table:table-cell>
          <table:table-cell table:style-name="ce2" table:formula="of:=([.S19]+[.T19])/([.P19]+[.Q19])" office:value-type="float" office:value="0.010361323609703">
            <text:p>0.01</text:p>
          </table:table-cell>
          <table:table-cell table:number-columns-repeated="25"/>
          <table:table-cell table:style-name="ce3" table:number-columns-repeated="2"/>
        </table:table-row>
        <table:table-row table:style-name="ro2">
          <table:table-cell office:value-type="string">
            <text:p>mgrid</text:p>
          </table:table-cell>
          <table:table-cell office:value-type="string">
            <text:p>CFP</text:p>
          </table:table-cell>
          <table:table-cell office:value-type="float" office:value="0.842551">
            <text:p>0.842551</text:p>
          </table:table-cell>
          <table:table-cell office:value-type="float" office:value="1.535792">
            <text:p>1.535792</text:p>
          </table:table-cell>
          <table:table-cell office:value-type="float" office:value="193500610">
            <text:p>193500610</text:p>
          </table:table-cell>
          <table:table-cell office:value-type="float" office:value="1368849">
            <text:p>1368849</text:p>
          </table:table-cell>
          <table:table-cell office:value-type="float" office:value="291651">
            <text:p>291651</text:p>
          </table:table-cell>
          <table:table-cell table:style-name="ce2" table:formula="of:=([.F20]+[.G20])/([.E20]/1000)" office:value-type="float" office:value="8.5813682964617">
            <text:p>8.58</text:p>
          </table:table-cell>
          <table:table-cell office:value-type="float" office:value="688269">
            <text:p>688269</text:p>
          </table:table-cell>
          <table:table-cell table:style-name="ce2" table:formula="of:=[.I20]/([.E20]/1000)" office:value-type="float" office:value="3.55693452335887">
            <text:p>3.56</text:p>
          </table:table-cell>
          <table:table-cell table:style-name="ce2" table:formula="of:=[.I20]/([.F20]+[.G20])" office:value-type="float" office:value="0.414495031616983">
            <text:p>0.41</text:p>
          </table:table-cell>
          <table:table-cell/>
          <table:table-cell office:value-type="float" office:value="1.67">
            <text:p>1.67</text:p>
          </table:table-cell>
          <table:table-cell office:value-type="float" office:value="0.13">
            <text:p>0.13</text:p>
          </table:table-cell>
          <table:table-cell office:value-type="float" office:value="456069013991">
            <text:p>456069013991</text:p>
          </table:table-cell>
          <table:table-cell office:value-type="float" office:value="2360537433">
            <text:p>2360537433</text:p>
          </table:table-cell>
          <table:table-cell office:value-type="float" office:value="1311230729">
            <text:p>1311230729</text:p>
          </table:table-cell>
          <table:table-cell table:style-name="ce2" table:formula="of:=([.P20]+[.Q20])/([.O20]/1000)" office:value-type="float" office:value="8.05090468626412">
            <text:p>8.05</text:p>
          </table:table-cell>
          <table:table-cell office:value-type="float" office:value="322861450">
            <text:p>322861450</text:p>
          </table:table-cell>
          <table:table-cell office:value-type="float" office:value="29660264">
            <text:p>29660264</text:p>
          </table:table-cell>
          <table:table-cell table:style-name="ce2" table:formula="of:=([.S20]+[.T20])/([.O20]/1000)" office:value-type="float" office:value="0.772956949903544">
            <text:p>0.77</text:p>
          </table:table-cell>
          <table:table-cell table:style-name="ce2" table:formula="of:=([.S20]+[.T20])/([.P20]+[.Q20])" office:value-type="float" office:value="0.0960087070987572">
            <text:p>0.10</text:p>
          </table:table-cell>
          <table:table-cell table:number-columns-repeated="22"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string">
            <text:p>parser</text:p>
          </table:table-cell>
          <table:table-cell office:value-type="string">
            <text:p>CINT</text:p>
          </table:table-cell>
          <table:table-cell office:value-type="float" office:value="0.622678">
            <text:p>0.622678</text:p>
          </table:table-cell>
          <table:table-cell office:value-type="float" office:value="6.172982">
            <text:p>6.172982</text:p>
          </table:table-cell>
          <table:table-cell office:value-type="float" office:value="194135318">
            <text:p>194135318</text:p>
          </table:table-cell>
          <table:table-cell office:value-type="float" office:value="4807085">
            <text:p>4807085</text:p>
          </table:table-cell>
          <table:table-cell office:value-type="float" office:value="252106">
            <text:p>252106</text:p>
          </table:table-cell>
          <table:table-cell table:style-name="ce2" table:formula="of:=([.F21]+[.G21])/([.E21]/1000)" office:value-type="float" office:value="26.060126782289">
            <text:p>26.06</text:p>
          </table:table-cell>
          <table:table-cell office:value-type="float" office:value="78714">
            <text:p>78714</text:p>
          </table:table-cell>
          <table:table-cell table:style-name="ce2" table:formula="of:=[.I21]/([.E21]/1000)" office:value-type="float" office:value="0.405459453802219">
            <text:p>0.41</text:p>
          </table:table-cell>
          <table:table-cell table:style-name="ce2" table:formula="of:=[.I21]/([.F21]+[.G21])" office:value-type="float" office:value="0.015558614015561">
            <text:p>0.02</text:p>
          </table:table-cell>
          <table:table-cell/>
          <table:table-cell office:value-type="float" office:value="0.73">
            <text:p>0.73</text:p>
          </table:table-cell>
          <table:table-cell office:value-type="float" office:value="6.29">
            <text:p>6.29</text:p>
          </table:table-cell>
          <table:table-cell office:value-type="float" office:value="265938249221">
            <text:p>265938249221</text:p>
          </table:table-cell>
          <table:table-cell office:value-type="float" office:value="9371125271">
            <text:p>9371125271</text:p>
          </table:table-cell>
          <table:table-cell office:value-type="float" office:value="1483488125">
            <text:p>1483488125</text:p>
          </table:table-cell>
          <table:table-cell table:style-name="ce2" table:formula="of:=([.P21]+[.Q21])/([.O21]/1000)" office:value-type="float" office:value="40.816292608513">
            <text:p>40.82</text:p>
          </table:table-cell>
          <table:table-cell office:value-type="float" office:value="273076566">
            <text:p>273076566</text:p>
          </table:table-cell>
          <table:table-cell office:value-type="float" office:value="2874219">
            <text:p>2874219</text:p>
          </table:table-cell>
          <table:table-cell table:style-name="ce2" table:formula="of:=([.S21]+[.T21])/([.O21]/1000)" office:value-type="float" office:value="1.03764985220565">
            <text:p>1.04</text:p>
          </table:table-cell>
          <table:table-cell table:style-name="ce2" table:formula="of:=([.S21]+[.T21])/([.P21]+[.Q21])" office:value-type="float" office:value="0.0254224425074125">
            <text:p>0.03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perlbmk</text:p>
          </table:table-cell>
          <table:table-cell office:value-type="string">
            <text:p>CINT</text:p>
          </table:table-cell>
          <table:table-cell office:value-type="float" office:value="0.639662">
            <text:p>0.639662</text:p>
          </table:table-cell>
          <table:table-cell office:value-type="float" office:value="1.389584">
            <text:p>1.389584</text:p>
          </table:table-cell>
          <table:table-cell office:value-type="float" office:value="194203826">
            <text:p>194203826</text:p>
          </table:table-cell>
          <table:table-cell office:value-type="float" office:value="1179755">
            <text:p>1179755</text:p>
          </table:table-cell>
          <table:table-cell office:value-type="float" office:value="90184">
            <text:p>90184</text:p>
          </table:table-cell>
          <table:table-cell table:style-name="ce2" table:formula="of:=([.F22]+[.G22])/([.E22]/1000)" office:value-type="float" office:value="6.53920690522338">
            <text:p>6.54</text:p>
          </table:table-cell>
          <table:table-cell office:value-type="float" office:value="47499">
            <text:p>47499</text:p>
          </table:table-cell>
          <table:table-cell table:style-name="ce2" table:formula="of:=[.I22]/([.E22]/1000)" office:value-type="float" office:value="0.244583234935855">
            <text:p>0.24</text:p>
          </table:table-cell>
          <table:table-cell table:style-name="ce2" table:formula="of:=[.I22]/([.F22]+[.G22])" office:value-type="float" office:value="0.0374025839036363">
            <text:p>0.04</text:p>
          </table:table-cell>
          <table:table-cell/>
          <table:table-cell office:value-type="float" office:value="1.96">
            <text:p>1.96</text:p>
          </table:table-cell>
          <table:table-cell office:value-type="float" office:value="0.78">
            <text:p>0.78</text:p>
          </table:table-cell>
          <table:table-cell office:value-type="float" office:value="86877331999">
            <text:p>86877331999</text:p>
          </table:table-cell>
          <table:table-cell office:value-type="float" office:value="329445127">
            <text:p>329445127</text:p>
          </table:table-cell>
          <table:table-cell office:value-type="float" office:value="222296870">
            <text:p>222296870</text:p>
          </table:table-cell>
          <table:table-cell table:style-name="ce2" table:formula="of:=([.P22]+[.Q22])/([.O22]/1000)" office:value-type="float" office:value="6.35081653988121">
            <text:p>6.35</text:p>
          </table:table-cell>
          <table:table-cell office:value-type="float" office:value="25544525">
            <text:p>25544525</text:p>
          </table:table-cell>
          <table:table-cell office:value-type="float" office:value="970352">
            <text:p>970352</text:p>
          </table:table-cell>
          <table:table-cell table:style-name="ce2" table:formula="of:=([.S22]+[.T22])/([.O22]/1000)" office:value-type="float" office:value="0.305199024761778">
            <text:p>0.31</text:p>
          </table:table-cell>
          <table:table-cell table:style-name="ce2" table:formula="of:=([.S22]+[.T22])/([.P22]+[.Q22])" office:value-type="float" office:value="0.0480566589894733">
            <text:p>0.05</text:p>
          </table:table-cell>
          <table:table-cell table:number-columns-repeated="25"/>
          <table:table-cell table:style-name="ce3"/>
          <table:table-cell/>
        </table:table-row>
        <table:table-row table:style-name="ro2">
          <table:table-cell office:value-type="string">
            <text:p>sixtrack</text:p>
          </table:table-cell>
          <table:table-cell office:value-type="string">
            <text:p>CFP</text:p>
          </table:table-cell>
          <table:table-cell office:value-type="float" office:value="1.377428">
            <text:p>1.377428</text:p>
          </table:table-cell>
          <table:table-cell office:value-type="float" office:value="0.797301">
            <text:p>0.797301</text:p>
          </table:table-cell>
          <table:table-cell office:value-type="float" office:value="186431368">
            <text:p>186431368</text:p>
          </table:table-cell>
          <table:table-cell office:value-type="float" office:value="124553">
            <text:p>124553</text:p>
          </table:table-cell>
          <table:table-cell office:value-type="float" office:value="203">
            <text:p>203</text:p>
          </table:table-cell>
          <table:table-cell table:style-name="ce2" table:formula="of:=([.F23]+[.G23])/([.E23]/1000)" office:value-type="float" office:value="0.669179233829363">
            <text:p>0.67</text:p>
          </table:table-cell>
          <table:table-cell office:value-type="float" office:value="17288">
            <text:p>17288</text:p>
          </table:table-cell>
          <table:table-cell table:style-name="ce2" table:formula="of:=[.I23]/([.E23]/1000)" office:value-type="float" office:value="0.0927311760111099">
            <text:p>0.09</text:p>
          </table:table-cell>
          <table:table-cell table:style-name="ce2" table:formula="of:=[.I23]/([.F23]+[.G23])" office:value-type="float" office:value="0.138574497418962">
            <text:p>0.14</text:p>
          </table:table-cell>
          <table:table-cell/>
          <table:table-cell office:value-type="float" office:value="1.72">
            <text:p>1.72</text:p>
          </table:table-cell>
          <table:table-cell office:value-type="float" office:value="0.41">
            <text:p>0.41</text:p>
          </table:table-cell>
          <table:table-cell office:value-type="float" office:value="550113872216">
            <text:p>550113872216</text:p>
          </table:table-cell>
          <table:table-cell office:value-type="float" office:value="184194923">
            <text:p>184194923</text:p>
          </table:table-cell>
          <table:table-cell office:value-type="float" office:value="15284336">
            <text:p>15284336</text:p>
          </table:table-cell>
          <table:table-cell table:style-name="ce2" table:formula="of:=([.P23]+[.Q23])/([.O23]/1000)" office:value-type="float" office:value="0.362614485972597">
            <text:p>0.36</text:p>
          </table:table-cell>
          <table:table-cell office:value-type="float" office:value="48034297">
            <text:p>48034297</text:p>
          </table:table-cell>
          <table:table-cell office:value-type="float" office:value="265659">
            <text:p>265659</text:p>
          </table:table-cell>
          <table:table-cell table:style-name="ce2" table:formula="of:=([.S23]+[.T23])/([.O23]/1000)" office:value-type="float" office:value="0.0877999236875001">
            <text:p>0.09</text:p>
          </table:table-cell>
          <table:table-cell table:style-name="ce2" table:formula="of:=([.S23]+[.T23])/([.P23]+[.Q23])" office:value-type="float" office:value="0.242130215653147">
            <text:p>0.24</text:p>
          </table:table-cell>
          <table:table-cell table:number-columns-repeated="25"/>
          <table:table-cell table:style-name="ce3" table:number-columns-repeated="2"/>
        </table:table-row>
        <table:table-row table:style-name="ro2">
          <table:table-cell office:value-type="string">
            <text:p>swim</text:p>
          </table:table-cell>
          <table:table-cell office:value-type="string">
            <text:p>CFP</text:p>
          </table:table-cell>
          <table:table-cell office:value-type="float" office:value="0.733033">
            <text:p>0.733033</text:p>
          </table:table-cell>
          <table:table-cell office:value-type="float" office:value="0.174408">
            <text:p>0.174408</text:p>
          </table:table-cell>
          <table:table-cell office:value-type="float" office:value="190918472">
            <text:p>190918472</text:p>
          </table:table-cell>
          <table:table-cell office:value-type="float" office:value="8170305">
            <text:p>8170305</text:p>
          </table:table-cell>
          <table:table-cell office:value-type="float" office:value="1125611">
            <text:p>1125611</text:p>
          </table:table-cell>
          <table:table-cell table:style-name="ce2" table:formula="of:=([.F24]+[.G24])/([.E24]/1000)" office:value-type="float" office:value="48.6905007284994">
            <text:p>48.69</text:p>
          </table:table-cell>
          <table:table-cell office:value-type="float" office:value="1852294">
            <text:p>1852294</text:p>
          </table:table-cell>
          <table:table-cell table:style-name="ce2" table:formula="of:=[.I24]/([.E24]/1000)" office:value-type="float" office:value="9.70201563314418">
            <text:p>9.70</text:p>
          </table:table-cell>
          <table:table-cell table:style-name="ce2" table:formula="of:=[.I24]/([.F24]+[.G24])" office:value-type="float" office:value="0.199258900360115">
            <text:p>0.20</text:p>
          </table:table-cell>
          <table:table-cell/>
          <table:table-cell office:value-type="float" office:value="0.82">
            <text:p>0.82</text:p>
          </table:table-cell>
          <table:table-cell office:value-type="float" office:value="0.22">
            <text:p>0.22</text:p>
          </table:table-cell>
          <table:table-cell office:value-type="float" office:value="203073378185">
            <text:p>203073378185</text:p>
          </table:table-cell>
          <table:table-cell office:value-type="float" office:value="9367228400">
            <text:p>9367228400</text:p>
          </table:table-cell>
          <table:table-cell office:value-type="float" office:value="2465422124">
            <text:p>2465422124</text:p>
          </table:table-cell>
          <table:table-cell table:style-name="ce2" table:formula="of:=([.P24]+[.Q24])/([.O24]/1000)" office:value-type="float" office:value="58.2678568198164">
            <text:p>58.27</text:p>
          </table:table-cell>
          <table:table-cell office:value-type="float" office:value="805524541">
            <text:p>805524541</text:p>
          </table:table-cell>
          <table:table-cell office:value-type="float" office:value="64544290">
            <text:p>64544290</text:p>
          </table:table-cell>
          <table:table-cell table:style-name="ce2" table:formula="of:=([.S24]+[.T24])/([.O24]/1000)" office:value-type="float" office:value="4.28450463953658">
            <text:p>4.28</text:p>
          </table:table-cell>
          <table:table-cell table:style-name="ce2" table:formula="of:=([.S24]+[.T24])/([.P24]+[.Q24])" office:value-type="float" office:value="0.0735311863758041">
            <text:p>0.07</text:p>
          </table:table-cell>
          <table:table-cell table:number-columns-repeated="21"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string">
            <text:p>twolf</text:p>
          </table:table-cell>
          <table:table-cell office:value-type="string">
            <text:p>CINT</text:p>
          </table:table-cell>
          <table:table-cell office:value-type="float" office:value="0.546732">
            <text:p>0.546732</text:p>
          </table:table-cell>
          <table:table-cell office:value-type="float" office:value="10.126522">
            <text:p>10.126522</text:p>
          </table:table-cell>
          <table:table-cell office:value-type="float" office:value="195101155">
            <text:p>195101155</text:p>
          </table:table-cell>
          <table:table-cell office:value-type="float" office:value="7015428">
            <text:p>7015428</text:p>
          </table:table-cell>
          <table:table-cell office:value-type="float" office:value="1121116">
            <text:p>1121116</text:p>
          </table:table-cell>
          <table:table-cell table:style-name="ce2" table:formula="of:=([.F25]+[.G25])/([.E25]/1000)" office:value-type="float" office:value="41.7042328632037">
            <text:p>41.70</text:p>
          </table:table-cell>
          <table:table-cell office:value-type="float" office:value="2190">
            <text:p>2190</text:p>
          </table:table-cell>
          <table:table-cell table:style-name="ce2" table:formula="of:=[.I25]/([.E25]/1000)" office:value-type="float" office:value="0.0112249463617988">
            <text:p>0.01</text:p>
          </table:table-cell>
          <table:table-cell table:style-name="ce2" table:formula="of:=[.I25]/([.F25]+[.G25])" office:value-type="float" office:value="0.000269156044630251">
            <text:p>0.00</text:p>
          </table:table-cell>
          <table:table-cell/>
          <table:table-cell office:value-type="float" office:value="0.86">
            <text:p>0.86</text:p>
          </table:table-cell>
          <table:table-cell office:value-type="float" office:value="10.49">
            <text:p>10.49</text:p>
          </table:table-cell>
          <table:table-cell office:value-type="float" office:value="299373895177">
            <text:p>299373895177</text:p>
          </table:table-cell>
          <table:table-cell office:value-type="float" office:value="15362080320">
            <text:p>15362080320</text:p>
          </table:table-cell>
          <table:table-cell office:value-type="float" office:value="2597427196">
            <text:p>2597427196</text:p>
          </table:table-cell>
          <table:table-cell table:style-name="ce2" table:formula="of:=([.P25]+[.Q25])/([.O25]/1000)" office:value-type="float" office:value="59.9902256186423">
            <text:p>59.99</text:p>
          </table:table-cell>
          <table:table-cell office:value-type="float" office:value="276152791">
            <text:p>276152791</text:p>
          </table:table-cell>
          <table:table-cell office:value-type="float" office:value="1526856">
            <text:p>1526856</text:p>
          </table:table-cell>
          <table:table-cell table:style-name="ce2" table:formula="of:=([.S25]+[.T25])/([.O25]/1000)" office:value-type="float" office:value="0.927534602961378">
            <text:p>0.93</text:p>
          </table:table-cell>
          <table:table-cell table:style-name="ce2" table:formula="of:=([.S25]+[.T25])/([.P25]+[.Q25])" office:value-type="float" office:value="0.0154614288143824">
            <text:p>0.02</text:p>
          </table:table-cell>
          <table:table-cell table:number-columns-repeated="25"/>
          <table:table-cell table:style-name="ce3"/>
          <table:table-cell/>
        </table:table-row>
        <table:table-row table:style-name="ro2">
          <table:table-cell office:value-type="string">
            <text:p>vortex</text:p>
          </table:table-cell>
          <table:table-cell office:value-type="string">
            <text:p>CINT</text:p>
          </table:table-cell>
          <table:table-cell office:value-type="float" office:value="0.700727">
            <text:p>0.700727</text:p>
          </table:table-cell>
          <table:table-cell office:value-type="float" office:value="0.993563">
            <text:p>0.993563</text:p>
          </table:table-cell>
          <table:table-cell office:value-type="float" office:value="193473808">
            <text:p>193473808</text:p>
          </table:table-cell>
          <table:table-cell office:value-type="float" office:value="1549055">
            <text:p>1549055</text:p>
          </table:table-cell>
          <table:table-cell office:value-type="float" office:value="142524">
            <text:p>142524</text:p>
          </table:table-cell>
          <table:table-cell table:style-name="ce2" table:formula="of:=([.F26]+[.G26])/([.E26]/1000)" office:value-type="float" office:value="8.74319380740157">
            <text:p>8.74</text:p>
          </table:table-cell>
          <table:table-cell office:value-type="float" office:value="246620">
            <text:p>246620</text:p>
          </table:table-cell>
          <table:table-cell table:style-name="ce2" table:formula="of:=[.I26]/([.E26]/1000)" office:value-type="float" office:value="1.27469450541853">
            <text:p>1.27</text:p>
          </table:table-cell>
          <table:table-cell table:style-name="ce2" table:formula="of:=[.I26]/([.F26]+[.G26])" office:value-type="float" office:value="0.145792777044406">
            <text:p>0.15</text:p>
          </table:table-cell>
          <table:table-cell/>
          <table:table-cell office:value-type="float" office:value="1.73">
            <text:p>1.73</text:p>
          </table:table-cell>
          <table:table-cell office:value-type="float" office:value="0.26">
            <text:p>0.26</text:p>
          </table:table-cell>
          <table:table-cell office:value-type="float" office:value="113804577730">
            <text:p>113804577730</text:p>
          </table:table-cell>
          <table:table-cell office:value-type="float" office:value="736186462">
            <text:p>736186462</text:p>
          </table:table-cell>
          <table:table-cell office:value-type="float" office:value="156061267">
            <text:p>156061267</text:p>
          </table:table-cell>
          <table:table-cell table:style-name="ce2" table:formula="of:=([.P26]+[.Q26])/([.O26]/1000)" office:value-type="float" office:value="7.84017433039334">
            <text:p>7.84</text:p>
          </table:table-cell>
          <table:table-cell office:value-type="float" office:value="61795952">
            <text:p>61795952</text:p>
          </table:table-cell>
          <table:table-cell office:value-type="float" office:value="4793011">
            <text:p>4793011</text:p>
          </table:table-cell>
          <table:table-cell table:style-name="ce2" table:formula="of:=([.S26]+[.T26])/([.O26]/1000)" office:value-type="float" office:value="0.585116735444347">
            <text:p>0.59</text:p>
          </table:table-cell>
          <table:table-cell table:style-name="ce2" table:formula="of:=([.S26]+[.T26])/([.P26]+[.Q26])" office:value-type="float" office:value="0.0746305771768459">
            <text:p>0.07</text:p>
          </table:table-cell>
          <table:table-cell table:number-columns-repeated="21"/>
          <table:table-cell table:style-name="ce3"/>
          <table:table-cell table:number-columns-repeated="3"/>
          <table:table-cell table:style-name="ce3"/>
          <table:table-cell/>
        </table:table-row>
        <table:table-row table:style-name="ro2">
          <table:table-cell office:value-type="string">
            <text:p>vpr</text:p>
          </table:table-cell>
          <table:table-cell office:value-type="string">
            <text:p>CINT</text:p>
          </table:table-cell>
          <table:table-cell office:value-type="float" office:value="0.33245">
            <text:p>0.33245</text:p>
          </table:table-cell>
          <table:table-cell office:value-type="float" office:value="10.93749">
            <text:p>10.93749</text:p>
          </table:table-cell>
          <table:table-cell office:value-type="float" office:value="196774788">
            <text:p>196774788</text:p>
          </table:table-cell>
          <table:table-cell office:value-type="float" office:value="6680583">
            <text:p>6680583</text:p>
          </table:table-cell>
          <table:table-cell office:value-type="float" office:value="927315">
            <text:p>927315</text:p>
          </table:table-cell>
          <table:table-cell table:style-name="ce2" table:formula="of:=([.F27]+[.G27])/([.E27]/1000)" office:value-type="float" office:value="38.6629713965185">
            <text:p>38.66</text:p>
          </table:table-cell>
          <table:table-cell office:value-type="float" office:value="516802">
            <text:p>516802</text:p>
          </table:table-cell>
          <table:table-cell table:style-name="ce2" table:formula="of:=[.I27]/([.E27]/1000)" office:value-type="float" office:value="2.62636288547291">
            <text:p>2.63</text:p>
          </table:table-cell>
          <table:table-cell table:style-name="ce2" table:formula="of:=[.I27]/([.F27]+[.G27])" office:value-type="float" office:value="0.0679296699298545">
            <text:p>0.07</text:p>
          </table:table-cell>
          <table:table-cell/>
          <table:table-cell office:value-type="float" office:value="0.63">
            <text:p>0.63</text:p>
          </table:table-cell>
          <table:table-cell office:value-type="float" office:value="10.14">
            <text:p>10.14</text:p>
          </table:table-cell>
          <table:table-cell office:value-type="float" office:value="70968500022">
            <text:p>70968500022</text:p>
          </table:table-cell>
          <table:table-cell office:value-type="float" office:value="3746668462">
            <text:p>3746668462</text:p>
          </table:table-cell>
          <table:table-cell office:value-type="float" office:value="430377776">
            <text:p>430377776</text:p>
          </table:table-cell>
          <table:table-cell table:style-name="ce2" table:formula="of:=([.P27]+[.Q27])/([.O27]/1000)" office:value-type="float" office:value="58.857750082151">
            <text:p>58.86</text:p>
          </table:table-cell>
          <table:table-cell office:value-type="float" office:value="477227984">
            <text:p>477227984</text:p>
          </table:table-cell>
          <table:table-cell office:value-type="float" office:value="54057464">
            <text:p>54057464</text:p>
          </table:table-cell>
          <table:table-cell table:style-name="ce2" table:formula="of:=([.S27]+[.T27])/([.O27]/1000)" office:value-type="float" office:value="7.48621498038289">
            <text:p>7.49</text:p>
          </table:table-cell>
          <table:table-cell table:style-name="ce2" table:formula="of:=([.S27]+[.T27])/([.P27]+[.Q27])" office:value-type="float" office:value="0.127191660740242">
            <text:p>0.13</text:p>
          </table:table-cell>
          <table:table-cell table:number-columns-repeated="24"/>
          <table:table-cell table:style-name="ce3" table:number-columns-repeated="2"/>
          <table:table-cell/>
        </table:table-row>
        <table:table-row table:style-name="ro2">
          <table:table-cell office:value-type="string">
            <text:p>wupwise</text:p>
          </table:table-cell>
          <table:table-cell office:value-type="string">
            <text:p>CFP</text:p>
          </table:table-cell>
          <table:table-cell office:value-type="float" office:value="1.349445">
            <text:p>1.349445</text:p>
          </table:table-cell>
          <table:table-cell office:value-type="float" office:value="1.382464">
            <text:p>1.382464</text:p>
          </table:table-cell>
          <table:table-cell office:value-type="float" office:value="185373926">
            <text:p>185373926</text:p>
          </table:table-cell>
          <table:table-cell office:value-type="float" office:value="2269649">
            <text:p>2269649</text:p>
          </table:table-cell>
          <table:table-cell office:value-type="float" office:value="25878">
            <text:p>25878</text:p>
          </table:table-cell>
          <table:table-cell table:style-name="ce2" table:formula="of:=([.F28]+[.G28])/([.E28]/1000)" office:value-type="float" office:value="12.383224812318">
            <text:p>12.38</text:p>
          </table:table-cell>
          <table:table-cell office:value-type="float" office:value="326999">
            <text:p>326999</text:p>
          </table:table-cell>
          <table:table-cell table:style-name="ce2" table:formula="of:=[.I28]/([.E28]/1000)" office:value-type="float" office:value="1.76399673382329">
            <text:p>1.76</text:p>
          </table:table-cell>
          <table:table-cell table:style-name="ce2" table:formula="of:=[.I28]/([.F28]+[.G28])" office:value-type="float" office:value="0.142450513542206">
            <text:p>0.14</text:p>
          </table:table-cell>
          <table:table-cell/>
          <table:table-cell office:value-type="float" office:value="1.84">
            <text:p>1.84</text:p>
          </table:table-cell>
          <table:table-cell office:value-type="float" office:value="0.81">
            <text:p>0.81</text:p>
          </table:table-cell>
          <table:table-cell office:value-type="float" office:value="375270186102">
            <text:p>375270186102</text:p>
          </table:table-cell>
          <table:table-cell office:value-type="float" office:value="4138623369">
            <text:p>4138623369</text:p>
          </table:table-cell>
          <table:table-cell office:value-type="float" office:value="907563460">
            <text:p>907563460</text:p>
          </table:table-cell>
          <table:table-cell table:style-name="ce2" table:formula="of:=([.P28]+[.Q28])/([.O28]/1000)" office:value-type="float" office:value="13.4468098343108">
            <text:p>13.45</text:p>
          </table:table-cell>
          <table:table-cell office:value-type="float" office:value="192544827">
            <text:p>192544827</text:p>
          </table:table-cell>
          <table:table-cell office:value-type="float" office:value="8146115">
            <text:p>8146115</text:p>
          </table:table-cell>
          <table:table-cell table:style-name="ce2" table:formula="of:=([.S28]+[.T28])/([.O28]/1000)" office:value-type="float" office:value="0.534790530749627">
            <text:p>0.53</text:p>
          </table:table-cell>
          <table:table-cell table:style-name="ce2" table:formula="of:=([.S28]+[.T28])/([.P28]+[.Q28])" office:value-type="float" office:value="0.0397708108718144">
            <text:p>0.04</text:p>
          </table:table-cell>
          <table:table-cell table:number-columns-repeated="27"/>
        </table:table-row>
        <table:table-row table:style-name="ro1" table:number-rows-repeated="4">
          <table:table-cell table:number-columns-repeated="12"/>
          <table:table-cell table:style-name="Default" table:number-columns-repeated="2"/>
          <table:table-cell table:number-columns-repeated="35"/>
        </table:table-row>
        <table:table-row table:style-name="ro1">
          <table:table-cell table:number-columns-repeated="12"/>
          <table:table-cell table:style-name="Default"/>
          <table:table-cell table:style-name="ce3"/>
          <table:table-cell table:number-columns-repeated="35"/>
        </table:table-row>
        <table:table-row table:style-name="ro1" table:number-rows-repeated="25">
          <table:table-cell table:number-columns-repeated="13"/>
          <table:table-cell table:style-name="ce3"/>
          <table:table-cell table:number-columns-repeated="35"/>
        </table:table-row>
        <table:table-row table:style-name="ro1">
          <table:table-cell table:number-columns-repeated="49"/>
        </table:table-row>
      </table:table>
      <table:table table:name="SPEC2006" table:style-name="ta1">
        <table:shapes>
          <draw:frame draw:z-index="0" draw:style-name="gr1" svg:width="16.4138in" svg:height="2.5004in" svg:x="0.0862in" svg:y="6.0949in">
            <draw:object draw:notify-on-update-of-ranges="SPEC2006.A3:SPEC2006.B31 SPEC2006.C2:SPEC2006.C2 SPEC2006.C3:SPEC2006.C31 SPEC2006.M2:SPEC2006.M2 SPEC2006.M3:SPEC2006.M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2421in" svg:height="2.5213in" svg:x="0.1827in" svg:y="8.7201in">
            <draw:object draw:notify-on-update-of-ranges="SPEC2006.A3:SPEC2006.B31 SPEC2006.D2:SPEC2006.D2 SPEC2006.D3:SPEC2006.D31 SPEC2006.N2:SPEC2006.N2 SPEC2006.N3:SPEC2006.N3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16.3063in" svg:height="2.5004in" svg:x="0.1614in" svg:y="11.4287in">
            <draw:object draw:notify-on-update-of-ranges="SPEC2006.A3:SPEC2006.B31 SPEC2006.H2:SPEC2006.H2 SPEC2006.H3:SPEC2006.H31 SPEC2006.R2:SPEC2006.R2 SPEC2006.R3:SPEC2006.R3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6.2846in" svg:height="2.4795in" svg:x="0.1937in" svg:y="14.0957in">
            <draw:object draw:notify-on-update-of-ranges="SPEC2006.A3:SPEC2006.B31 SPEC2006.J2:SPEC2006.J2 SPEC2006.J3:SPEC2006.J31 SPEC2006.U2:SPEC2006.U2 SPEC2006.U3:SPEC2006.U3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svg:width="16.3492in" svg:height="2.4587in" svg:x="0.1291in" svg:y="16.7425in">
            <draw:object draw:notify-on-update-of-ranges="SPEC2006.A3:SPEC2006.B31 SPEC2006.K2:SPEC2006.K2 SPEC2006.K3:SPEC2006.K31 SPEC2006.V2:SPEC2006.V2 SPEC2006.V3:SPEC2006.V3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ce2"/>
        <table:table-row table:style-name="ro3">
          <table:table-cell table:number-columns-repeated="2"/>
          <table:table-cell table:style-name="ce4" office:value-type="string" table:number-columns-spanned="9" table:number-rows-spanned="1">
            <text:p>SiNUCA</text:p>
          </table:table-cell>
          <table:covered-table-cell table:number-columns-repeated="4"/>
          <table:covered-table-cell table:style-name="Default"/>
          <table:covered-table-cell/>
          <table:covered-table-cell table:number-columns-repeated="2" table:style-name="Default"/>
          <table:table-cell table:style-name="Default"/>
          <table:table-cell table:style-name="ce4" office:value-type="string" table:number-columns-spanned="10" table:number-rows-spanned="1">
            <text:p>Real Core2Duo</text:p>
          </table:table-cell>
          <table:covered-table-cell table:number-columns-repeated="4"/>
          <table:covered-table-cell table:style-name="Default"/>
          <table:covered-table-cell table:number-columns-repeated="2"/>
          <table:covered-table-cell table:number-columns-repeated="2" table:style-name="Default"/>
        </table:table-row>
        <table:table-row table:style-name="ro2">
          <table:table-cell table:number-columns-repeated="2"/>
          <table:table-cell office:value-type="string">
            <text:p>S-IPC</text:p>
          </table:table-cell>
          <table:table-cell office:value-type="string">
            <text:p>S-Branch Miss</text:p>
          </table:table-cell>
          <table:table-cell office:value-type="string">
            <text:p>S-Instructions</text:p>
          </table:table-cell>
          <table:table-cell office:value-type="string">
            <text:p>S-L1 Read Misses</text:p>
          </table:table-cell>
          <table:table-cell office:value-type="string">
            <text:p>S-L1 Write Misses</text:p>
          </table:table-cell>
          <table:table-cell table:style-name="Default" office:value-type="string">
            <text:p>S-L1 MPKI</text:p>
          </table:table-cell>
          <table:table-cell office:value-type="string">
            <text:p>S-L2 Read Misses</text:p>
          </table:table-cell>
          <table:table-cell table:style-name="Default" office:value-type="string">
            <text:p>S-L2 MPKI</text:p>
          </table:table-cell>
          <table:table-cell table:style-name="Default" office:value-type="string">
            <text:p>S-L2 Miss Ratio</text:p>
          </table:table-cell>
          <table:table-cell table:style-name="Default"/>
          <table:table-cell office:value-type="string">
            <text:p>R-IPC</text:p>
          </table:table-cell>
          <table:table-cell office:value-type="string">
            <text:p>R-Branch Miss</text:p>
          </table:table-cell>
          <table:table-cell office:value-type="string">
            <text:p>R-Instructions</text:p>
          </table:table-cell>
          <table:table-cell office:value-type="string">
            <text:p>R-L1 Read Misses</text:p>
          </table:table-cell>
          <table:table-cell office:value-type="string">
            <text:p>R-L1 Write Misses</text:p>
          </table:table-cell>
          <table:table-cell table:style-name="Default" office:value-type="string">
            <text:p>R-L1 MPKI</text:p>
          </table:table-cell>
          <table:table-cell office:value-type="string">
            <text:p>R-L2 Read Misses</text:p>
          </table:table-cell>
          <table:table-cell office:value-type="string">
            <text:p>R-L2 Write Misses</text:p>
          </table:table-cell>
          <table:table-cell table:style-name="Default" office:value-type="string">
            <text:p>R-L2 MPKI</text:p>
          </table:table-cell>
          <table:table-cell table:style-name="Default" office:value-type="string">
            <text:p>R-L2 Miss Ratio</text:p>
          </table:table-cell>
        </table:table-row>
        <table:table-row table:style-name="ro2">
          <table:table-cell office:value-type="string">
            <text:p>astar</text:p>
          </table:table-cell>
          <table:table-cell office:value-type="string">
            <text:p>CINT</text:p>
          </table:table-cell>
          <table:table-cell office:value-type="float" office:value="0.920437">
            <text:p>0.920437</text:p>
          </table:table-cell>
          <table:table-cell office:value-type="float" office:value="6.725066">
            <text:p>6.725066</text:p>
          </table:table-cell>
          <table:table-cell office:value-type="float" office:value="191743342">
            <text:p>191743342</text:p>
          </table:table-cell>
          <table:table-cell office:value-type="float" office:value="1554660">
            <text:p>1554660</text:p>
          </table:table-cell>
          <table:table-cell office:value-type="float" office:value="186436">
            <text:p>186436</text:p>
          </table:table-cell>
          <table:table-cell table:formula="of:=([.F3]+[.G3])/([.E3]/1000)" office:value-type="float" office:value="9.08034658121271">
            <text:p>9.08</text:p>
          </table:table-cell>
          <table:table-cell office:value-type="float" office:value="191224">
            <text:p>191224</text:p>
          </table:table-cell>
          <table:table-cell table:formula="of:=([.I3]+[.I3])/([.E3]/1000)" office:value-type="float" office:value="1.9945829461969">
            <text:p>1.99</text:p>
          </table:table-cell>
          <table:table-cell table:formula="of:=[.I3]/([.F3]+[.G3])" office:value-type="float" office:value="0.109829670506394">
            <text:p>0.11</text:p>
          </table:table-cell>
          <table:table-cell/>
          <table:table-cell office:value-type="float" office:value="0.56">
            <text:p>0.56</text:p>
          </table:table-cell>
          <table:table-cell office:value-type="float" office:value="10.37">
            <text:p>10.37</text:p>
          </table:table-cell>
          <table:table-cell office:value-type="float" office:value="365229977036">
            <text:p>365229977036</text:p>
          </table:table-cell>
          <table:table-cell office:value-type="float" office:value="13358530241">
            <text:p>13358530241</text:p>
          </table:table-cell>
          <table:table-cell office:value-type="float" office:value="2597966803">
            <text:p>2597966803</text:p>
          </table:table-cell>
          <table:table-cell table:formula="of:=([.P3]+[.Q3])/([.O3]/1000)" office:value-type="float" office:value="43.6889030125454">
            <text:p>43.69</text:p>
          </table:table-cell>
          <table:table-cell office:value-type="float" office:value="2045672649">
            <text:p>2045672649</text:p>
          </table:table-cell>
          <table:table-cell office:value-type="float" office:value="1487923509">
            <text:p>1487923509</text:p>
          </table:table-cell>
          <table:table-cell table:formula="of:=([.S3]+[.T3])/([.O3]/1000)" office:value-type="float" office:value="9.67498940442038">
            <text:p>9.67</text:p>
          </table:table-cell>
          <table:table-cell table:formula="of:=([.S3]+[.T3])/([.P3]+[.Q3])" office:value-type="float" office:value="0.221451873068138">
            <text:p>0.22</text:p>
          </table:table-cell>
        </table:table-row>
        <table:table-row table:style-name="ro2">
          <table:table-cell office:value-type="string">
            <text:p>bwaves</text:p>
          </table:table-cell>
          <table:table-cell office:value-type="string">
            <text:p>CFP</text:p>
          </table:table-cell>
          <table:table-cell office:value-type="float" office:value="0.692439">
            <text:p>0.692439</text:p>
          </table:table-cell>
          <table:table-cell office:value-type="float" office:value="1.558217">
            <text:p>1.558217</text:p>
          </table:table-cell>
          <table:table-cell office:value-type="float" office:value="186287720">
            <text:p>186287720</text:p>
          </table:table-cell>
          <table:table-cell office:value-type="float" office:value="4673009">
            <text:p>4673009</text:p>
          </table:table-cell>
          <table:table-cell office:value-type="float" office:value="54209">
            <text:p>54209</text:p>
          </table:table-cell>
          <table:table-cell table:formula="of:=([.F4]+[.G4])/([.E4]/1000)" office:value-type="float" office:value="25.3758970263848">
            <text:p>25.38</text:p>
          </table:table-cell>
          <table:table-cell office:value-type="float" office:value="191476">
            <text:p>191476</text:p>
          </table:table-cell>
          <table:table-cell table:formula="of:=([.I4]+[.I4])/([.E4]/1000)" office:value-type="float" office:value="2.05570179290401">
            <text:p>2.06</text:p>
          </table:table-cell>
          <table:table-cell table:formula="of:=[.I4]/([.F4]+[.G4])" office:value-type="float" office:value="0.0405050073848932">
            <text:p>0.04</text:p>
          </table:table-cell>
          <table:table-cell/>
          <table:table-cell office:value-type="float" office:value="1.54">
            <text:p>1.54</text:p>
          </table:table-cell>
          <table:table-cell office:value-type="float" office:value="4.27">
            <text:p>4.27</text:p>
          </table:table-cell>
          <table:table-cell office:value-type="float" office:value="3612516511391">
            <text:p>3612516511391</text:p>
          </table:table-cell>
          <table:table-cell office:value-type="float" office:value="37449992418">
            <text:p>37449992418</text:p>
          </table:table-cell>
          <table:table-cell office:value-type="float" office:value="7044952620">
            <text:p>7044952620</text:p>
          </table:table-cell>
          <table:table-cell table:formula="of:=([.P4]+[.Q4])/([.O4]/1000)" office:value-type="float" office:value="12.316883507023">
            <text:p>12.32</text:p>
          </table:table-cell>
          <table:table-cell office:value-type="float" office:value="1700357540">
            <text:p>1700357540</text:p>
          </table:table-cell>
          <table:table-cell office:value-type="float" office:value="119064611">
            <text:p>119064611</text:p>
          </table:table-cell>
          <table:table-cell table:formula="of:=([.S4]+[.T4])/([.O4]/1000)" office:value-type="float" office:value="0.503643968204157">
            <text:p>0.50</text:p>
          </table:table-cell>
          <table:table-cell table:formula="of:=([.S4]+[.T4])/([.P4]+[.Q4])" office:value-type="float" office:value="0.0408905359798997">
            <text:p>0.04</text:p>
          </table:table-cell>
        </table:table-row>
        <table:table-row table:style-name="ro2">
          <table:table-cell office:value-type="string">
            <text:p>bzip2</text:p>
          </table:table-cell>
          <table:table-cell office:value-type="string">
            <text:p>CINT</text:p>
          </table:table-cell>
          <table:table-cell office:value-type="float" office:value="1.060075">
            <text:p>1.060075</text:p>
          </table:table-cell>
          <table:table-cell office:value-type="float" office:value="6.267961">
            <text:p>6.267961</text:p>
          </table:table-cell>
          <table:table-cell office:value-type="float" office:value="188647035">
            <text:p>188647035</text:p>
          </table:table-cell>
          <table:table-cell office:value-type="float" office:value="2351328">
            <text:p>2351328</text:p>
          </table:table-cell>
          <table:table-cell office:value-type="float" office:value="478278">
            <text:p>478278</text:p>
          </table:table-cell>
          <table:table-cell table:formula="of:=([.F5]+[.G5])/([.E5]/1000)" office:value-type="float" office:value="14.9994724274357">
            <text:p>15.00</text:p>
          </table:table-cell>
          <table:table-cell office:value-type="float" office:value="105085">
            <text:p>105085</text:p>
          </table:table-cell>
          <table:table-cell table:formula="of:=([.I5]+[.I5])/([.E5]/1000)" office:value-type="float" office:value="1.11409119152071">
            <text:p>1.11</text:p>
          </table:table-cell>
          <table:table-cell table:formula="of:=[.I5]/([.F5]+[.G5])" office:value-type="float" office:value="0.037137679238735">
            <text:p>0.04</text:p>
          </table:table-cell>
          <table:table-cell/>
          <table:table-cell office:value-type="float" office:value="1.15">
            <text:p>1.15</text:p>
          </table:table-cell>
          <table:table-cell office:value-type="float" office:value="7.64">
            <text:p>7.64</text:p>
          </table:table-cell>
          <table:table-cell office:value-type="float" office:value="423553847779">
            <text:p>423553847779</text:p>
          </table:table-cell>
          <table:table-cell office:value-type="float" office:value="6115619383">
            <text:p>6115619383</text:p>
          </table:table-cell>
          <table:table-cell office:value-type="float" office:value="1732022308">
            <text:p>1732022308</text:p>
          </table:table-cell>
          <table:table-cell table:formula="of:=([.P5]+[.Q5])/([.O5]/1000)" office:value-type="float" office:value="18.5280849935631">
            <text:p>18.53</text:p>
          </table:table-cell>
          <table:table-cell office:value-type="float" office:value="195249993">
            <text:p>195249993</text:p>
          </table:table-cell>
          <table:table-cell office:value-type="float" office:value="209447296">
            <text:p>209447296</text:p>
          </table:table-cell>
          <table:table-cell table:formula="of:=([.S5]+[.T5])/([.O5]/1000)" office:value-type="float" office:value="0.95548013817398">
            <text:p>0.96</text:p>
          </table:table-cell>
          <table:table-cell table:formula="of:=([.S5]+[.T5])/([.P5]+[.Q5])" office:value-type="float" office:value="0.0515692873011931">
            <text:p>0.05</text:p>
          </table:table-cell>
        </table:table-row>
        <table:table-row table:style-name="ro2">
          <table:table-cell office:value-type="string">
            <text:p>cactusADM</text:p>
          </table:table-cell>
          <table:table-cell office:value-type="string">
            <text:p>CFP</text:p>
          </table:table-cell>
          <table:table-cell office:value-type="float" office:value="0.687538">
            <text:p>0.687538</text:p>
          </table:table-cell>
          <table:table-cell office:value-type="float" office:value="0.831048">
            <text:p>0.831048</text:p>
          </table:table-cell>
          <table:table-cell office:value-type="float" office:value="193965913">
            <text:p>193965913</text:p>
          </table:table-cell>
          <table:table-cell office:value-type="float" office:value="1004363">
            <text:p>1004363</text:p>
          </table:table-cell>
          <table:table-cell office:value-type="float" office:value="284944">
            <text:p>284944</text:p>
          </table:table-cell>
          <table:table-cell table:formula="of:=([.F6]+[.G6])/([.E6]/1000)" office:value-type="float" office:value="6.64708030425944">
            <text:p>6.65</text:p>
          </table:table-cell>
          <table:table-cell office:value-type="float" office:value="604813">
            <text:p>604813</text:p>
          </table:table-cell>
          <table:table-cell table:formula="of:=([.I6]+[.I6])/([.E6]/1000)" office:value-type="float" office:value="6.23628132021321">
            <text:p>6.24</text:p>
          </table:table-cell>
          <table:table-cell table:formula="of:=[.I6]/([.F6]+[.G6])" office:value-type="float" office:value="0.469099291324719">
            <text:p>0.47</text:p>
          </table:table-cell>
          <table:table-cell/>
          <table:table-cell office:value-type="float" office:value="0.67">
            <text:p>0.67</text:p>
          </table:table-cell>
          <table:table-cell office:value-type="float" office:value="1.11">
            <text:p>1.11</text:p>
          </table:table-cell>
          <table:table-cell office:value-type="float" office:value="2725465167744">
            <text:p>2725465167744</text:p>
          </table:table-cell>
          <table:table-cell office:value-type="float" office:value="74673174551">
            <text:p>74673174551</text:p>
          </table:table-cell>
          <table:table-cell office:value-type="float" office:value="6246453082">
            <text:p>6246453082</text:p>
          </table:table-cell>
          <table:table-cell table:formula="of:=([.P6]+[.Q6])/([.O6]/1000)" office:value-type="float" office:value="29.6902079654832">
            <text:p>29.69</text:p>
          </table:table-cell>
          <table:table-cell office:value-type="float" office:value="5913744335">
            <text:p>5913744335</text:p>
          </table:table-cell>
          <table:table-cell office:value-type="float" office:value="3955060157">
            <text:p>3955060157</text:p>
          </table:table-cell>
          <table:table-cell table:formula="of:=([.S6]+[.T6])/([.O6]/1000)" office:value-type="float" office:value="3.6209615183484">
            <text:p>3.62</text:p>
          </table:table-cell>
          <table:table-cell table:formula="of:=([.S6]+[.T6])/([.P6]+[.Q6])" office:value-type="float" office:value="0.121958105600271">
            <text:p>0.12</text:p>
          </table:table-cell>
        </table:table-row>
        <table:table-row table:style-name="ro2">
          <table:table-cell office:value-type="string">
            <text:p>calculix</text:p>
          </table:table-cell>
          <table:table-cell office:value-type="string">
            <text:p>CFP</text:p>
          </table:table-cell>
          <table:table-cell office:value-type="float" office:value="1.228692">
            <text:p>1.228692</text:p>
          </table:table-cell>
          <table:table-cell office:value-type="float" office:value="3.572631">
            <text:p>3.572631</text:p>
          </table:table-cell>
          <table:table-cell office:value-type="float" office:value="190581841">
            <text:p>190581841</text:p>
          </table:table-cell>
          <table:table-cell office:value-type="float" office:value="3293188">
            <text:p>3293188</text:p>
          </table:table-cell>
          <table:table-cell office:value-type="float" office:value="145633">
            <text:p>145633</text:p>
          </table:table-cell>
          <table:table-cell table:formula="of:=([.F7]+[.G7])/([.E7]/1000)" office:value-type="float" office:value="18.0438019800638">
            <text:p>18.04</text:p>
          </table:table-cell>
          <table:table-cell office:value-type="float" office:value="144579">
            <text:p>144579</text:p>
          </table:table-cell>
          <table:table-cell table:formula="of:=([.I7]+[.I7])/([.E7]/1000)" office:value-type="float" office:value="1.51723794083824">
            <text:p>1.52</text:p>
          </table:table-cell>
          <table:table-cell table:formula="of:=[.I7]/([.F7]+[.G7])" office:value-type="float" office:value="0.0420431886393622">
            <text:p>0.04</text:p>
          </table:table-cell>
          <table:table-cell/>
          <table:table-cell office:value-type="float" office:value="1.8">
            <text:p>1.8</text:p>
          </table:table-cell>
          <table:table-cell office:value-type="float" office:value="1.87">
            <text:p>1.87</text:p>
          </table:table-cell>
          <table:table-cell office:value-type="float" office:value="4271040765265">
            <text:p>4271040765265</text:p>
          </table:table-cell>
          <table:table-cell office:value-type="float" office:value="26019835170">
            <text:p>26019835170</text:p>
          </table:table-cell>
          <table:table-cell office:value-type="float" office:value="4451742066">
            <text:p>4451742066</text:p>
          </table:table-cell>
          <table:table-cell table:formula="of:=([.P7]+[.Q7])/([.O7]/1000)" office:value-type="float" office:value="7.13446181170068">
            <text:p>7.13</text:p>
          </table:table-cell>
          <table:table-cell office:value-type="float" office:value="518654954">
            <text:p>518654954</text:p>
          </table:table-cell>
          <table:table-cell office:value-type="float" office:value="18257667">
            <text:p>18257667</text:p>
          </table:table-cell>
          <table:table-cell table:formula="of:=([.S7]+[.T7])/([.O7]/1000)" office:value-type="float" office:value="0.125710020228919">
            <text:p>0.13</text:p>
          </table:table-cell>
          <table:table-cell table:formula="of:=([.S7]+[.T7])/([.P7]+[.Q7])" office:value-type="float" office:value="0.0176201125672509">
            <text:p>0.02</text:p>
          </table:table-cell>
        </table:table-row>
        <table:table-row table:style-name="ro2">
          <table:table-cell office:value-type="string">
            <text:p>dealII</text:p>
          </table:table-cell>
          <table:table-cell office:value-type="string">
            <text:p>CFP</text:p>
          </table:table-cell>
          <table:table-cell office:value-type="float" office:value="1.162476">
            <text:p>1.162476</text:p>
          </table:table-cell>
          <table:table-cell office:value-type="float" office:value="1.07286">
            <text:p>1.07286</text:p>
          </table:table-cell>
          <table:table-cell office:value-type="float" office:value="195313890">
            <text:p>195313890</text:p>
          </table:table-cell>
          <table:table-cell office:value-type="float" office:value="6364580">
            <text:p>6364580</text:p>
          </table:table-cell>
          <table:table-cell office:value-type="float" office:value="81942">
            <text:p>81942</text:p>
          </table:table-cell>
          <table:table-cell table:formula="of:=([.F8]+[.G8])/([.E8]/1000)" office:value-type="float" office:value="33.0059577431999">
            <text:p>33.01</text:p>
          </table:table-cell>
          <table:table-cell office:value-type="float" office:value="80243">
            <text:p>80243</text:p>
          </table:table-cell>
          <table:table-cell table:formula="of:=([.I8]+[.I8])/([.E8]/1000)" office:value-type="float" office:value="0.821682472250181">
            <text:p>0.82</text:p>
          </table:table-cell>
          <table:table-cell table:formula="of:=[.I8]/([.F8]+[.G8])" office:value-type="float" office:value="0.0124474871876649">
            <text:p>0.01</text:p>
          </table:table-cell>
          <table:table-cell/>
          <table:table-cell office:value-type="float" office:value="1.55">
            <text:p>1.55</text:p>
          </table:table-cell>
          <table:table-cell office:value-type="float" office:value="2.32">
            <text:p>2.32</text:p>
          </table:table-cell>
          <table:table-cell office:value-type="float" office:value="1727415642831">
            <text:p>1727415642831</text:p>
          </table:table-cell>
          <table:table-cell office:value-type="float" office:value="58780472619">
            <text:p>58780472619</text:p>
          </table:table-cell>
          <table:table-cell office:value-type="float" office:value="7524311484">
            <text:p>7524311484</text:p>
          </table:table-cell>
          <table:table-cell table:formula="of:=([.P8]+[.Q8])/([.O8]/1000)" office:value-type="float" office:value="38.3838043716771">
            <text:p>38.38</text:p>
          </table:table-cell>
          <table:table-cell office:value-type="float" office:value="899710480">
            <text:p>899710480</text:p>
          </table:table-cell>
          <table:table-cell office:value-type="float" office:value="17358252">
            <text:p>17358252</text:p>
          </table:table-cell>
          <table:table-cell table:formula="of:=([.S8]+[.T8])/([.O8]/1000)" office:value-type="float" office:value="0.530890602852854">
            <text:p>0.53</text:p>
          </table:table-cell>
          <table:table-cell table:formula="of:=([.S8]+[.T8])/([.P8]+[.Q8])" office:value-type="float" office:value="0.0138311095406841">
            <text:p>0.01</text:p>
          </table:table-cell>
        </table:table-row>
        <table:table-row table:style-name="ro2">
          <table:table-cell office:value-type="string">
            <text:p>gamess</text:p>
          </table:table-cell>
          <table:table-cell office:value-type="string">
            <text:p>CFP</text:p>
          </table:table-cell>
          <table:table-cell office:value-type="float" office:value="1.117356">
            <text:p>1.117356</text:p>
          </table:table-cell>
          <table:table-cell office:value-type="float" office:value="4.100847">
            <text:p>4.100847</text:p>
          </table:table-cell>
          <table:table-cell office:value-type="float" office:value="188710154">
            <text:p>188710154</text:p>
          </table:table-cell>
          <table:table-cell office:value-type="float" office:value="490785">
            <text:p>490785</text:p>
          </table:table-cell>
          <table:table-cell office:value-type="float" office:value="227600">
            <text:p>227600</text:p>
          </table:table-cell>
          <table:table-cell table:formula="of:=([.F9]+[.G9])/([.E9]/1000)" office:value-type="float" office:value="3.80681688172434">
            <text:p>3.81</text:p>
          </table:table-cell>
          <table:table-cell office:value-type="float" office:value="3765">
            <text:p>3765</text:p>
          </table:table-cell>
          <table:table-cell table:formula="of:=([.I9]+[.I9])/([.E9]/1000)" office:value-type="float" office:value="0.0399024633300866">
            <text:p>0.04</text:p>
          </table:table-cell>
          <table:table-cell table:formula="of:=[.I9]/([.F9]+[.G9])" office:value-type="float" office:value="0.00524092234665256">
            <text:p>0.01</text:p>
          </table:table-cell>
          <table:table-cell/>
          <table:table-cell office:value-type="float" office:value="1.53">
            <text:p>1.53</text:p>
          </table:table-cell>
          <table:table-cell office:value-type="float" office:value="2.19">
            <text:p>2.19</text:p>
          </table:table-cell>
          <table:table-cell office:value-type="float" office:value="1084006746002">
            <text:p>1084006746002</text:p>
          </table:table-cell>
          <table:table-cell office:value-type="float" office:value="4478984036">
            <text:p>4478984036</text:p>
          </table:table-cell>
          <table:table-cell office:value-type="float" office:value="3107752925">
            <text:p>3107752925</text:p>
          </table:table-cell>
          <table:table-cell table:formula="of:=([.P9]+[.Q9])/([.O9]/1000)" office:value-type="float" office:value="6.99879127964947">
            <text:p>7.00</text:p>
          </table:table-cell>
          <table:table-cell office:value-type="float" office:value="2094249">
            <text:p>2094249</text:p>
          </table:table-cell>
          <table:table-cell office:value-type="float" office:value="173242">
            <text:p>173242</text:p>
          </table:table-cell>
          <table:table-cell table:formula="of:=([.S9]+[.T9])/([.O9]/1000)" office:value-type="float" office:value="0.00209176834771821">
            <text:p>0.00</text:p>
          </table:table-cell>
          <table:table-cell table:formula="of:=([.S9]+[.T9])/([.P9]+[.Q9])" office:value-type="float" office:value="0.00029887565782973">
            <text:p>0.00</text:p>
          </table:table-cell>
        </table:table-row>
        <table:table-row table:style-name="ro2">
          <table:table-cell office:value-type="string">
            <text:p>gcc</text:p>
          </table:table-cell>
          <table:table-cell office:value-type="string">
            <text:p>CINT</text:p>
          </table:table-cell>
          <table:table-cell office:value-type="float" office:value="0.42992">
            <text:p>0.42992</text:p>
          </table:table-cell>
          <table:table-cell office:value-type="float" office:value="3.507586">
            <text:p>3.507586</text:p>
          </table:table-cell>
          <table:table-cell office:value-type="float" office:value="193652520">
            <text:p>193652520</text:p>
          </table:table-cell>
          <table:table-cell office:value-type="float" office:value="4545830">
            <text:p>4545830</text:p>
          </table:table-cell>
          <table:table-cell office:value-type="float" office:value="3351303">
            <text:p>3351303</text:p>
          </table:table-cell>
          <table:table-cell table:formula="of:=([.F10]+[.G10])/([.E10]/1000)" office:value-type="float" office:value="40.7799134243128">
            <text:p>40.78</text:p>
          </table:table-cell>
          <table:table-cell office:value-type="float" office:value="1957849">
            <text:p>1957849</text:p>
          </table:table-cell>
          <table:table-cell table:formula="of:=([.I10]+[.I10])/([.E10]/1000)" office:value-type="float" office:value="20.2202274465625">
            <text:p>20.22</text:p>
          </table:table-cell>
          <table:table-cell table:formula="of:=[.I10]/([.F10]+[.G10])" office:value-type="float" office:value="0.247918959956734">
            <text:p>0.25</text:p>
          </table:table-cell>
          <table:table-cell/>
          <table:table-cell office:value-type="float" office:value="0.68">
            <text:p>0.68</text:p>
          </table:table-cell>
          <table:table-cell office:value-type="float" office:value="2.68">
            <text:p>2.68</text:p>
          </table:table-cell>
          <table:table-cell office:value-type="float" office:value="69930086954">
            <text:p>69930086954</text:p>
          </table:table-cell>
          <table:table-cell office:value-type="float" office:value="2305665643">
            <text:p>2305665643</text:p>
          </table:table-cell>
          <table:table-cell office:value-type="float" office:value="4372708229">
            <text:p>4372708229</text:p>
          </table:table-cell>
          <table:table-cell table:formula="of:=([.P10]+[.Q10])/([.O10]/1000)" office:value-type="float" office:value="95.5007231206939">
            <text:p>95.50</text:p>
          </table:table-cell>
          <table:table-cell office:value-type="float" office:value="418832994">
            <text:p>418832994</text:p>
          </table:table-cell>
          <table:table-cell office:value-type="float" office:value="13650557">
            <text:p>13650557</text:p>
          </table:table-cell>
          <table:table-cell table:formula="of:=([.S10]+[.T10])/([.O10]/1000)" office:value-type="float" office:value="6.18451327372848">
            <text:p>6.18</text:p>
          </table:table-cell>
          <table:table-cell table:formula="of:=([.S10]+[.T10])/([.P10]+[.Q10])" office:value-type="float" office:value="0.0647588109454678">
            <text:p>0.06</text:p>
          </table:table-cell>
        </table:table-row>
        <table:table-row table:style-name="ro2">
          <table:table-cell office:value-type="string">
            <text:p>GemsFDTD</text:p>
          </table:table-cell>
          <table:table-cell office:value-type="string">
            <text:p>CFP</text:p>
          </table:table-cell>
          <table:table-cell office:value-type="float" office:value="0.680202">
            <text:p>0.680202</text:p>
          </table:table-cell>
          <table:table-cell office:value-type="float" office:value="0.509619">
            <text:p>0.509619</text:p>
          </table:table-cell>
          <table:table-cell office:value-type="float" office:value="193083159">
            <text:p>193083159</text:p>
          </table:table-cell>
          <table:table-cell office:value-type="float" office:value="6510907">
            <text:p>6510907</text:p>
          </table:table-cell>
          <table:table-cell office:value-type="float" office:value="19">
            <text:p>19</text:p>
          </table:table-cell>
          <table:table-cell table:formula="of:=([.F11]+[.G11])/([.E11]/1000)" office:value-type="float" office:value="33.7208383875675">
            <text:p>33.72</text:p>
          </table:table-cell>
          <table:table-cell office:value-type="float" office:value="1033224">
            <text:p>1033224</text:p>
          </table:table-cell>
          <table:table-cell table:formula="of:=([.I11]+[.I11])/([.E11]/1000)" office:value-type="float" office:value="10.702373064033">
            <text:p>10.70</text:p>
          </table:table-cell>
          <table:table-cell table:formula="of:=[.I11]/([.F11]+[.G11])" office:value-type="float" office:value="0.158690791448098">
            <text:p>0.16</text:p>
          </table:table-cell>
          <table:table-cell/>
          <table:table-cell office:value-type="float" office:value="0.94">
            <text:p>0.94</text:p>
          </table:table-cell>
          <table:table-cell office:value-type="float" office:value="0.65">
            <text:p>0.65</text:p>
          </table:table-cell>
          <table:table-cell office:value-type="float" office:value="2707867169013">
            <text:p>2707867169013</text:p>
          </table:table-cell>
          <table:table-cell office:value-type="float" office:value="28471620337">
            <text:p>28471620337</text:p>
          </table:table-cell>
          <table:table-cell office:value-type="float" office:value="3283694397">
            <text:p>3283694397</text:p>
          </table:table-cell>
          <table:table-cell table:formula="of:=([.P11]+[.Q11])/([.O11]/1000)" office:value-type="float" office:value="11.7270577735076">
            <text:p>11.73</text:p>
          </table:table-cell>
          <table:table-cell office:value-type="float" office:value="6197837866">
            <text:p>6197837866</text:p>
          </table:table-cell>
          <table:table-cell office:value-type="float" office:value="18226278">
            <text:p>18226278</text:p>
          </table:table-cell>
          <table:table-cell table:formula="of:=([.S11]+[.T11])/([.O11]/1000)" office:value-type="float" office:value="2.29555726186736">
            <text:p>2.30</text:p>
          </table:table-cell>
          <table:table-cell table:formula="of:=([.S11]+[.T11])/([.P11]+[.Q11])" office:value-type="float" office:value="0.195748780828317">
            <text:p>0.20</text:p>
          </table:table-cell>
        </table:table-row>
        <table:table-row table:style-name="ro2">
          <table:table-cell office:value-type="string">
            <text:p>gobmk</text:p>
          </table:table-cell>
          <table:table-cell office:value-type="string">
            <text:p>CINT</text:p>
          </table:table-cell>
          <table:table-cell office:value-type="float" office:value="0.788451">
            <text:p>0.788451</text:p>
          </table:table-cell>
          <table:table-cell office:value-type="float" office:value="10.122368">
            <text:p>10.122368</text:p>
          </table:table-cell>
          <table:table-cell office:value-type="float" office:value="191995716">
            <text:p>191995716</text:p>
          </table:table-cell>
          <table:table-cell office:value-type="float" office:value="983795">
            <text:p>983795</text:p>
          </table:table-cell>
          <table:table-cell office:value-type="float" office:value="401580">
            <text:p>401580</text:p>
          </table:table-cell>
          <table:table-cell table:formula="of:=([.F12]+[.G12])/([.E12]/1000)" office:value-type="float" office:value="7.2156557909865">
            <text:p>7.22</text:p>
          </table:table-cell>
          <table:table-cell office:value-type="float" office:value="41196">
            <text:p>41196</text:p>
          </table:table-cell>
          <table:table-cell table:formula="of:=([.I12]+[.I12])/([.E12]/1000)" office:value-type="float" office:value="0.429134575065206">
            <text:p>0.43</text:p>
          </table:table-cell>
          <table:table-cell table:formula="of:=[.I12]/([.F12]+[.G12])" office:value-type="float" office:value="0.0297363529730217">
            <text:p>0.03</text:p>
          </table:table-cell>
          <table:table-cell/>
          <table:table-cell office:value-type="float" office:value="0.95">
            <text:p>0.95</text:p>
          </table:table-cell>
          <table:table-cell office:value-type="float" office:value="10.65">
            <text:p>10.65</text:p>
          </table:table-cell>
          <table:table-cell office:value-type="float" office:value="232792189582">
            <text:p>232792189582</text:p>
          </table:table-cell>
          <table:table-cell office:value-type="float" office:value="1585345337">
            <text:p>1585345337</text:p>
          </table:table-cell>
          <table:table-cell office:value-type="float" office:value="2174575277">
            <text:p>2174575277</text:p>
          </table:table-cell>
          <table:table-cell table:formula="of:=([.P12]+[.Q12])/([.O12]/1000)" office:value-type="float" office:value="16.1514036220514">
            <text:p>16.15</text:p>
          </table:table-cell>
          <table:table-cell office:value-type="float" office:value="60478471">
            <text:p>60478471</text:p>
          </table:table-cell>
          <table:table-cell office:value-type="float" office:value="6195273">
            <text:p>6195273</text:p>
          </table:table-cell>
          <table:table-cell table:formula="of:=([.S12]+[.T12])/([.O12]/1000)" office:value-type="float" office:value="0.286408852976206">
            <text:p>0.29</text:p>
          </table:table-cell>
          <table:table-cell table:formula="of:=([.S12]+[.T12])/([.P12]+[.Q12])" office:value-type="float" office:value="0.017732753120303">
            <text:p>0.02</text:p>
          </table:table-cell>
        </table:table-row>
        <table:table-row table:style-name="ro2">
          <table:table-cell office:value-type="string">
            <text:p>gromacs</text:p>
          </table:table-cell>
          <table:table-cell office:value-type="string">
            <text:p>CFP</text:p>
          </table:table-cell>
          <table:table-cell office:value-type="float" office:value="0.598777">
            <text:p>0.598777</text:p>
          </table:table-cell>
          <table:table-cell office:value-type="float" office:value="4.547238">
            <text:p>4.547238</text:p>
          </table:table-cell>
          <table:table-cell office:value-type="float" office:value="195088749">
            <text:p>195088749</text:p>
          </table:table-cell>
          <table:table-cell office:value-type="float" office:value="4308656">
            <text:p>4308656</text:p>
          </table:table-cell>
          <table:table-cell office:value-type="float" office:value="72753">
            <text:p>72753</text:p>
          </table:table-cell>
          <table:table-cell table:formula="of:=([.F13]+[.G13])/([.E13]/1000)" office:value-type="float" office:value="22.4585427015066">
            <text:p>22.46</text:p>
          </table:table-cell>
          <table:table-cell office:value-type="float" office:value="72472">
            <text:p>72472</text:p>
          </table:table-cell>
          <table:table-cell table:formula="of:=([.I13]+[.I13])/([.E13]/1000)" office:value-type="float" office:value="0.742964423847938">
            <text:p>0.74</text:p>
          </table:table-cell>
          <table:table-cell table:formula="of:=[.I13]/([.F13]+[.G13])" office:value-type="float" office:value="0.0165407977205506">
            <text:p>0.02</text:p>
          </table:table-cell>
          <table:table-cell/>
          <table:table-cell office:value-type="float" office:value="0.81">
            <text:p>0.81</text:p>
          </table:table-cell>
          <table:table-cell office:value-type="float" office:value="7.79">
            <text:p>7.79</text:p>
          </table:table-cell>
          <table:table-cell office:value-type="float" office:value="1952704687581">
            <text:p>1952704687581</text:p>
          </table:table-cell>
          <table:table-cell office:value-type="float" office:value="53186444817">
            <text:p>53186444817</text:p>
          </table:table-cell>
          <table:table-cell office:value-type="float" office:value="2379741437">
            <text:p>2379741437</text:p>
          </table:table-cell>
          <table:table-cell table:formula="of:=([.P13]+[.Q13])/([.O13]/1000)" office:value-type="float" office:value="28.4560110944554">
            <text:p>28.46</text:p>
          </table:table-cell>
          <table:table-cell office:value-type="float" office:value="128768857">
            <text:p>128768857</text:p>
          </table:table-cell>
          <table:table-cell office:value-type="float" office:value="13292432">
            <text:p>13292432</text:p>
          </table:table-cell>
          <table:table-cell table:formula="of:=([.S13]+[.T13])/([.O13]/1000)" office:value-type="float" office:value="0.0727510359879275">
            <text:p>0.07</text:p>
          </table:table-cell>
          <table:table-cell table:formula="of:=([.S13]+[.T13])/([.P13]+[.Q13])" office:value-type="float" office:value="0.00255661398733791">
            <text:p>0.00</text:p>
          </table:table-cell>
        </table:table-row>
        <table:table-row table:style-name="ro2">
          <table:table-cell office:value-type="string">
            <text:p>h264ref</text:p>
          </table:table-cell>
          <table:table-cell office:value-type="string">
            <text:p>CINT</text:p>
          </table:table-cell>
          <table:table-cell office:value-type="float" office:value="1.057394">
            <text:p>1.057394</text:p>
          </table:table-cell>
          <table:table-cell office:value-type="float" office:value="2.470569">
            <text:p>2.470569</text:p>
          </table:table-cell>
          <table:table-cell office:value-type="float" office:value="188450867">
            <text:p>188450867</text:p>
          </table:table-cell>
          <table:table-cell office:value-type="float" office:value="1755593">
            <text:p>1755593</text:p>
          </table:table-cell>
          <table:table-cell office:value-type="float" office:value="144706">
            <text:p>144706</text:p>
          </table:table-cell>
          <table:table-cell table:formula="of:=([.F14]+[.G14])/([.E14]/1000)" office:value-type="float" office:value="10.0837901690312">
            <text:p>10.08</text:p>
          </table:table-cell>
          <table:table-cell office:value-type="float" office:value="83164">
            <text:p>83164</text:p>
          </table:table-cell>
          <table:table-cell table:formula="of:=([.I14]+[.I14])/([.E14]/1000)" office:value-type="float" office:value="0.882606711488358">
            <text:p>0.88</text:p>
          </table:table-cell>
          <table:table-cell table:formula="of:=[.I14]/([.F14]+[.G14])" office:value-type="float" office:value="0.0437636393009732">
            <text:p>0.04</text:p>
          </table:table-cell>
          <table:table-cell/>
          <table:table-cell office:value-type="float" office:value="1.83">
            <text:p>1.83</text:p>
          </table:table-cell>
          <table:table-cell office:value-type="float" office:value="1.65">
            <text:p>1.65</text:p>
          </table:table-cell>
          <table:table-cell office:value-type="float" office:value="505727334435">
            <text:p>505727334435</text:p>
          </table:table-cell>
          <table:table-cell office:value-type="float" office:value="2385960497">
            <text:p>2385960497</text:p>
          </table:table-cell>
          <table:table-cell office:value-type="float" office:value="2253279395">
            <text:p>2253279395</text:p>
          </table:table-cell>
          <table:table-cell table:formula="of:=([.P14]+[.Q14])/([.O14]/1000)" office:value-type="float" office:value="9.17340150732207">
            <text:p>9.17</text:p>
          </table:table-cell>
          <table:table-cell office:value-type="float" office:value="52449670">
            <text:p>52449670</text:p>
          </table:table-cell>
          <table:table-cell office:value-type="float" office:value="66357578">
            <text:p>66357578</text:p>
          </table:table-cell>
          <table:table-cell table:formula="of:=([.S14]+[.T14])/([.O14]/1000)" office:value-type="float" office:value="0.234923524813488">
            <text:p>0.23</text:p>
          </table:table-cell>
          <table:table-cell table:formula="of:=([.S14]+[.T14])/([.P14]+[.Q14])" office:value-type="float" office:value="0.0256092055521582">
            <text:p>0.03</text:p>
          </table:table-cell>
        </table:table-row>
        <table:table-row table:style-name="ro2">
          <table:table-cell office:value-type="string">
            <text:p>hmmer</text:p>
          </table:table-cell>
          <table:table-cell office:value-type="string">
            <text:p>CINT</text:p>
          </table:table-cell>
          <table:table-cell office:value-type="float" office:value="1.08081">
            <text:p>1.08081</text:p>
          </table:table-cell>
          <table:table-cell office:value-type="float" office:value="0.56891">
            <text:p>0.56891</text:p>
          </table:table-cell>
          <table:table-cell office:value-type="float" office:value="189261843">
            <text:p>189261843</text:p>
          </table:table-cell>
          <table:table-cell office:value-type="float" office:value="401127">
            <text:p>401127</text:p>
          </table:table-cell>
          <table:table-cell office:value-type="float" office:value="317845">
            <text:p>317845</text:p>
          </table:table-cell>
          <table:table-cell table:formula="of:=([.F15]+[.G15])/([.E15]/1000)" office:value-type="float" office:value="3.79882172023444">
            <text:p>3.80</text:p>
          </table:table-cell>
          <table:table-cell office:value-type="float" office:value="154870">
            <text:p>154870</text:p>
          </table:table-cell>
          <table:table-cell table:formula="of:=([.I15]+[.I15])/([.E15]/1000)" office:value-type="float" office:value="1.63656865583836">
            <text:p>1.64</text:p>
          </table:table-cell>
          <table:table-cell table:formula="of:=[.I15]/([.F15]+[.G15])" office:value-type="float" office:value="0.215404772369439">
            <text:p>0.22</text:p>
          </table:table-cell>
          <table:table-cell/>
          <table:table-cell office:value-type="float" office:value="1.82">
            <text:p>1.82</text:p>
          </table:table-cell>
          <table:table-cell office:value-type="float" office:value="0.42">
            <text:p>0.42</text:p>
          </table:table-cell>
          <table:table-cell office:value-type="float" office:value="861471027292">
            <text:p>861471027292</text:p>
          </table:table-cell>
          <table:table-cell office:value-type="float" office:value="859266844">
            <text:p>859266844</text:p>
          </table:table-cell>
          <table:table-cell office:value-type="float" office:value="4139836940">
            <text:p>4139836940</text:p>
          </table:table-cell>
          <table:table-cell table:formula="of:=([.P15]+[.Q15])/([.O15]/1000)" office:value-type="float" office:value="5.8029853885098">
            <text:p>5.80</text:p>
          </table:table-cell>
          <table:table-cell office:value-type="float" office:value="30411131">
            <text:p>30411131</text:p>
          </table:table-cell>
          <table:table-cell office:value-type="float" office:value="24404561">
            <text:p>24404561</text:p>
          </table:table-cell>
          <table:table-cell table:formula="of:=([.S15]+[.T15])/([.O15]/1000)" office:value-type="float" office:value="0.0636303372526769">
            <text:p>0.06</text:p>
          </table:table-cell>
          <table:table-cell table:formula="of:=([.S15]+[.T15])/([.P15]+[.Q15])" office:value-type="float" office:value="0.0109651038202971">
            <text:p>0.01</text:p>
          </table:table-cell>
        </table:table-row>
        <table:table-row table:style-name="ro2">
          <table:table-cell office:value-type="string">
            <text:p>lbm</text:p>
          </table:table-cell>
          <table:table-cell office:value-type="string">
            <text:p>CFP</text:p>
          </table:table-cell>
          <table:table-cell office:value-type="float" office:value="0.749875">
            <text:p>0.749875</text:p>
          </table:table-cell>
          <table:table-cell office:value-type="float" office:value="0.674925">
            <text:p>0.674925</text:p>
          </table:table-cell>
          <table:table-cell office:value-type="float" office:value="193752618">
            <text:p>193752618</text:p>
          </table:table-cell>
          <table:table-cell office:value-type="float" office:value="3305271">
            <text:p>3305271</text:p>
          </table:table-cell>
          <table:table-cell office:value-type="float" office:value="8762841">
            <text:p>8762841</text:p>
          </table:table-cell>
          <table:table-cell table:formula="of:=([.F16]+[.G16])/([.E16]/1000)" office:value-type="float" office:value="62.2861880503726">
            <text:p>62.29</text:p>
          </table:table-cell>
          <table:table-cell office:value-type="float" office:value="5319571">
            <text:p>5319571</text:p>
          </table:table-cell>
          <table:table-cell table:formula="of:=([.I16]+[.I16])/([.E16]/1000)" office:value-type="float" office:value="54.9109586741171">
            <text:p>54.91</text:p>
          </table:table-cell>
          <table:table-cell table:formula="of:=[.I16]/([.F16]+[.G16])" office:value-type="float" office:value="0.440795627352481">
            <text:p>0.44</text:p>
          </table:table-cell>
          <table:table-cell/>
          <table:table-cell office:value-type="float" office:value="0.61">
            <text:p>0.61</text:p>
          </table:table-cell>
          <table:table-cell office:value-type="float" office:value="0.32">
            <text:p>0.32</text:p>
          </table:table-cell>
          <table:table-cell office:value-type="float" office:value="1235675713467">
            <text:p>1235675713467</text:p>
          </table:table-cell>
          <table:table-cell office:value-type="float" office:value="4315680237">
            <text:p>4315680237</text:p>
          </table:table-cell>
          <table:table-cell office:value-type="float" office:value="48496042505">
            <text:p>48496042505</text:p>
          </table:table-cell>
          <table:table-cell table:formula="of:=([.P16]+[.Q16])/([.O16]/1000)" office:value-type="float" office:value="42.7391443939797">
            <text:p>42.74</text:p>
          </table:table-cell>
          <table:table-cell office:value-type="float" office:value="4920500178">
            <text:p>4920500178</text:p>
          </table:table-cell>
          <table:table-cell office:value-type="float" office:value="29186763529">
            <text:p>29186763529</text:p>
          </table:table-cell>
          <table:table-cell table:formula="of:=([.S16]+[.T16])/([.O16]/1000)" office:value-type="float" office:value="27.6021154541457">
            <text:p>27.60</text:p>
          </table:table-cell>
          <table:table-cell table:formula="of:=([.S16]+[.T16])/([.P16]+[.Q16])" office:value-type="float" office:value="0.645827515864678">
            <text:p>0.65</text:p>
          </table:table-cell>
        </table:table-row>
        <table:table-row table:style-name="ro2">
          <table:table-cell office:value-type="string">
            <text:p>leslie3d</text:p>
          </table:table-cell>
          <table:table-cell office:value-type="string">
            <text:p>CFP</text:p>
          </table:table-cell>
          <table:table-cell office:value-type="float" office:value="0.767107">
            <text:p>0.767107</text:p>
          </table:table-cell>
          <table:table-cell office:value-type="float" office:value="0.924003">
            <text:p>0.924003</text:p>
          </table:table-cell>
          <table:table-cell office:value-type="float" office:value="192139953">
            <text:p>192139953</text:p>
          </table:table-cell>
          <table:table-cell office:value-type="float" office:value="3773747">
            <text:p>3773747</text:p>
          </table:table-cell>
          <table:table-cell office:value-type="float" office:value="716516">
            <text:p>716516</text:p>
          </table:table-cell>
          <table:table-cell table:formula="of:=([.F17]+[.G17])/([.E17]/1000)" office:value-type="float" office:value="23.3697517350803">
            <text:p>23.37</text:p>
          </table:table-cell>
          <table:table-cell office:value-type="float" office:value="895155">
            <text:p>895155</text:p>
          </table:table-cell>
          <table:table-cell table:formula="of:=([.I17]+[.I17])/([.E17]/1000)" office:value-type="float" office:value="9.31773934596518">
            <text:p>9.32</text:p>
          </table:table-cell>
          <table:table-cell table:formula="of:=[.I17]/([.F17]+[.G17])" office:value-type="float" office:value="0.199354692587049">
            <text:p>0.20</text:p>
          </table:table-cell>
          <table:table-cell/>
          <table:table-cell office:value-type="float" office:value="1.28">
            <text:p>1.28</text:p>
          </table:table-cell>
          <table:table-cell office:value-type="float" office:value="0.81">
            <text:p>0.81</text:p>
          </table:table-cell>
          <table:table-cell office:value-type="float" office:value="3946619263322">
            <text:p>3946619263322</text:p>
          </table:table-cell>
          <table:table-cell office:value-type="float" office:value="38994641666">
            <text:p>38994641666</text:p>
          </table:table-cell>
          <table:table-cell office:value-type="float" office:value="32684283169">
            <text:p>32684283169</text:p>
          </table:table-cell>
          <table:table-cell table:formula="of:=([.P17]+[.Q17])/([.O17]/1000)" office:value-type="float" office:value="18.1621078833598">
            <text:p>18.16</text:p>
          </table:table-cell>
          <table:table-cell office:value-type="float" office:value="1259191936">
            <text:p>1259191936</text:p>
          </table:table-cell>
          <table:table-cell office:value-type="float" office:value="498690022">
            <text:p>498690022</text:p>
          </table:table-cell>
          <table:table-cell table:formula="of:=([.S17]+[.T17])/([.O17]/1000)" office:value-type="float" office:value="0.445414629766017">
            <text:p>0.45</text:p>
          </table:table-cell>
          <table:table-cell table:formula="of:=([.S17]+[.T17])/([.P17]+[.Q17])" office:value-type="float" office:value="0.0245243907054483">
            <text:p>0.02</text:p>
          </table:table-cell>
        </table:table-row>
        <table:table-row table:style-name="ro2">
          <table:table-cell office:value-type="string">
            <text:p>libquantum</text:p>
          </table:table-cell>
          <table:table-cell office:value-type="string">
            <text:p>CINT</text:p>
          </table:table-cell>
          <table:table-cell office:value-type="float" office:value="0.550033">
            <text:p>0.550033</text:p>
          </table:table-cell>
          <table:table-cell office:value-type="float" office:value="1.914897">
            <text:p>1.914897</text:p>
          </table:table-cell>
          <table:table-cell office:value-type="float" office:value="196464433">
            <text:p>196464433</text:p>
          </table:table-cell>
          <table:table-cell office:value-type="float" office:value="16487578">
            <text:p>16487578</text:p>
          </table:table-cell>
          <table:table-cell office:value-type="float" office:value="957">
            <text:p>957</text:p>
          </table:table-cell>
          <table:table-cell table:formula="of:=([.F18]+[.G18])/([.E18]/1000)" office:value-type="float" office:value="83.9263104686231">
            <text:p>83.93</text:p>
          </table:table-cell>
          <table:table-cell office:value-type="float" office:value="1287282">
            <text:p>1287282</text:p>
          </table:table-cell>
          <table:table-cell table:formula="of:=([.I18]+[.I18])/([.E18]/1000)" office:value-type="float" office:value="13.1044788142391">
            <text:p>13.10</text:p>
          </table:table-cell>
          <table:table-cell table:formula="of:=[.I18]/([.F18]+[.G18])" office:value-type="float" office:value="0.0780713386604692">
            <text:p>0.08</text:p>
          </table:table-cell>
          <table:table-cell/>
          <table:table-cell office:value-type="float" office:value="1.1">
            <text:p>1.1</text:p>
          </table:table-cell>
          <table:table-cell office:value-type="float" office:value="2.88">
            <text:p>2.88</text:p>
          </table:table-cell>
          <table:table-cell office:value-type="float" office:value="2309503898169">
            <text:p>2309503898169</text:p>
          </table:table-cell>
          <table:table-cell office:value-type="float" office:value="167813337659">
            <text:p>167813337659</text:p>
          </table:table-cell>
          <table:table-cell office:value-type="float" office:value="11374575439">
            <text:p>11374575439</text:p>
          </table:table-cell>
          <table:table-cell table:formula="of:=([.P18]+[.Q18])/([.O18]/1000)" office:value-type="float" office:value="77.5871879844248">
            <text:p>77.59</text:p>
          </table:table-cell>
          <table:table-cell office:value-type="float" office:value="2572468244">
            <text:p>2572468244</text:p>
          </table:table-cell>
          <table:table-cell office:value-type="float" office:value="3994143">
            <text:p>3994143</text:p>
          </table:table-cell>
          <table:table-cell table:formula="of:=([.S18]+[.T18])/([.O18]/1000)" office:value-type="float" office:value="1.11559127007434">
            <text:p>1.12</text:p>
          </table:table-cell>
          <table:table-cell table:formula="of:=([.S18]+[.T18])/([.P18]+[.Q18])" office:value-type="float" office:value="0.0143785501067301">
            <text:p>0.01</text:p>
          </table:table-cell>
        </table:table-row>
        <table:table-row table:style-name="ro2">
          <table:table-cell office:value-type="string">
            <text:p>mcf</text:p>
          </table:table-cell>
          <table:table-cell office:value-type="string">
            <text:p>CINT</text:p>
          </table:table-cell>
          <table:table-cell office:value-type="float" office:value="0.129633">
            <text:p>0.129633</text:p>
          </table:table-cell>
          <table:table-cell office:value-type="float" office:value="7.620986">
            <text:p>7.620986</text:p>
          </table:table-cell>
          <table:table-cell office:value-type="float" office:value="198342495">
            <text:p>198342495</text:p>
          </table:table-cell>
          <table:table-cell office:value-type="float" office:value="36923458">
            <text:p>36923458</text:p>
          </table:table-cell>
          <table:table-cell office:value-type="float" office:value="1343256">
            <text:p>1343256</text:p>
          </table:table-cell>
          <table:table-cell table:formula="of:=([.F19]+[.G19])/([.E19]/1000)" office:value-type="float" office:value="192.93250294144">
            <text:p>192.93</text:p>
          </table:table-cell>
          <table:table-cell office:value-type="float" office:value="13683214">
            <text:p>13683214</text:p>
          </table:table-cell>
          <table:table-cell table:formula="of:=([.I19]+[.I19])/([.E19]/1000)" office:value-type="float" office:value="137.975616370057">
            <text:p>137.98</text:p>
          </table:table-cell>
          <table:table-cell table:formula="of:=[.I19]/([.F19]+[.G19])" office:value-type="float" office:value="0.357574836449244">
            <text:p>0.36</text:p>
          </table:table-cell>
          <table:table-cell/>
          <table:table-cell office:value-type="float" office:value="0.25">
            <text:p>0.25</text:p>
          </table:table-cell>
          <table:table-cell office:value-type="float" office:value="5.86">
            <text:p>5.86</text:p>
          </table:table-cell>
          <table:table-cell office:value-type="float" office:value="351962574582">
            <text:p>351962574582</text:p>
          </table:table-cell>
          <table:table-cell office:value-type="float" office:value="78951622988">
            <text:p>78951622988</text:p>
          </table:table-cell>
          <table:table-cell office:value-type="float" office:value="1711339842">
            <text:p>1711339842</text:p>
          </table:table-cell>
          <table:table-cell table:formula="of:=([.P19]+[.Q19])/([.O19]/1000)" office:value-type="float" office:value="229.18051138192">
            <text:p>229.18</text:p>
          </table:table-cell>
          <table:table-cell office:value-type="float" office:value="11897280972">
            <text:p>11897280972</text:p>
          </table:table-cell>
          <table:table-cell office:value-type="float" office:value="67240469">
            <text:p>67240469</text:p>
          </table:table-cell>
          <table:table-cell table:formula="of:=([.S19]+[.T19])/([.O19]/1000)" office:value-type="float" office:value="33.9937320188357">
            <text:p>33.99</text:p>
          </table:table-cell>
          <table:table-cell table:formula="of:=([.S19]+[.T19])/([.P19]+[.Q19])" office:value-type="float" office:value="0.148327324229531">
            <text:p>0.15</text:p>
          </table:table-cell>
        </table:table-row>
        <table:table-row table:style-name="ro2">
          <table:table-cell office:value-type="string">
            <text:p>milc</text:p>
          </table:table-cell>
          <table:table-cell office:value-type="string">
            <text:p>CFP</text:p>
          </table:table-cell>
          <table:table-cell office:value-type="float" office:value="0.465731">
            <text:p>0.465731</text:p>
          </table:table-cell>
          <table:table-cell office:value-type="float" office:value="0.007273">
            <text:p>0.007273</text:p>
          </table:table-cell>
          <table:table-cell office:value-type="float" office:value="194068932">
            <text:p>194068932</text:p>
          </table:table-cell>
          <table:table-cell office:value-type="float" office:value="18831793">
            <text:p>18831793</text:p>
          </table:table-cell>
          <table:table-cell office:value-type="float" office:value="1236623">
            <text:p>1236623</text:p>
          </table:table-cell>
          <table:table-cell table:formula="of:=([.F20]+[.G20])/([.E20]/1000)" office:value-type="float" office:value="103.40870016227">
            <text:p>103.41</text:p>
          </table:table-cell>
          <table:table-cell office:value-type="float" office:value="4347881">
            <text:p>4347881</text:p>
          </table:table-cell>
          <table:table-cell table:formula="of:=([.I20]+[.I20])/([.E20]/1000)" office:value-type="float" office:value="44.8075944479356">
            <text:p>44.81</text:p>
          </table:table-cell>
          <table:table-cell table:formula="of:=[.I20]/([.F20]+[.G20])" office:value-type="float" office:value="0.21665292367868">
            <text:p>0.22</text:p>
          </table:table-cell>
          <table:table-cell/>
          <table:table-cell office:value-type="float" office:value="0.64">
            <text:p>0.64</text:p>
          </table:table-cell>
          <table:table-cell office:value-type="float" office:value="0.14">
            <text:p>0.14</text:p>
          </table:table-cell>
          <table:table-cell office:value-type="float" office:value="1005273399057">
            <text:p>1005273399057</text:p>
          </table:table-cell>
          <table:table-cell office:value-type="float" office:value="71260271863">
            <text:p>71260271863</text:p>
          </table:table-cell>
          <table:table-cell office:value-type="float" office:value="25229757790">
            <text:p>25229757790</text:p>
          </table:table-cell>
          <table:table-cell table:formula="of:=([.P20]+[.Q20])/([.O20]/1000)" office:value-type="float" office:value="95.9838684118298">
            <text:p>95.98</text:p>
          </table:table-cell>
          <table:table-cell office:value-type="float" office:value="10898146964">
            <text:p>10898146964</text:p>
          </table:table-cell>
          <table:table-cell office:value-type="float" office:value="1328674317">
            <text:p>1328674317</text:p>
          </table:table-cell>
          <table:table-cell table:formula="of:=([.S20]+[.T20])/([.O20]/1000)" office:value-type="float" office:value="12.1626826020358">
            <text:p>12.16</text:p>
          </table:table-cell>
          <table:table-cell table:formula="of:=([.S20]+[.T20])/([.P20]+[.Q20])" office:value-type="float" office:value="0.126715903445884">
            <text:p>0.13</text:p>
          </table:table-cell>
        </table:table-row>
        <table:table-row table:style-name="ro2">
          <table:table-cell office:value-type="string">
            <text:p>namd</text:p>
          </table:table-cell>
          <table:table-cell office:value-type="string">
            <text:p>CFP</text:p>
          </table:table-cell>
          <table:table-cell office:value-type="float" office:value="1.120057">
            <text:p>1.120057</text:p>
          </table:table-cell>
          <table:table-cell office:value-type="float" office:value="2.793294">
            <text:p>2.793294</text:p>
          </table:table-cell>
          <table:table-cell office:value-type="float" office:value="189596905">
            <text:p>189596905</text:p>
          </table:table-cell>
          <table:table-cell office:value-type="float" office:value="13473">
            <text:p>13473</text:p>
          </table:table-cell>
          <table:table-cell office:value-type="float" office:value="46872">
            <text:p>46872</text:p>
          </table:table-cell>
          <table:table-cell table:formula="of:=([.F21]+[.G21])/([.E21]/1000)" office:value-type="float" office:value="0.318280512015742">
            <text:p>0.32</text:p>
          </table:table-cell>
          <table:table-cell office:value-type="float" office:value="40572">
            <text:p>40572</text:p>
          </table:table-cell>
          <table:table-cell table:formula="of:=([.I21]+[.I21])/([.E21]/1000)" office:value-type="float" office:value="0.427981669848461">
            <text:p>0.43</text:p>
          </table:table-cell>
          <table:table-cell table:formula="of:=[.I21]/([.F21]+[.G21])" office:value-type="float" office:value="0.672334079045488">
            <text:p>0.67</text:p>
          </table:table-cell>
          <table:table-cell/>
          <table:table-cell office:value-type="float" office:value="1.46">
            <text:p>1.46</text:p>
          </table:table-cell>
          <table:table-cell office:value-type="float" office:value="4.57">
            <text:p>4.57</text:p>
          </table:table-cell>
          <table:table-cell office:value-type="float" office:value="2288487847733">
            <text:p>2288487847733</text:p>
          </table:table-cell>
          <table:table-cell office:value-type="float" office:value="46314974566">
            <text:p>46314974566</text:p>
          </table:table-cell>
          <table:table-cell office:value-type="float" office:value="3781047137">
            <text:p>3781047137</text:p>
          </table:table-cell>
          <table:table-cell table:formula="of:=([.P21]+[.Q21])/([.O21]/1000)" office:value-type="float" office:value="21.890446896026">
            <text:p>21.89</text:p>
          </table:table-cell>
          <table:table-cell office:value-type="float" office:value="35590446">
            <text:p>35590446</text:p>
          </table:table-cell>
          <table:table-cell office:value-type="float" office:value="6682838">
            <text:p>6682838</text:p>
          </table:table-cell>
          <table:table-cell table:formula="of:=([.S21]+[.T21])/([.O21]/1000)" office:value-type="float" office:value="0.0184721470301345">
            <text:p>0.02</text:p>
          </table:table-cell>
          <table:table-cell table:formula="of:=([.S21]+[.T21])/([.P21]+[.Q21])" office:value-type="float" office:value="0.00084384513106893">
            <text:p>0.00</text:p>
          </table:table-cell>
        </table:table-row>
        <table:table-row table:style-name="ro2">
          <table:table-cell office:value-type="string">
            <text:p>omnetpp</text:p>
          </table:table-cell>
          <table:table-cell office:value-type="string">
            <text:p>CINT</text:p>
          </table:table-cell>
          <table:table-cell office:value-type="float" office:value="0.35934">
            <text:p>0.35934</text:p>
          </table:table-cell>
          <table:table-cell office:value-type="float" office:value="3.698779">
            <text:p>3.698779</text:p>
          </table:table-cell>
          <table:table-cell office:value-type="float" office:value="196303546">
            <text:p>196303546</text:p>
          </table:table-cell>
          <table:table-cell office:value-type="float" office:value="7838750">
            <text:p>7838750</text:p>
          </table:table-cell>
          <table:table-cell office:value-type="float" office:value="895046">
            <text:p>895046</text:p>
          </table:table-cell>
          <table:table-cell table:formula="of:=([.F22]+[.G22])/([.E22]/1000)" office:value-type="float" office:value="44.4912798467736">
            <text:p>44.49</text:p>
          </table:table-cell>
          <table:table-cell office:value-type="float" office:value="3409262">
            <text:p>3409262</text:p>
          </table:table-cell>
          <table:table-cell table:formula="of:=([.I22]+[.I22])/([.E22]/1000)" office:value-type="float" office:value="34.7345941473721">
            <text:p>34.73</text:p>
          </table:table-cell>
          <table:table-cell table:formula="of:=[.I22]/([.F22]+[.G22])" office:value-type="float" office:value="0.39035283168968">
            <text:p>0.39</text:p>
          </table:table-cell>
          <table:table-cell/>
          <table:table-cell office:value-type="float" office:value="0.43">
            <text:p>0.43</text:p>
          </table:table-cell>
          <table:table-cell office:value-type="float" office:value="3.01">
            <text:p>3.01</text:p>
          </table:table-cell>
          <table:table-cell office:value-type="float" office:value="543633907531">
            <text:p>543633907531</text:p>
          </table:table-cell>
          <table:table-cell office:value-type="float" office:value="30474308810">
            <text:p>30474308810</text:p>
          </table:table-cell>
          <table:table-cell office:value-type="float" office:value="7060269682">
            <text:p>7060269682</text:p>
          </table:table-cell>
          <table:table-cell table:formula="of:=([.P22]+[.Q22])/([.O22]/1000)" office:value-type="float" office:value="69.0438509666722">
            <text:p>69.04</text:p>
          </table:table-cell>
          <table:table-cell office:value-type="float" office:value="8541484998">
            <text:p>8541484998</text:p>
          </table:table-cell>
          <table:table-cell office:value-type="float" office:value="908660193">
            <text:p>908660193</text:p>
          </table:table-cell>
          <table:table-cell table:formula="of:=([.S22]+[.T22])/([.O22]/1000)" office:value-type="float" office:value="17.3832887538589">
            <text:p>17.38</text:p>
          </table:table-cell>
          <table:table-cell table:formula="of:=([.S22]+[.T22])/([.P22]+[.Q22])" office:value-type="float" office:value="0.251771714793978">
            <text:p>0.25</text:p>
          </table:table-cell>
        </table:table-row>
        <table:table-row table:style-name="ro2">
          <table:table-cell office:value-type="string">
            <text:p>perlbench</text:p>
          </table:table-cell>
          <table:table-cell office:value-type="string">
            <text:p>CINT</text:p>
          </table:table-cell>
          <table:table-cell office:value-type="float" office:value="0.576071">
            <text:p>0.576071</text:p>
          </table:table-cell>
          <table:table-cell office:value-type="float" office:value="4.172375">
            <text:p>4.172375</text:p>
          </table:table-cell>
          <table:table-cell office:value-type="float" office:value="284320624">
            <text:p>284320624</text:p>
          </table:table-cell>
          <table:table-cell office:value-type="float" office:value="4579619">
            <text:p>4579619</text:p>
          </table:table-cell>
          <table:table-cell office:value-type="float" office:value="410112">
            <text:p>410112</text:p>
          </table:table-cell>
          <table:table-cell table:formula="of:=([.F23]+[.G23])/([.E23]/1000)" office:value-type="float" office:value="17.5496625246574">
            <text:p>17.55</text:p>
          </table:table-cell>
          <table:table-cell office:value-type="float" office:value="77005">
            <text:p>77005</text:p>
          </table:table-cell>
          <table:table-cell table:formula="of:=([.I23]+[.I23])/([.E23]/1000)" office:value-type="float" office:value="0.541677201721392">
            <text:p>0.54</text:p>
          </table:table-cell>
          <table:table-cell table:formula="of:=[.I23]/([.F23]+[.G23])" office:value-type="float" office:value="0.0154326956703678">
            <text:p>0.02</text:p>
          </table:table-cell>
          <table:table-cell/>
          <table:table-cell office:value-type="float" office:value="1.11">
            <text:p>1.11</text:p>
          </table:table-cell>
          <table:table-cell office:value-type="float" office:value="3.79">
            <text:p>3.79</text:p>
          </table:table-cell>
          <table:table-cell office:value-type="float" office:value="139556194180">
            <text:p>139556194180</text:p>
          </table:table-cell>
          <table:table-cell office:value-type="float" office:value="2913985443">
            <text:p>2913985443</text:p>
          </table:table-cell>
          <table:table-cell office:value-type="float" office:value="648380985">
            <text:p>648380985</text:p>
          </table:table-cell>
          <table:table-cell table:formula="of:=([.P23]+[.Q23])/([.O23]/1000)" office:value-type="float" office:value="25.5263942165494">
            <text:p>25.53</text:p>
          </table:table-cell>
          <table:table-cell office:value-type="float" office:value="72780447">
            <text:p>72780447</text:p>
          </table:table-cell>
          <table:table-cell office:value-type="float" office:value="5074908">
            <text:p>5074908</text:p>
          </table:table-cell>
          <table:table-cell table:formula="of:=([.S23]+[.T23])/([.O23]/1000)" office:value-type="float" office:value="0.557878175579809">
            <text:p>0.56</text:p>
          </table:table-cell>
          <table:table-cell table:formula="of:=([.S23]+[.T23])/([.P23]+[.Q23])" office:value-type="float" office:value="0.021854954164193">
            <text:p>0.02</text:p>
          </table:table-cell>
        </table:table-row>
        <table:table-row table:style-name="ro2">
          <table:table-cell office:value-type="string">
            <text:p>povray</text:p>
          </table:table-cell>
          <table:table-cell office:value-type="string">
            <text:p>CFP</text:p>
          </table:table-cell>
          <table:table-cell office:value-type="float" office:value="0.598389">
            <text:p>0.598389</text:p>
          </table:table-cell>
          <table:table-cell office:value-type="float" office:value="5.640847">
            <text:p>5.640847</text:p>
          </table:table-cell>
          <table:table-cell office:value-type="float" office:value="194333091">
            <text:p>194333091</text:p>
          </table:table-cell>
          <table:table-cell office:value-type="float" office:value="5205247">
            <text:p>5205247</text:p>
          </table:table-cell>
          <table:table-cell office:value-type="float" office:value="421313">
            <text:p>421313</text:p>
          </table:table-cell>
          <table:table-cell table:formula="of:=([.F24]+[.G24])/([.E24]/1000)" office:value-type="float" office:value="28.9531750410948">
            <text:p>28.95</text:p>
          </table:table-cell>
          <table:table-cell office:value-type="float" office:value="3554">
            <text:p>3554</text:p>
          </table:table-cell>
          <table:table-cell table:formula="of:=([.I24]+[.I24])/([.E24]/1000)" office:value-type="float" office:value="0.0365763749417231">
            <text:p>0.04</text:p>
          </table:table-cell>
          <table:table-cell table:formula="of:=[.I24]/([.F24]+[.G24])" office:value-type="float" office:value="0.00063164704544162">
            <text:p>0.00</text:p>
          </table:table-cell>
          <table:table-cell/>
          <table:table-cell office:value-type="float" office:value="1.25">
            <text:p>1.25</text:p>
          </table:table-cell>
          <table:table-cell office:value-type="float" office:value="3.38">
            <text:p>3.38</text:p>
          </table:table-cell>
          <table:table-cell office:value-type="float" office:value="960730181646">
            <text:p>960730181646</text:p>
          </table:table-cell>
          <table:table-cell office:value-type="float" office:value="28457917802">
            <text:p>28457917802</text:p>
          </table:table-cell>
          <table:table-cell office:value-type="float" office:value="6042995587">
            <text:p>6042995587</text:p>
          </table:table-cell>
          <table:table-cell table:formula="of:=([.P24]+[.Q24])/([.O24]/1000)" office:value-type="float" office:value="35.9111372246995">
            <text:p>35.91</text:p>
          </table:table-cell>
          <table:table-cell office:value-type="float" office:value="2906347">
            <text:p>2906347</text:p>
          </table:table-cell>
          <table:table-cell office:value-type="float" office:value="89588">
            <text:p>89588</text:p>
          </table:table-cell>
          <table:table-cell table:formula="of:=([.S24]+[.T24])/([.O24]/1000)" office:value-type="float" office:value="0.00311839375636885">
            <text:p>0.00</text:p>
          </table:table-cell>
          <table:table-cell table:formula="of:=([.S24]+[.T24])/([.P24]+[.Q24])" office:value-type="float" office:value="0.000086836396654797">
            <text:p>0.00</text:p>
          </table:table-cell>
        </table:table-row>
        <table:table-row table:style-name="ro2">
          <table:table-cell office:value-type="string">
            <text:p>sjeng</text:p>
          </table:table-cell>
          <table:table-cell office:value-type="string">
            <text:p>CINT</text:p>
          </table:table-cell>
          <table:table-cell office:value-type="float" office:value="1.000282">
            <text:p>1.000282</text:p>
          </table:table-cell>
          <table:table-cell office:value-type="float" office:value="6.159566">
            <text:p>6.159566</text:p>
          </table:table-cell>
          <table:table-cell office:value-type="float" office:value="190569943">
            <text:p>190569943</text:p>
          </table:table-cell>
          <table:table-cell office:value-type="float" office:value="203597">
            <text:p>203597</text:p>
          </table:table-cell>
          <table:table-cell office:value-type="float" office:value="79276">
            <text:p>79276</text:p>
          </table:table-cell>
          <table:table-cell table:formula="of:=([.F25]+[.G25])/([.E25]/1000)" office:value-type="float" office:value="1.48435265051215">
            <text:p>1.48</text:p>
          </table:table-cell>
          <table:table-cell office:value-type="float" office:value="65345">
            <text:p>65345</text:p>
          </table:table-cell>
          <table:table-cell table:formula="of:=([.I25]+[.I25])/([.E25]/1000)" office:value-type="float" office:value="0.685784956130254">
            <text:p>0.69</text:p>
          </table:table-cell>
          <table:table-cell table:formula="of:=[.I25]/([.F25]+[.G25])" office:value-type="float" office:value="0.231004726502706">
            <text:p>0.23</text:p>
          </table:table-cell>
          <table:table-cell/>
          <table:table-cell office:value-type="float" office:value="1.26">
            <text:p>1.26</text:p>
          </table:table-cell>
          <table:table-cell office:value-type="float" office:value="6.17">
            <text:p>6.17</text:p>
          </table:table-cell>
          <table:table-cell office:value-type="float" office:value="2296325257244">
            <text:p>2296325257244</text:p>
          </table:table-cell>
          <table:table-cell office:value-type="float" office:value="6458291304">
            <text:p>6458291304</text:p>
          </table:table-cell>
          <table:table-cell office:value-type="float" office:value="5202646221">
            <text:p>5202646221</text:p>
          </table:table-cell>
          <table:table-cell table:formula="of:=([.P25]+[.Q25])/([.O25]/1000)" office:value-type="float" office:value="5.07808616754719">
            <text:p>5.08</text:p>
          </table:table-cell>
          <table:table-cell office:value-type="float" office:value="1048771625">
            <text:p>1048771625</text:p>
          </table:table-cell>
          <table:table-cell office:value-type="float" office:value="32093637">
            <text:p>32093637</text:p>
          </table:table-cell>
          <table:table-cell table:formula="of:=([.S25]+[.T25])/([.O25]/1000)" office:value-type="float" office:value="0.470693451892451">
            <text:p>0.47</text:p>
          </table:table-cell>
          <table:table-cell table:formula="of:=([.S25]+[.T25])/([.P25]+[.Q25])" office:value-type="float" office:value="0.0926911116437012">
            <text:p>0.09</text:p>
          </table:table-cell>
        </table:table-row>
        <table:table-row table:style-name="ro2">
          <table:table-cell office:value-type="string">
            <text:p>soplex</text:p>
          </table:table-cell>
          <table:table-cell office:value-type="string">
            <text:p>CFP</text:p>
          </table:table-cell>
          <table:table-cell office:value-type="float" office:value="0.487447">
            <text:p>0.487447</text:p>
          </table:table-cell>
          <table:table-cell office:value-type="float" office:value="3.26215">
            <text:p>3.26215</text:p>
          </table:table-cell>
          <table:table-cell office:value-type="float" office:value="191162093">
            <text:p>191162093</text:p>
          </table:table-cell>
          <table:table-cell office:value-type="float" office:value="20697868">
            <text:p>20697868</text:p>
          </table:table-cell>
          <table:table-cell office:value-type="float" office:value="295698">
            <text:p>295698</text:p>
          </table:table-cell>
          <table:table-cell table:formula="of:=([.F26]+[.G26])/([.E26]/1000)" office:value-type="float" office:value="109.820758239972">
            <text:p>109.82</text:p>
          </table:table-cell>
          <table:table-cell office:value-type="float" office:value="3686011">
            <text:p>3686011</text:p>
          </table:table-cell>
          <table:table-cell table:formula="of:=([.I26]+[.I26])/([.E26]/1000)" office:value-type="float" office:value="38.5642461029133">
            <text:p>38.56</text:p>
          </table:table-cell>
          <table:table-cell table:formula="of:=[.I26]/([.F26]+[.G26])" office:value-type="float" office:value="0.17557812712714">
            <text:p>0.18</text:p>
          </table:table-cell>
          <table:table-cell/>
          <table:table-cell office:value-type="float" office:value="0.63">
            <text:p>0.63</text:p>
          </table:table-cell>
          <table:table-cell office:value-type="float" office:value="3.62">
            <text:p>3.62</text:p>
          </table:table-cell>
          <table:table-cell office:value-type="float" office:value="374344225237">
            <text:p>374344225237</text:p>
          </table:table-cell>
          <table:table-cell office:value-type="float" office:value="27985925493">
            <text:p>27985925493</text:p>
          </table:table-cell>
          <table:table-cell office:value-type="float" office:value="3169608160">
            <text:p>3169608160</text:p>
          </table:table-cell>
          <table:table-cell table:formula="of:=([.P26]+[.Q26])/([.O26]/1000)" office:value-type="float" office:value="83.226964789627">
            <text:p>83.23</text:p>
          </table:table-cell>
          <table:table-cell office:value-type="float" office:value="3429447941">
            <text:p>3429447941</text:p>
          </table:table-cell>
          <table:table-cell office:value-type="float" office:value="51422245">
            <text:p>51422245</text:p>
          </table:table-cell>
          <table:table-cell table:formula="of:=([.S26]+[.T26])/([.O26]/1000)" office:value-type="float" office:value="9.29858122907128">
            <text:p>9.30</text:p>
          </table:table-cell>
          <table:table-cell table:formula="of:=([.S26]+[.T26])/([.P26]+[.Q26])" office:value-type="float" office:value="0.111725583800579">
            <text:p>0.11</text:p>
          </table:table-cell>
        </table:table-row>
        <table:table-row table:style-name="ro2">
          <table:table-cell office:value-type="string">
            <text:p>sphinx3</text:p>
          </table:table-cell>
          <table:table-cell office:value-type="string">
            <text:p>CFP</text:p>
          </table:table-cell>
          <table:table-cell office:value-type="float" office:value="0.925484">
            <text:p>0.925484</text:p>
          </table:table-cell>
          <table:table-cell office:value-type="float" office:value="3.021837">
            <text:p>3.021837</text:p>
          </table:table-cell>
          <table:table-cell office:value-type="float" office:value="189512283">
            <text:p>189512283</text:p>
          </table:table-cell>
          <table:table-cell office:value-type="float" office:value="6791521">
            <text:p>6791521</text:p>
          </table:table-cell>
          <table:table-cell office:value-type="float" office:value="222568">
            <text:p>222568</text:p>
          </table:table-cell>
          <table:table-cell table:formula="of:=([.F27]+[.G27])/([.E27]/1000)" office:value-type="float" office:value="37.0112632752147">
            <text:p>37.01</text:p>
          </table:table-cell>
          <table:table-cell office:value-type="float" office:value="886757">
            <text:p>886757</text:p>
          </table:table-cell>
          <table:table-cell table:formula="of:=([.I27]+[.I27])/([.E27]/1000)" office:value-type="float" office:value="9.35830634260261">
            <text:p>9.36</text:p>
          </table:table-cell>
          <table:table-cell table:formula="of:=[.I27]/([.F27]+[.G27])" office:value-type="float" office:value="0.126425113795961">
            <text:p>0.13</text:p>
          </table:table-cell>
          <table:table-cell/>
          <table:table-cell office:value-type="float" office:value="1.07">
            <text:p>1.07</text:p>
          </table:table-cell>
          <table:table-cell office:value-type="float" office:value="2.68">
            <text:p>2.68</text:p>
          </table:table-cell>
          <table:table-cell office:value-type="float" office:value="3387606790290">
            <text:p>3387606790290</text:p>
          </table:table-cell>
          <table:table-cell office:value-type="float" office:value="38728405002">
            <text:p>38728405002</text:p>
          </table:table-cell>
          <table:table-cell office:value-type="float" office:value="11715360102">
            <text:p>11715360102</text:p>
          </table:table-cell>
          <table:table-cell table:formula="of:=([.P27]+[.Q27])/([.O27]/1000)" office:value-type="float" office:value="14.890678944377">
            <text:p>14.89</text:p>
          </table:table-cell>
          <table:table-cell office:value-type="float" office:value="6761282678">
            <text:p>6761282678</text:p>
          </table:table-cell>
          <table:table-cell office:value-type="float" office:value="201799778">
            <text:p>201799778</text:p>
          </table:table-cell>
          <table:table-cell table:formula="of:=([.S27]+[.T27])/([.O27]/1000)" office:value-type="float" office:value="2.05545769832511">
            <text:p>2.06</text:p>
          </table:table-cell>
          <table:table-cell table:formula="of:=([.S27]+[.T27])/([.P27]+[.Q27])" office:value-type="float" office:value="0.138036533189864">
            <text:p>0.14</text:p>
          </table:table-cell>
        </table:table-row>
        <table:table-row table:style-name="ro2">
          <table:table-cell office:value-type="string">
            <text:p>tonto</text:p>
          </table:table-cell>
          <table:table-cell office:value-type="string">
            <text:p>CFP</text:p>
          </table:table-cell>
          <table:table-cell office:value-type="float" office:value="1.073489">
            <text:p>1.073489</text:p>
          </table:table-cell>
          <table:table-cell office:value-type="float" office:value="2.97364">
            <text:p>2.97364</text:p>
          </table:table-cell>
          <table:table-cell office:value-type="float" office:value="191210889">
            <text:p>191210889</text:p>
          </table:table-cell>
          <table:table-cell office:value-type="float" office:value="910492">
            <text:p>910492</text:p>
          </table:table-cell>
          <table:table-cell office:value-type="float" office:value="442958">
            <text:p>442958</text:p>
          </table:table-cell>
          <table:table-cell table:formula="of:=([.F28]+[.G28])/([.E28]/1000)" office:value-type="float" office:value="7.078310273428">
            <text:p>7.08</text:p>
          </table:table-cell>
          <table:table-cell office:value-type="float" office:value="4259">
            <text:p>4259</text:p>
          </table:table-cell>
          <table:table-cell table:formula="of:=([.I28]+[.I28])/([.E28]/1000)" office:value-type="float" office:value="0.044547672177812">
            <text:p>0.04</text:p>
          </table:table-cell>
          <table:table-cell table:formula="of:=[.I28]/([.F28]+[.G28])" office:value-type="float" office:value="0.00314677306143559">
            <text:p>0.00</text:p>
          </table:table-cell>
          <table:table-cell/>
          <table:table-cell office:value-type="float" office:value="1.33">
            <text:p>1.33</text:p>
          </table:table-cell>
          <table:table-cell office:value-type="float" office:value="1.1">
            <text:p>1.1</text:p>
          </table:table-cell>
          <table:table-cell office:value-type="float" office:value="2694790193017">
            <text:p>2694790193017</text:p>
          </table:table-cell>
          <table:table-cell office:value-type="float" office:value="47133377166">
            <text:p>47133377166</text:p>
          </table:table-cell>
          <table:table-cell office:value-type="float" office:value="61108011261">
            <text:p>61108011261</text:p>
          </table:table-cell>
          <table:table-cell table:formula="of:=([.P28]+[.Q28])/([.O28]/1000)" office:value-type="float" office:value="40.1669075045195">
            <text:p>40.17</text:p>
          </table:table-cell>
          <table:table-cell office:value-type="float" office:value="501727125">
            <text:p>501727125</text:p>
          </table:table-cell>
          <table:table-cell office:value-type="float" office:value="166389027">
            <text:p>166389027</text:p>
          </table:table-cell>
          <table:table-cell table:formula="of:=([.S28]+[.T28])/([.O28]/1000)" office:value-type="float" office:value="0.247928819739395">
            <text:p>0.25</text:p>
          </table:table-cell>
          <table:table-cell table:formula="of:=([.S28]+[.T28])/([.P28]+[.Q28])" office:value-type="float" office:value="0.0061724647263795">
            <text:p>0.01</text:p>
          </table:table-cell>
        </table:table-row>
        <table:table-row table:style-name="ro2">
          <table:table-cell office:value-type="string">
            <text:p>wrf</text:p>
          </table:table-cell>
          <table:table-cell office:value-type="string">
            <text:p>CFP</text:p>
          </table:table-cell>
          <table:table-cell office:value-type="float" office:value="0.690454">
            <text:p>0.690454</text:p>
          </table:table-cell>
          <table:table-cell office:value-type="float" office:value="3.52965">
            <text:p>3.52965</text:p>
          </table:table-cell>
          <table:table-cell office:value-type="float" office:value="189898930">
            <text:p>189898930</text:p>
          </table:table-cell>
          <table:table-cell office:value-type="float" office:value="8411184">
            <text:p>8411184</text:p>
          </table:table-cell>
          <table:table-cell office:value-type="float" office:value="571328">
            <text:p>571328</text:p>
          </table:table-cell>
          <table:table-cell table:formula="of:=([.F29]+[.G29])/([.E29]/1000)" office:value-type="float" office:value="47.3015408775605">
            <text:p>47.30</text:p>
          </table:table-cell>
          <table:table-cell office:value-type="float" office:value="1823728">
            <text:p>1823728</text:p>
          </table:table-cell>
          <table:table-cell table:formula="of:=([.I29]+[.I29])/([.E29]/1000)" office:value-type="float" office:value="19.2073541435963">
            <text:p>19.21</text:p>
          </table:table-cell>
          <table:table-cell table:formula="of:=[.I29]/([.F29]+[.G29])" office:value-type="float" office:value="0.203030956151241">
            <text:p>0.20</text:p>
          </table:table-cell>
          <table:table-cell/>
          <table:table-cell office:value-type="float" office:value="1.25">
            <text:p>1.25</text:p>
          </table:table-cell>
          <table:table-cell office:value-type="float" office:value="0.69">
            <text:p>0.69</text:p>
          </table:table-cell>
          <table:table-cell office:value-type="float" office:value="2931726462286">
            <text:p>2931726462286</text:p>
          </table:table-cell>
          <table:table-cell office:value-type="float" office:value="21996897481">
            <text:p>21996897481</text:p>
          </table:table-cell>
          <table:table-cell office:value-type="float" office:value="17592850425">
            <text:p>17592850425</text:p>
          </table:table-cell>
          <table:table-cell table:formula="of:=([.P29]+[.Q29])/([.O29]/1000)" office:value-type="float" office:value="13.5039023644553">
            <text:p>13.50</text:p>
          </table:table-cell>
          <table:table-cell office:value-type="float" office:value="1463373942">
            <text:p>1463373942</text:p>
          </table:table-cell>
          <table:table-cell office:value-type="float" office:value="391822223">
            <text:p>391822223</text:p>
          </table:table-cell>
          <table:table-cell table:formula="of:=([.S29]+[.T29])/([.O29]/1000)" office:value-type="float" office:value="0.632799883913256">
            <text:p>0.63</text:p>
          </table:table-cell>
          <table:table-cell table:formula="of:=([.S29]+[.T29])/([.P29]+[.Q29])" office:value-type="float" office:value="0.0468605197841848">
            <text:p>0.05</text:p>
          </table:table-cell>
        </table:table-row>
        <table:table-row table:style-name="ro2">
          <table:table-cell office:value-type="string">
            <text:p>xalancbmk</text:p>
          </table:table-cell>
          <table:table-cell office:value-type="string">
            <text:p>CINT</text:p>
          </table:table-cell>
          <table:table-cell office:value-type="float" office:value="0.730278">
            <text:p>0.730278</text:p>
          </table:table-cell>
          <table:table-cell office:value-type="float" office:value="1.033161">
            <text:p>1.033161</text:p>
          </table:table-cell>
          <table:table-cell office:value-type="float" office:value="190735168">
            <text:p>190735168</text:p>
          </table:table-cell>
          <table:table-cell office:value-type="float" office:value="8572023">
            <text:p>8572023</text:p>
          </table:table-cell>
          <table:table-cell office:value-type="float" office:value="430984">
            <text:p>430984</text:p>
          </table:table-cell>
          <table:table-cell table:formula="of:=([.F30]+[.G30])/([.E30]/1000)" office:value-type="float" office:value="47.2016099306867">
            <text:p>47.20</text:p>
          </table:table-cell>
          <table:table-cell office:value-type="float" office:value="401750">
            <text:p>401750</text:p>
          </table:table-cell>
          <table:table-cell table:formula="of:=([.I30]+[.I30])/([.E30]/1000)" office:value-type="float" office:value="4.21264734985842">
            <text:p>4.21</text:p>
          </table:table-cell>
          <table:table-cell table:formula="of:=[.I30]/([.F30]+[.G30])" office:value-type="float" office:value="0.0446239795215088">
            <text:p>0.04</text:p>
          </table:table-cell>
          <table:table-cell/>
          <table:table-cell office:value-type="float" office:value="0.99">
            <text:p>0.99</text:p>
          </table:table-cell>
          <table:table-cell office:value-type="float" office:value="1.35">
            <text:p>1.35</text:p>
          </table:table-cell>
          <table:table-cell office:value-type="float" office:value="1046407574738">
            <text:p>1046407574738</text:p>
          </table:table-cell>
          <table:table-cell office:value-type="float" office:value="80416745010">
            <text:p>80416745010</text:p>
          </table:table-cell>
          <table:table-cell office:value-type="float" office:value="5553538903">
            <text:p>5553538903</text:p>
          </table:table-cell>
          <table:table-cell table:formula="of:=([.P30]+[.Q30])/([.O30]/1000)" office:value-type="float" office:value="82.1575512147122">
            <text:p>82.16</text:p>
          </table:table-cell>
          <table:table-cell office:value-type="float" office:value="3778221474">
            <text:p>3778221474</text:p>
          </table:table-cell>
          <table:table-cell office:value-type="float" office:value="182510836">
            <text:p>182510836</text:p>
          </table:table-cell>
          <table:table-cell table:formula="of:=([.S30]+[.T30])/([.O30]/1000)" office:value-type="float" office:value="3.78507610764543">
            <text:p>3.79</text:p>
          </table:table-cell>
          <table:table-cell table:formula="of:=([.S30]+[.T30])/([.P30]+[.Q30])" office:value-type="float" office:value="0.0460709460260498">
            <text:p>0.05</text:p>
          </table:table-cell>
        </table:table-row>
        <table:table-row table:style-name="ro2">
          <table:table-cell office:value-type="string">
            <text:p>zeusmp</text:p>
          </table:table-cell>
          <table:table-cell office:value-type="string">
            <text:p>CFP</text:p>
          </table:table-cell>
          <table:table-cell office:value-type="float" office:value="0.901732">
            <text:p>0.901732</text:p>
          </table:table-cell>
          <table:table-cell office:value-type="float" office:value="1.249473">
            <text:p>1.249473</text:p>
          </table:table-cell>
          <table:table-cell office:value-type="float" office:value="192588361">
            <text:p>192588361</text:p>
          </table:table-cell>
          <table:table-cell office:value-type="float" office:value="2854231">
            <text:p>2854231</text:p>
          </table:table-cell>
          <table:table-cell office:value-type="float" office:value="526468">
            <text:p>526468</text:p>
          </table:table-cell>
          <table:table-cell table:formula="of:=([.F31]+[.G31])/([.E31]/1000)" office:value-type="float" office:value="17.554015115171">
            <text:p>17.55</text:p>
          </table:table-cell>
          <table:table-cell office:value-type="float" office:value="741837">
            <text:p>741837</text:p>
          </table:table-cell>
          <table:table-cell table:formula="of:=([.I31]+[.I31])/([.E31]/1000)" office:value-type="float" office:value="7.70386119024088">
            <text:p>7.70</text:p>
          </table:table-cell>
          <table:table-cell table:formula="of:=[.I31]/([.F31]+[.G31])" office:value-type="float" office:value="0.219433022579058">
            <text:p>0.22</text:p>
          </table:table-cell>
          <table:table-cell/>
          <table:table-cell office:value-type="float" office:value="1.06">
            <text:p>1.06</text:p>
          </table:table-cell>
          <table:table-cell office:value-type="float" office:value="0.73">
            <text:p>0.73</text:p>
          </table:table-cell>
          <table:table-cell office:value-type="float" office:value="2034605915733">
            <text:p>2034605915733</text:p>
          </table:table-cell>
          <table:table-cell office:value-type="float" office:value="36919979991">
            <text:p>36919979991</text:p>
          </table:table-cell>
          <table:table-cell office:value-type="float" office:value="17863242510">
            <text:p>17863242510</text:p>
          </table:table-cell>
          <table:table-cell table:formula="of:=([.P31]+[.Q31])/([.O31]/1000)" office:value-type="float" office:value="26.925716708763">
            <text:p>26.93</text:p>
          </table:table-cell>
          <table:table-cell office:value-type="float" office:value="1760270488">
            <text:p>1760270488</text:p>
          </table:table-cell>
          <table:table-cell office:value-type="float" office:value="770979198">
            <text:p>770979198</text:p>
          </table:table-cell>
          <table:table-cell table:formula="of:=([.S31]+[.T31])/([.O31]/1000)" office:value-type="float" office:value="1.24409826317057">
            <text:p>1.24</text:p>
          </table:table-cell>
          <table:table-cell table:formula="of:=([.S31]+[.T31])/([.P31]+[.Q31])" office:value-type="float" office:value="0.0462048337144423">
            <text:p>0.05</text:p>
          </table:table-cell>
        </table:table-row>
      </table:table>
      <table:database-ranges>
        <table:database-range table:name="__Anonymous_Sheet_DB__0" table:target-range-address="SPEC2000.A3:SPEC2000.AMJ2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PEC2006.A3:SPEC2006.B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3">06/13/2012</text:date>, <text:time>21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zalves </meta:initial-creator>
    <meta:creation-date>2012-06-10T15:26:18</meta:creation-date>
    <dc:date>2012-06-13T21:06:11</dc:date>
    <dc:creator>mazalves </dc:creator>
    <meta:editing-duration>PT13H55M52S</meta:editing-duration>
    <meta:editing-cycles>17</meta:editing-cycles>
    <meta:generator>LibreOffice/3.4$Unix LibreOffice_project/340m1$Build-302</meta:generator>
    <meta:document-statistic meta:table-count="2" meta:cell-count="1197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692cm" svg:height="6.352cm" xlink:href=".." xlink:type="simple" chart:class="chart:line" chart:style-name="ch1">
        <chart:legend chart:legend-position="end" svg:x="39.422cm" svg:y="2.628cm" style:legend-expansion="high" chart:style-name="ch2"/>
        <chart:plot-area chart:style-name="ch3" table:cell-range-address="SPEC2006.A3:SPEC2006.C31 SPEC2006.A2:SPEC2006.C2 SPEC2006.M2:SPEC2006.M31" chart:data-source-has-labels="both" svg:x="0.846cm" svg:y="0.642cm" svg:width="36.908cm" svg:height="5.558cm">
          <chartooo:coordinate-region svg:x="1.573cm" svg:y="0.841cm" svg:width="36.181cm" svg:height="3.917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C3:SPEC2006.C31" chart:label-cell-address="SPEC2006.C2:SPEC2006.C2" chart:class="chart:line">
            <chart:data-point chart:repeated="29"/>
          </chart:series>
          <chart:series chart:style-name="ch8" chart:values-cell-range-address="SPEC2006.M3:SPEC2006.M31" chart:label-cell-address="SPEC2006.M2:SPEC2006.M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IPC</text:p>
                <draw:g>
                  <svg:desc>SPEC2006.C2:SPEC2006.C2</svg:desc>
                </draw:g>
              </table:table-cell>
              <table:table-cell office:value-type="string">
                <text:p>R-IPC</text:p>
                <draw:g>
                  <svg:desc>SPEC2006.M2:SPEC2006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0.920437">
                <text:p>0.920437</text:p>
                <draw:g>
                  <svg:desc>SPEC2006.C3:SPEC2006.C31</svg:desc>
                </draw:g>
              </table:table-cell>
              <table:table-cell office:value-type="float" office:value="0.56">
                <text:p>0.56</text:p>
                <draw:g>
                  <svg:desc>SPEC2006.M3:SPEC2006.M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92439">
                <text:p>0.692439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60075">
                <text:p>1.0600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7538">
                <text:p>0.68753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28692">
                <text:p>1.22869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62476">
                <text:p>1.16247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17356">
                <text:p>1.11735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2992">
                <text:p>0.4299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80202">
                <text:p>0.6802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88451">
                <text:p>0.78845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98777">
                <text:p>0.59877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57394">
                <text:p>1.05739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8081">
                <text:p>1.08081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9875">
                <text:p>0.7498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67107">
                <text:p>0.7671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50033">
                <text:p>0.5500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129633">
                <text:p>0.1296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65731">
                <text:p>0.46573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20057">
                <text:p>1.120057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5934">
                <text:p>0.3593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76071">
                <text:p>0.57607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98389">
                <text:p>0.5983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00282">
                <text:p>1.0002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87447">
                <text:p>0.487447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25484">
                <text:p>0.92548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73489">
                <text:p>1.0734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90454">
                <text:p>0.69045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30278">
                <text:p>0.73027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01732">
                <text:p>0.901732</text:p>
              </table:table-cell>
              <table:table-cell office:value-type="float" office:value="1.06">
                <text:p>1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528cm" svg:height="6.246cm" xlink:href=".." xlink:type="simple" chart:class="chart:line" chart:style-name="ch1">
        <chart:legend chart:legend-position="end" svg:x="37.723cm" svg:y="2.575cm" style:legend-expansion="high" chart:style-name="ch2"/>
        <chart:plot-area chart:style-name="ch3" table:cell-range-address="SPEC2006.A3:SPEC2006.B31 SPEC2006.K2:SPEC2006.K31 SPEC2006.V2:SPEC2006.V31" chart:data-source-has-labels="both" svg:x="0.863cm" svg:y="0.63cm" svg:width="36.858cm" svg:height="5.466cm">
          <chartooo:coordinate-region svg:x="1.775cm" svg:y="0.829cm" svg:width="35.946cm" svg:height="3.825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K3:SPEC2006.K31" chart:label-cell-address="SPEC2006.K2:SPEC2006.K2" chart:class="chart:line">
            <chart:data-point chart:repeated="29"/>
          </chart:series>
          <chart:series chart:style-name="ch8" chart:values-cell-range-address="SPEC2006.V3:SPEC2006.V31" chart:label-cell-address="SPEC2006.V2:SPEC2006.V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iss Ratio</text:p>
                <draw:g>
                  <svg:desc>SPEC2006.K2:SPEC2006.K2</svg:desc>
                </draw:g>
              </table:table-cell>
              <table:table-cell office:value-type="string">
                <text:p>R-L2 Miss Ratio</text:p>
                <draw:g>
                  <svg:desc>SPEC2006.V2:SPEC2006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0.109829670506394">
                <text:p>0.109829670506394</text:p>
                <draw:g>
                  <svg:desc>SPEC2006.K3:SPEC2006.K31</svg:desc>
                </draw:g>
              </table:table-cell>
              <table:table-cell office:value-type="float" office:value="0.221451873068138">
                <text:p>0.221451873068138</text:p>
                <draw:g>
                  <svg:desc>SPEC2006.V3:SPEC2006.V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05050073848932">
                <text:p>0.0405050073848932</text:p>
              </table:table-cell>
              <table:table-cell office:value-type="float" office:value="0.0408905359798997">
                <text:p>0.040890535979899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37137679238735">
                <text:p>0.037137679238735</text:p>
              </table:table-cell>
              <table:table-cell office:value-type="float" office:value="0.0515692873011931">
                <text:p>0.0515692873011931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69099291324719">
                <text:p>0.469099291324719</text:p>
              </table:table-cell>
              <table:table-cell office:value-type="float" office:value="0.121958105600271">
                <text:p>0.121958105600271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20431886393622">
                <text:p>0.0420431886393622</text:p>
              </table:table-cell>
              <table:table-cell office:value-type="float" office:value="0.0176201125672509">
                <text:p>0.0176201125672509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124474871876649">
                <text:p>0.0124474871876649</text:p>
              </table:table-cell>
              <table:table-cell office:value-type="float" office:value="0.0138311095406841">
                <text:p>0.0138311095406841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524092234665256">
                <text:p>0.00524092234665256</text:p>
              </table:table-cell>
              <table:table-cell office:value-type="float" office:value="0.00029887565782973">
                <text:p>0.0002988756578297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47918959956734">
                <text:p>0.247918959956734</text:p>
              </table:table-cell>
              <table:table-cell office:value-type="float" office:value="0.0647588109454678">
                <text:p>0.064758810945467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58690791448098">
                <text:p>0.158690791448098</text:p>
              </table:table-cell>
              <table:table-cell office:value-type="float" office:value="0.195748780828317">
                <text:p>0.195748780828317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297363529730217">
                <text:p>0.0297363529730217</text:p>
              </table:table-cell>
              <table:table-cell office:value-type="float" office:value="0.017732753120303">
                <text:p>0.017732753120303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165407977205506">
                <text:p>0.0165407977205506</text:p>
              </table:table-cell>
              <table:table-cell office:value-type="float" office:value="0.00255661398733791">
                <text:p>0.00255661398733791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37636393009732">
                <text:p>0.0437636393009732</text:p>
              </table:table-cell>
              <table:table-cell office:value-type="float" office:value="0.0256092055521582">
                <text:p>0.0256092055521582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15404772369439">
                <text:p>0.215404772369439</text:p>
              </table:table-cell>
              <table:table-cell office:value-type="float" office:value="0.0109651038202971">
                <text:p>0.0109651038202971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40795627352481">
                <text:p>0.440795627352481</text:p>
              </table:table-cell>
              <table:table-cell office:value-type="float" office:value="0.645827515864678">
                <text:p>0.645827515864678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99354692587049">
                <text:p>0.199354692587049</text:p>
              </table:table-cell>
              <table:table-cell office:value-type="float" office:value="0.0245243907054483">
                <text:p>0.0245243907054483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780713386604692">
                <text:p>0.0780713386604692</text:p>
              </table:table-cell>
              <table:table-cell office:value-type="float" office:value="0.0143785501067301">
                <text:p>0.0143785501067301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57574836449244">
                <text:p>0.357574836449244</text:p>
              </table:table-cell>
              <table:table-cell office:value-type="float" office:value="0.148327324229531">
                <text:p>0.148327324229531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1665292367868">
                <text:p>0.21665292367868</text:p>
              </table:table-cell>
              <table:table-cell office:value-type="float" office:value="0.126715903445884">
                <text:p>0.12671590344588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72334079045488">
                <text:p>0.672334079045488</text:p>
              </table:table-cell>
              <table:table-cell office:value-type="float" office:value="0.00084384513106893">
                <text:p>0.00084384513106893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9035283168968">
                <text:p>0.39035283168968</text:p>
              </table:table-cell>
              <table:table-cell office:value-type="float" office:value="0.251771714793978">
                <text:p>0.251771714793978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54326956703678">
                <text:p>0.0154326956703678</text:p>
              </table:table-cell>
              <table:table-cell office:value-type="float" office:value="0.021854954164193">
                <text:p>0.021854954164193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063164704544162">
                <text:p>0.00063164704544162</text:p>
              </table:table-cell>
              <table:table-cell office:value-type="float" office:value="0.000086836396654797">
                <text:p>0.000086836396654797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31004726502706">
                <text:p>0.231004726502706</text:p>
              </table:table-cell>
              <table:table-cell office:value-type="float" office:value="0.0926911116437012">
                <text:p>0.0926911116437012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7557812712714">
                <text:p>0.17557812712714</text:p>
              </table:table-cell>
              <table:table-cell office:value-type="float" office:value="0.111725583800579">
                <text:p>0.111725583800579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26425113795961">
                <text:p>0.126425113795961</text:p>
              </table:table-cell>
              <table:table-cell office:value-type="float" office:value="0.138036533189864">
                <text:p>0.138036533189864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314677306143559">
                <text:p>0.00314677306143559</text:p>
              </table:table-cell>
              <table:table-cell office:value-type="float" office:value="0.0061724647263795">
                <text:p>0.00617246472637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03030956151241">
                <text:p>0.203030956151241</text:p>
              </table:table-cell>
              <table:table-cell office:value-type="float" office:value="0.0468605197841848">
                <text:p>0.0468605197841848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46239795215088">
                <text:p>0.0446239795215088</text:p>
              </table:table-cell>
              <table:table-cell office:value-type="float" office:value="0.0460709460260498">
                <text:p>0.0460709460260498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19433022579058">
                <text:p>0.219433022579058</text:p>
              </table:table-cell>
              <table:table-cell office:value-type="float" office:value="0.0462048337144423">
                <text:p>0.046204833714442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552cm" svg:height="6.352cm" xlink:href=".." xlink:type="simple" chart:class="chart:line" chart:style-name="ch1">
        <chart:legend chart:legend-position="end" svg:x="40.282cm" svg:y="2.628cm" style:legend-expansion="high" chart:style-name="ch2"/>
        <chart:plot-area chart:style-name="ch3" table:cell-range-address="SPEC2000.A3:SPEC2000.C28 SPEC2000.A2:SPEC2000.C2 SPEC2000.M2:SPEC2000.M28" chart:data-source-has-labels="both" svg:x="1.301cm" svg:y="0.643cm" svg:width="37.279cm" svg:height="5.162cm">
          <chartooo:coordinate-region svg:x="2.028cm" svg:y="0.842cm" svg:width="36.552cm" svg:height="3.918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C3:SPEC2000.C28" chart:label-cell-address="SPEC2000.C2:SPEC2000.C2" chart:class="chart:line">
            <chart:data-point chart:repeated="26"/>
          </chart:series>
          <chart:series chart:style-name="ch8" chart:values-cell-range-address="SPEC2000.M3:SPEC2000.M28" chart:label-cell-address="SPEC2000.M2:SPEC2000.M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IPC</text:p>
                <draw:g>
                  <svg:desc>SPEC2000.C2:SPEC2000.C2</svg:desc>
                </draw:g>
              </table:table-cell>
              <table:table-cell office:value-type="string">
                <text:p>R-IPC</text:p>
                <draw:g>
                  <svg:desc>SPEC2000.M2:SPEC2000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0.854533">
                <text:p>0.854533</text:p>
                <draw:g>
                  <svg:desc>SPEC2000.C3:SPEC2000.C28</svg:desc>
                </draw:g>
              </table:table-cell>
              <table:table-cell office:value-type="float" office:value="0.95">
                <text:p>0.95</text:p>
                <draw:g>
                  <svg:desc>SPEC2000.M3:SPEC2000.M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20717">
                <text:p>0.620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30107">
                <text:p>1.33010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81924">
                <text:p>0.58192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825188">
                <text:p>0.82518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89414">
                <text:p>0.68941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59697">
                <text:p>0.95969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91288">
                <text:p>0.59128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38811">
                <text:p>0.9388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45847">
                <text:p>0.645847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7316">
                <text:p>1.1731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14144">
                <text:p>0.71414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73282">
                <text:p>0.5732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191021">
                <text:p>1.19102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73071">
                <text:p>0.77307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96965">
                <text:p>0.096965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166986">
                <text:p>1.16698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42551">
                <text:p>0.84255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22678">
                <text:p>0.62267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39662">
                <text:p>0.63966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77428">
                <text:p>1.377428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33033">
                <text:p>0.73303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46732">
                <text:p>0.54673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700727">
                <text:p>0.700727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3245">
                <text:p>0.3324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49445">
                <text:p>1.349445</text:p>
              </table:table-cell>
              <table:table-cell office:value-type="float" office:value="1.84">
                <text:p>1.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443cm" svg:height="6.432cm" xlink:href=".." xlink:type="simple" chart:class="chart:line" chart:style-name="ch1">
        <chart:legend chart:legend-position="end" svg:x="38.824cm" svg:y="2.668cm" style:legend-expansion="high" chart:style-name="ch2"/>
        <chart:plot-area chart:style-name="ch3" table:cell-range-address="SPEC2000.A3:SPEC2000.B28 SPEC2000.D2:SPEC2000.D28 SPEC2000.N2:SPEC2000.N28" chart:data-source-has-labels="both" svg:x="1.298cm" svg:y="0.647cm" svg:width="35.83cm" svg:height="5.237cm">
          <chartooo:coordinate-region svg:x="1.919cm" svg:y="0.846cm" svg:width="35.209cm" svg:height="3.993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PEC2000.D3:SPEC2000.D28" chart:label-cell-address="SPEC2000.D2:SPEC2000.D2" chart:class="chart:line">
            <chart:data-point chart:repeated="26"/>
          </chart:series>
          <chart:series chart:style-name="ch7" chart:values-cell-range-address="SPEC2000.N3:SPEC2000.N28" chart:label-cell-address="SPEC2000.N2:SPEC2000.N2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Branch Miss</text:p>
                <draw:g>
                  <svg:desc>SPEC2000.D2:SPEC2000.D2</svg:desc>
                </draw:g>
              </table:table-cell>
              <table:table-cell office:value-type="string">
                <text:p>R-Branch Miss</text:p>
                <draw:g>
                  <svg:desc>SPEC2000.N2:SPEC2000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2.540903">
                <text:p>2.540903</text:p>
                <draw:g>
                  <svg:desc>SPEC2000.D3:SPEC2000.D28</svg:desc>
                </draw:g>
              </table:table-cell>
              <table:table-cell office:value-type="float" office:value="1.06">
                <text:p>1.06</text:p>
                <draw:g>
                  <svg:desc>SPEC2000.N3:SPEC2000.N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79766">
                <text:p>0.079766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445845">
                <text:p>2.4458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880841">
                <text:p>1.88084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423287">
                <text:p>6.423287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5.869473">
                <text:p>5.869473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047759">
                <text:p>7.047759</text:p>
              </table:table-cell>
              <table:table-cell office:value-type="float" office:value="5.91">
                <text:p>5.9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.122923">
                <text:p>5.122923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816176">
                <text:p>1.81617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226464">
                <text:p>2.22646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295">
                <text:p>0.7429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53964">
                <text:p>0.95396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351517">
                <text:p>4.35151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5.261536">
                <text:p>5.26153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49481">
                <text:p>0.64948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389075">
                <text:p>4.389075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934402">
                <text:p>3.934402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35792">
                <text:p>1.53579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172982">
                <text:p>6.172982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389584">
                <text:p>1.38958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97301">
                <text:p>0.79730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74408">
                <text:p>0.17440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126522">
                <text:p>10.126522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993563">
                <text:p>0.993563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93749">
                <text:p>10.93749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382464">
                <text:p>1.382464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525cm" svg:height="6.538cm" xlink:href=".." xlink:type="simple" chart:class="chart:line" chart:style-name="ch1">
        <chart:legend chart:legend-position="end" svg:x="39.488cm" svg:y="2.721cm" style:legend-expansion="high" chart:style-name="ch2"/>
        <chart:plot-area chart:style-name="ch3" table:cell-range-address="SPEC2000.A3:SPEC2000.B28 SPEC2000.H2:SPEC2000.H28 SPEC2000.R2:SPEC2000.R28" chart:data-source-has-labels="both" svg:x="1.3cm" svg:y="0.655cm" svg:width="36.488cm" svg:height="5.333cm">
          <chartooo:coordinate-region svg:x="2.583cm" svg:y="0.855cm" svg:width="35.205cm" svg:height="4.088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H3:SPEC2000.H28" chart:label-cell-address="SPEC2000.H2:SPEC2000.H2" chart:class="chart:line">
            <chart:data-point chart:repeated="26"/>
          </chart:series>
          <chart:series chart:style-name="ch8" chart:values-cell-range-address="SPEC2000.R3:SPEC2000.R28" chart:label-cell-address="SPEC2000.R2:SPEC2000.R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1 MPKI</text:p>
                <draw:g>
                  <svg:desc>SPEC2000.H2:SPEC2000.H2</svg:desc>
                </draw:g>
              </table:table-cell>
              <table:table-cell office:value-type="string">
                <text:p>R-L1 MPKI</text:p>
                <draw:g>
                  <svg:desc>SPEC2000.R2:SPEC2000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25.6443084675767">
                <text:p>25.6443084675767</text:p>
                <draw:g>
                  <svg:desc>SPEC2000.H3:SPEC2000.H28</svg:desc>
                </draw:g>
              </table:table-cell>
              <table:table-cell office:value-type="float" office:value="32.0479312608133">
                <text:p>32.0479312608133</text:p>
                <draw:g>
                  <svg:desc>SPEC2000.R3:SPEC2000.R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7.0319168761244">
                <text:p>27.0319168761244</text:p>
              </table:table-cell>
              <table:table-cell office:value-type="float" office:value="23.0138546461538">
                <text:p>23.0138546461538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5374344802367">
                <text:p>7.5374344802367</text:p>
              </table:table-cell>
              <table:table-cell office:value-type="float" office:value="26.4428215090835">
                <text:p>26.4428215090835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82.8922589084858">
                <text:p>82.8922589084858</text:p>
              </table:table-cell>
              <table:table-cell office:value-type="float" office:value="82.8482098144327">
                <text:p>82.848209814432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97321181928085">
                <text:p>7.97321181928085</text:p>
              </table:table-cell>
              <table:table-cell office:value-type="float" office:value="9.94683932090844">
                <text:p>9.94683932090844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0007357418142">
                <text:p>4.0007357418142</text:p>
              </table:table-cell>
              <table:table-cell office:value-type="float" office:value="6.93578662187534">
                <text:p>6.93578662187534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04481876000572">
                <text:p>0.304481876000572</text:p>
              </table:table-cell>
              <table:table-cell office:value-type="float" office:value="0.893650021866461">
                <text:p>0.893650021866461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26.654451199735">
                <text:p>126.654451199735</text:p>
              </table:table-cell>
              <table:table-cell office:value-type="float" office:value="45.8169312952133">
                <text:p>45.8169312952133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0.9795620582479">
                <text:p>30.9795620582479</text:p>
              </table:table-cell>
              <table:table-cell office:value-type="float" office:value="29.1840705663064">
                <text:p>29.1840705663064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66682752504345">
                <text:p>9.66682752504345</text:p>
              </table:table-cell>
              <table:table-cell office:value-type="float" office:value="17.2179584617768">
                <text:p>17.2179584617768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6.8830075841772">
                <text:p>76.8830075841772</text:p>
              </table:table-cell>
              <table:table-cell office:value-type="float" office:value="86.576017901537">
                <text:p>86.576017901537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17431291815108">
                <text:p>4.17431291815108</text:p>
              </table:table-cell>
              <table:table-cell office:value-type="float" office:value="12.2443458612346">
                <text:p>12.2443458612346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6.1020323770992">
                <text:p>16.1020323770992</text:p>
              </table:table-cell>
              <table:table-cell office:value-type="float" office:value="58.3352255428881">
                <text:p>58.3352255428881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5.356567939587">
                <text:p>35.356567939587</text:p>
              </table:table-cell>
              <table:table-cell office:value-type="float" office:value="30.0302548013842">
                <text:p>30.0302548013842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9.5892340134752">
                <text:p>19.5892340134752</text:p>
              </table:table-cell>
              <table:table-cell office:value-type="float" office:value="15.1400987853275">
                <text:p>15.1400987853275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55.894578889055">
                <text:p>255.894578889055</text:p>
              </table:table-cell>
              <table:table-cell office:value-type="float" office:value="256.415538161608">
                <text:p>256.415538161608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03628251094114">
                <text:p>2.03628251094114</text:p>
              </table:table-cell>
              <table:table-cell office:value-type="float" office:value="7.62978997866399">
                <text:p>7.62978997866399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8.5813682964617">
                <text:p>8.5813682964617</text:p>
              </table:table-cell>
              <table:table-cell office:value-type="float" office:value="8.05090468626412">
                <text:p>8.05090468626412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6.060126782289">
                <text:p>26.060126782289</text:p>
              </table:table-cell>
              <table:table-cell office:value-type="float" office:value="40.816292608513">
                <text:p>40.816292608513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53920690522338">
                <text:p>6.53920690522338</text:p>
              </table:table-cell>
              <table:table-cell office:value-type="float" office:value="6.35081653988121">
                <text:p>6.35081653988121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69179233829363">
                <text:p>0.669179233829363</text:p>
              </table:table-cell>
              <table:table-cell office:value-type="float" office:value="0.362614485972597">
                <text:p>0.362614485972597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8.6905007284994">
                <text:p>48.6905007284994</text:p>
              </table:table-cell>
              <table:table-cell office:value-type="float" office:value="58.2678568198164">
                <text:p>58.2678568198164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1.7042328632037">
                <text:p>41.7042328632037</text:p>
              </table:table-cell>
              <table:table-cell office:value-type="float" office:value="59.9902256186423">
                <text:p>59.9902256186423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8.74319380740157">
                <text:p>8.74319380740157</text:p>
              </table:table-cell>
              <table:table-cell office:value-type="float" office:value="7.84017433039334">
                <text:p>7.84017433039334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8.6629713965185">
                <text:p>38.6629713965185</text:p>
              </table:table-cell>
              <table:table-cell office:value-type="float" office:value="58.857750082151">
                <text:p>58.857750082151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2.383224812318">
                <text:p>12.383224812318</text:p>
              </table:table-cell>
              <table:table-cell office:value-type="float" office:value="13.4468098343108">
                <text:p>13.44680983431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aximum="6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416cm" svg:height="6.326cm" xlink:href=".." xlink:type="simple" chart:class="chart:line" chart:style-name="ch1">
        <chart:legend chart:legend-position="end" svg:x="39.379cm" svg:y="2.615cm" style:legend-expansion="high" chart:style-name="ch2"/>
        <chart:plot-area chart:style-name="ch3" table:cell-range-address="SPEC2000.A3:SPEC2000.B28 SPEC2000.J2:SPEC2000.J28 SPEC2000.U2:SPEC2000.U28" chart:data-source-has-labels="both" svg:x="1.298cm" svg:y="0.639cm" svg:width="36.385cm" svg:height="5.141cm">
          <chartooo:coordinate-region svg:x="2.396cm" svg:y="0.838cm" svg:width="35.287cm" svg:height="3.897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J3:SPEC2000.J28" chart:label-cell-address="SPEC2000.J2:SPEC2000.J2" chart:class="chart:line">
            <chart:data-point chart:repeated="26"/>
          </chart:series>
          <chart:series chart:style-name="ch8" chart:values-cell-range-address="SPEC2000.U3:SPEC2000.U28" chart:label-cell-address="SPEC2000.U2:SPEC2000.U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PKI</text:p>
                <draw:g>
                  <svg:desc>SPEC2000.J2:SPEC2000.J2</svg:desc>
                </draw:g>
              </table:table-cell>
              <table:table-cell office:value-type="string">
                <text:p>R-L2 MPKI</text:p>
                <draw:g>
                  <svg:desc>SPEC2000.U2:SPEC2000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0.0826030140272517">
                <text:p>0.0826030140272517</text:p>
                <draw:g>
                  <svg:desc>SPEC2000.J3:SPEC2000.J28</svg:desc>
                </draw:g>
              </table:table-cell>
              <table:table-cell office:value-type="float" office:value="1.86341324337371">
                <text:p>1.86341324337371</text:p>
                <draw:g>
                  <svg:desc>SPEC2000.U3:SPEC2000.U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3.8243615612205">
                <text:p>13.8243615612205</text:p>
              </table:table-cell>
              <table:table-cell office:value-type="float" office:value="2.62847000797859">
                <text:p>2.62847000797859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62763800335517">
                <text:p>0.862763800335517</text:p>
              </table:table-cell>
              <table:table-cell office:value-type="float" office:value="2.46043973084394">
                <text:p>2.46043973084394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49573276589484">
                <text:p>7.49573276589484</text:p>
              </table:table-cell>
              <table:table-cell office:value-type="float" office:value="12.6553338314019">
                <text:p>12.6553338314019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23742488537474">
                <text:p>0.423742488537474</text:p>
              </table:table-cell>
              <table:table-cell office:value-type="float" office:value="0.989184062371686">
                <text:p>0.989184062371686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740747704858603">
                <text:p>0.0740747704858603</text:p>
              </table:table-cell>
              <table:table-cell office:value-type="float" office:value="0.0408873168996482">
                <text:p>0.0408873168996482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28870294762665">
                <text:p>0.00028870294762665</text:p>
              </table:table-cell>
              <table:table-cell office:value-type="float" office:value="0.000381528396682927">
                <text:p>0.000381528396682927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1.9455400480026">
                <text:p>11.9455400480026</text:p>
              </table:table-cell>
              <table:table-cell office:value-type="float" office:value="1.68434334828246">
                <text:p>1.68434334828246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82784333090121">
                <text:p>2.82784333090121</text:p>
              </table:table-cell>
              <table:table-cell office:value-type="float" office:value="1.73045878837273">
                <text:p>1.73045878837273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8100386776315">
                <text:p>4.8100386776315</text:p>
              </table:table-cell>
              <table:table-cell office:value-type="float" office:value="1.66124484224616">
                <text:p>1.66124484224616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12887604436606">
                <text:p>0.312887604436606</text:p>
              </table:table-cell>
              <table:table-cell office:value-type="float" office:value="0.301611194611935">
                <text:p>0.301611194611935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01666800629692">
                <text:p>2.01666800629692</text:p>
              </table:table-cell>
              <table:table-cell office:value-type="float" office:value="0.659462326946896">
                <text:p>0.659462326946896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330117821958959">
                <text:p>0.330117821958959</text:p>
              </table:table-cell>
              <table:table-cell office:value-type="float" office:value="0.35570625583577">
                <text:p>0.35570625583577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483381225079451">
                <text:p>0.0483381225079451</text:p>
              </table:table-cell>
              <table:table-cell office:value-type="float" office:value="0.0265728951575743">
                <text:p>0.0265728951575743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22053754855355">
                <text:p>6.22053754855355</text:p>
              </table:table-cell>
              <table:table-cell office:value-type="float" office:value="3.13181934380025">
                <text:p>3.13181934380025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14.199446485225">
                <text:p>114.199446485225</text:p>
              </table:table-cell>
              <table:table-cell office:value-type="float" office:value="70.5475809233709">
                <text:p>70.547580923370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12301377500223">
                <text:p>0.412301377500223</text:p>
              </table:table-cell>
              <table:table-cell office:value-type="float" office:value="0.0790547230430068">
                <text:p>0.0790547230430068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5693452335887">
                <text:p>3.55693452335887</text:p>
              </table:table-cell>
              <table:table-cell office:value-type="float" office:value="0.772956949903544">
                <text:p>0.772956949903544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05459453802219">
                <text:p>0.405459453802219</text:p>
              </table:table-cell>
              <table:table-cell office:value-type="float" office:value="1.03764985220565">
                <text:p>1.03764985220565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244583234935855">
                <text:p>0.244583234935855</text:p>
              </table:table-cell>
              <table:table-cell office:value-type="float" office:value="0.305199024761778">
                <text:p>0.305199024761778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27311760111099">
                <text:p>0.0927311760111099</text:p>
              </table:table-cell>
              <table:table-cell office:value-type="float" office:value="0.0877999236875001">
                <text:p>0.0877999236875001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70201563314418">
                <text:p>9.70201563314418</text:p>
              </table:table-cell>
              <table:table-cell office:value-type="float" office:value="4.28450463953658">
                <text:p>4.28450463953658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12249463617988">
                <text:p>0.0112249463617988</text:p>
              </table:table-cell>
              <table:table-cell office:value-type="float" office:value="0.927534602961378">
                <text:p>0.927534602961378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27469450541853">
                <text:p>1.27469450541853</text:p>
              </table:table-cell>
              <table:table-cell office:value-type="float" office:value="0.585116735444347">
                <text:p>0.585116735444347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62636288547291">
                <text:p>2.62636288547291</text:p>
              </table:table-cell>
              <table:table-cell office:value-type="float" office:value="7.48621498038289">
                <text:p>7.48621498038289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76399673382329">
                <text:p>1.76399673382329</text:p>
              </table:table-cell>
              <table:table-cell office:value-type="float" office:value="0.534790530749627">
                <text:p>0.5347905307496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2.088cm" svg:height="6.378cm" xlink:href=".." xlink:type="simple" chart:class="chart:line" chart:style-name="ch1">
        <chart:legend chart:legend-position="end" svg:x="38.283cm" svg:y="2.641cm" style:legend-expansion="high" chart:style-name="ch2"/>
        <chart:plot-area chart:style-name="ch3" table:cell-range-address="SPEC2000.A3:SPEC2000.B28 SPEC2000.K2:SPEC2000.K28 SPEC2000.V2:SPEC2000.V28" chart:data-source-has-labels="both" svg:x="1.291cm" svg:y="0.643cm" svg:width="35.31cm" svg:height="5.188cm">
          <chartooo:coordinate-region svg:x="2.203cm" svg:y="0.843cm" svg:width="34.398cm" svg:height="3.943cm"/>
          <chart:axis chart:dimension="x" chart:name="primary-x" chart:style-name="ch4" chartooo:axis-type="auto">
            <chartooo:date-scale/>
            <chart:categories table:cell-range-address="SPEC2000.A3:SPEC2000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0.K3:SPEC2000.K28" chart:label-cell-address="SPEC2000.K2:SPEC2000.K2" chart:class="chart:line">
            <chart:data-point chart:repeated="26"/>
          </chart:series>
          <chart:series chart:style-name="ch8" chart:values-cell-range-address="SPEC2000.V3:SPEC2000.V28" chart:label-cell-address="SPEC2000.V2:SPEC2000.V2" chart:class="chart:line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iss Ratio</text:p>
                <draw:g>
                  <svg:desc>SPEC2000.K2:SPEC2000.K2</svg:desc>
                </draw:g>
              </table:table-cell>
              <table:table-cell office:value-type="string">
                <text:p>R-L2 Miss Ratio</text:p>
                <draw:g>
                  <svg:desc>SPEC2000.V2:SPEC2000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mp CFP</text:p>
                <text:list>
                  <text:list-item>
                    <text:p>ammp</text:p>
                  </text:list-item>
                  <text:list-item>
                    <text:p>CFP</text:p>
                  </text:list-item>
                </text:list>
                <draw:g>
                  <svg:desc>SPEC2000.A3:SPEC2000.B28</svg:desc>
                </draw:g>
              </table:table-cell>
              <table:table-cell office:value-type="float" office:value="0.00322110514821215">
                <text:p>0.00322110514821215</text:p>
                <draw:g>
                  <svg:desc>SPEC2000.K3:SPEC2000.K28</svg:desc>
                </draw:g>
              </table:table-cell>
              <table:table-cell office:value-type="float" office:value="0.0581445718979122">
                <text:p>0.0581445718979122</text:p>
                <draw:g>
                  <svg:desc>SPEC2000.V3:SPEC2000.V28</svg:desc>
                </draw:g>
              </table:table-cell>
            </table:table-row>
            <table:table-row>
              <table:table-cell office:value-type="string">
                <text:p>applu CFP</text:p>
                <text:list>
                  <text:list-item>
                    <text:p>applu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11408851417069">
                <text:p>0.511408851417069</text:p>
              </table:table-cell>
              <table:table-cell office:value-type="float" office:value="0.114212505831476">
                <text:p>0.114212505831476</text:p>
              </table:table-cell>
            </table:table-row>
            <table:table-row>
              <table:table-cell office:value-type="string">
                <text:p>apsi CFP</text:p>
                <text:list>
                  <text:list-item>
                    <text:p>aps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14463854060384">
                <text:p>0.114463854060384</text:p>
              </table:table-cell>
              <table:table-cell office:value-type="float" office:value="0.0930475490294688">
                <text:p>0.0930475490294688</text:p>
              </table:table-cell>
            </table:table-row>
            <table:table-row>
              <table:table-cell office:value-type="string">
                <text:p>art CFP</text:p>
                <text:list>
                  <text:list-item>
                    <text:p>art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04274158359014">
                <text:p>0.0904274158359014</text:p>
              </table:table-cell>
              <table:table-cell office:value-type="float" office:value="0.152753256343715">
                <text:p>0.152753256343715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531457708815385">
                <text:p>0.0531457708815385</text:p>
              </table:table-cell>
              <table:table-cell office:value-type="float" office:value="0.0994470736339737">
                <text:p>0.0994470736339737</text:p>
              </table:table-cell>
            </table:table-row>
            <table:table-row>
              <table:table-cell office:value-type="string">
                <text:p>crafty CINT</text:p>
                <text:list>
                  <text:list-item>
                    <text:p>crafty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85152870037524">
                <text:p>0.0185152870037524</text:p>
              </table:table-cell>
              <table:table-cell office:value-type="float" office:value="0.00589512323961789">
                <text:p>0.00589512323961789</text:p>
              </table:table-cell>
            </table:table-row>
            <table:table-row>
              <table:table-cell office:value-type="string">
                <text:p>eon CINT</text:p>
                <text:list>
                  <text:list-item>
                    <text:p>eon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948177774712961">
                <text:p>0.000948177774712961</text:p>
              </table:table-cell>
              <table:table-cell office:value-type="float" office:value="0.000426932677611392">
                <text:p>0.000426932677611392</text:p>
              </table:table-cell>
            </table:table-row>
            <table:table-row>
              <table:table-cell office:value-type="string">
                <text:p>equake CFP</text:p>
                <text:list>
                  <text:list-item>
                    <text:p>equak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43159907515953">
                <text:p>0.0943159907515953</text:p>
              </table:table-cell>
              <table:table-cell office:value-type="float" office:value="0.0367624653303316">
                <text:p>0.0367624653303316</text:p>
              </table:table-cell>
            </table:table-row>
            <table:table-row>
              <table:table-cell office:value-type="string">
                <text:p>facerec CFP</text:p>
                <text:list>
                  <text:list-item>
                    <text:p>facere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912809330740147">
                <text:p>0.0912809330740147</text:p>
              </table:table-cell>
              <table:table-cell office:value-type="float" office:value="0.0592946341889187">
                <text:p>0.0592946341889187</text:p>
              </table:table-cell>
            </table:table-row>
            <table:table-row>
              <table:table-cell office:value-type="string">
                <text:p>fma3d CFP</text:p>
                <text:list>
                  <text:list-item>
                    <text:p>fma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97581928007956">
                <text:p>0.497581928007956</text:p>
              </table:table-cell>
              <table:table-cell office:value-type="float" office:value="0.0964832646061989">
                <text:p>0.0964832646061989</text:p>
              </table:table-cell>
            </table:table-row>
            <table:table-row>
              <table:table-cell office:value-type="string">
                <text:p>galgel CFP</text:p>
                <text:list>
                  <text:list-item>
                    <text:p>galgel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406965874863875">
                <text:p>0.00406965874863875</text:p>
              </table:table-cell>
              <table:table-cell office:value-type="float" office:value="0.0034837730115395">
                <text:p>0.0034837730115395</text:p>
              </table:table-cell>
            </table:table-row>
            <table:table-row>
              <table:table-cell office:value-type="string">
                <text:p>gap CINT</text:p>
                <text:list>
                  <text:list-item>
                    <text:p>ga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83113759279494">
                <text:p>0.483113759279494</text:p>
              </table:table-cell>
              <table:table-cell office:value-type="float" office:value="0.05385851840683">
                <text:p>0.05385851840683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20501624529613">
                <text:p>0.020501624529613</text:p>
              </table:table-cell>
              <table:table-cell office:value-type="float" office:value="0.0060976237346379">
                <text:p>0.0060976237346379</text:p>
              </table:table-cell>
            </table:table-row>
            <table:table-row>
              <table:table-cell office:value-type="string">
                <text:p>gzip CINT</text:p>
                <text:list>
                  <text:list-item>
                    <text:p>gzi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136716104884782">
                <text:p>0.00136716104884782</text:p>
              </table:table-cell>
              <table:table-cell office:value-type="float" office:value="0.000884870785590186">
                <text:p>0.000884870785590186</text:p>
              </table:table-cell>
            </table:table-row>
            <table:table-row>
              <table:table-cell office:value-type="string">
                <text:p>lucas CFP</text:p>
                <text:list>
                  <text:list-item>
                    <text:p>luca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17548789517473">
                <text:p>0.317548789517473</text:p>
              </table:table-cell>
              <table:table-cell office:value-type="float" office:value="0.206855938538218">
                <text:p>0.20685593853821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46275364570098">
                <text:p>0.446275364570098</text:p>
              </table:table-cell>
              <table:table-cell office:value-type="float" office:value="0.275129898247069">
                <text:p>0.275129898247069</text:p>
              </table:table-cell>
            </table:table-row>
            <table:table-row>
              <table:table-cell office:value-type="string">
                <text:p>mesa CFP</text:p>
                <text:list>
                  <text:list-item>
                    <text:p>mesa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20247749282572">
                <text:p>0.20247749282572</text:p>
              </table:table-cell>
              <table:table-cell office:value-type="float" office:value="0.010361323609703">
                <text:p>0.010361323609703</text:p>
              </table:table-cell>
            </table:table-row>
            <table:table-row>
              <table:table-cell office:value-type="string">
                <text:p>mgrid CFP</text:p>
                <text:list>
                  <text:list-item>
                    <text:p>mgri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14495031616983">
                <text:p>0.414495031616983</text:p>
              </table:table-cell>
              <table:table-cell office:value-type="float" office:value="0.0960087070987572">
                <text:p>0.0960087070987572</text:p>
              </table:table-cell>
            </table:table-row>
            <table:table-row>
              <table:table-cell office:value-type="string">
                <text:p>parser CINT</text:p>
                <text:list>
                  <text:list-item>
                    <text:p>pars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15558614015561">
                <text:p>0.015558614015561</text:p>
              </table:table-cell>
              <table:table-cell office:value-type="float" office:value="0.0254224425074125">
                <text:p>0.0254224425074125</text:p>
              </table:table-cell>
            </table:table-row>
            <table:table-row>
              <table:table-cell office:value-type="string">
                <text:p>perlbmk CINT</text:p>
                <text:list>
                  <text:list-item>
                    <text:p>perl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374025839036363">
                <text:p>0.0374025839036363</text:p>
              </table:table-cell>
              <table:table-cell office:value-type="float" office:value="0.0480566589894733">
                <text:p>0.0480566589894733</text:p>
              </table:table-cell>
            </table:table-row>
            <table:table-row>
              <table:table-cell office:value-type="string">
                <text:p>sixtrack CFP</text:p>
                <text:list>
                  <text:list-item>
                    <text:p>sixtrack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38574497418962">
                <text:p>0.138574497418962</text:p>
              </table:table-cell>
              <table:table-cell office:value-type="float" office:value="0.242130215653147">
                <text:p>0.242130215653147</text:p>
              </table:table-cell>
            </table:table-row>
            <table:table-row>
              <table:table-cell office:value-type="string">
                <text:p>swim CFP</text:p>
                <text:list>
                  <text:list-item>
                    <text:p>swi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99258900360115">
                <text:p>0.199258900360115</text:p>
              </table:table-cell>
              <table:table-cell office:value-type="float" office:value="0.0735311863758041">
                <text:p>0.0735311863758041</text:p>
              </table:table-cell>
            </table:table-row>
            <table:table-row>
              <table:table-cell office:value-type="string">
                <text:p>twolf CINT</text:p>
                <text:list>
                  <text:list-item>
                    <text:p>twol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00269156044630251">
                <text:p>0.000269156044630251</text:p>
              </table:table-cell>
              <table:table-cell office:value-type="float" office:value="0.0154614288143824">
                <text:p>0.0154614288143824</text:p>
              </table:table-cell>
            </table:table-row>
            <table:table-row>
              <table:table-cell office:value-type="string">
                <text:p>vortex CINT</text:p>
                <text:list>
                  <text:list-item>
                    <text:p>vortex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145792777044406">
                <text:p>0.145792777044406</text:p>
              </table:table-cell>
              <table:table-cell office:value-type="float" office:value="0.0746305771768459">
                <text:p>0.0746305771768459</text:p>
              </table:table-cell>
            </table:table-row>
            <table:table-row>
              <table:table-cell office:value-type="string">
                <text:p>vpr CINT</text:p>
                <text:list>
                  <text:list-item>
                    <text:p>vp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0679296699298545">
                <text:p>0.0679296699298545</text:p>
              </table:table-cell>
              <table:table-cell office:value-type="float" office:value="0.127191660740242">
                <text:p>0.127191660740242</text:p>
              </table:table-cell>
            </table:table-row>
            <table:table-row>
              <table:table-cell office:value-type="string">
                <text:p>wupwise CFP</text:p>
                <text:list>
                  <text:list-item>
                    <text:p>wupwise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142450513542206">
                <text:p>0.142450513542206</text:p>
              </table:table-cell>
              <table:table-cell office:value-type="float" office:value="0.0397708108718144">
                <text:p>0.03977081087181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256cm" svg:height="6.405cm" xlink:href=".." xlink:type="simple" chart:class="chart:line" chart:style-name="ch1">
        <chart:legend chart:legend-position="end" svg:x="37.637cm" svg:y="2.654cm" style:legend-expansion="high" chart:style-name="ch2"/>
        <chart:plot-area chart:style-name="ch3" table:cell-range-address="SPEC2006.A3:SPEC2006.B31 SPEC2006.D2:SPEC2006.D31 SPEC2006.N2:SPEC2006.N31" chart:data-source-has-labels="both" svg:x="0.838cm" svg:y="0.646cm" svg:width="36.796cm" svg:height="5.604cm">
          <chartooo:coordinate-region svg:x="1.459cm" svg:y="0.845cm" svg:width="36.175cm" svg:height="3.963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D3:SPEC2006.D31" chart:label-cell-address="SPEC2006.D2:SPEC2006.D2" chart:class="chart:line">
            <chart:data-point chart:repeated="29"/>
          </chart:series>
          <chart:series chart:style-name="ch8" chart:values-cell-range-address="SPEC2006.N3:SPEC2006.N31" chart:label-cell-address="SPEC2006.N2:SPEC2006.N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Branch Miss</text:p>
                <draw:g>
                  <svg:desc>SPEC2006.D2:SPEC2006.D2</svg:desc>
                </draw:g>
              </table:table-cell>
              <table:table-cell office:value-type="string">
                <text:p>R-Branch Miss</text:p>
                <draw:g>
                  <svg:desc>SPEC2006.N2:SPEC2006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6.725066">
                <text:p>6.725066</text:p>
                <draw:g>
                  <svg:desc>SPEC2006.D3:SPEC2006.D31</svg:desc>
                </draw:g>
              </table:table-cell>
              <table:table-cell office:value-type="float" office:value="10.37">
                <text:p>10.37</text:p>
                <draw:g>
                  <svg:desc>SPEC2006.N3:SPEC2006.N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58217">
                <text:p>1.558217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267961">
                <text:p>6.267961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31048">
                <text:p>0.8310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72631">
                <text:p>3.572631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07286">
                <text:p>1.07286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100847">
                <text:p>4.10084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507586">
                <text:p>3.50758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509619">
                <text:p>0.50961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122368">
                <text:p>10.12236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.547238">
                <text:p>4.547238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.470569">
                <text:p>2.470569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6891">
                <text:p>0.5689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674925">
                <text:p>0.674925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924003">
                <text:p>0.92400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914897">
                <text:p>1.914897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620986">
                <text:p>7.620986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07273">
                <text:p>0.00727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793294">
                <text:p>2.793294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698779">
                <text:p>3.698779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172375">
                <text:p>4.172375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.640847">
                <text:p>5.640847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6.159566">
                <text:p>6.159566</text:p>
              </table:table-cell>
              <table:table-cell office:value-type="float" office:value="6.17">
                <text:p>6.17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26215">
                <text:p>3.26215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021837">
                <text:p>3.02183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97364">
                <text:p>2.9736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52965">
                <text:p>3.5296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033161">
                <text:p>1.03316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249473">
                <text:p>1.249473</text:p>
              </table:table-cell>
              <table:table-cell office:value-type="float" office:value="0.73">
                <text:p>0.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419cm" svg:height="6.352cm" xlink:href=".." xlink:type="simple" chart:class="chart:line" chart:style-name="ch1">
        <chart:legend chart:legend-position="end" svg:x="38.382cm" svg:y="2.628cm" style:legend-expansion="high" chart:style-name="ch2"/>
        <chart:plot-area chart:style-name="ch3" table:cell-range-address="SPEC2006.A3:SPEC2006.B31 SPEC2006.H2:SPEC2006.H31 SPEC2006.R2:SPEC2006.R31" chart:data-source-has-labels="both" svg:x="0.327cm" svg:y="0.642cm" svg:width="37.348cm" svg:height="5.557cm">
          <chartooo:coordinate-region svg:x="1.61cm" svg:y="0.841cm" svg:width="36.065cm" svg:height="3.916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H3:SPEC2006.H31" chart:label-cell-address="SPEC2006.H2:SPEC2006.H2" chart:class="chart:line">
            <chart:data-point chart:repeated="29"/>
          </chart:series>
          <chart:series chart:style-name="ch8" chart:values-cell-range-address="SPEC2006.R3:SPEC2006.R31" chart:label-cell-address="SPEC2006.R2:SPEC2006.R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1 MPKI</text:p>
                <draw:g>
                  <svg:desc>SPEC2006.H2:SPEC2006.H2</svg:desc>
                </draw:g>
              </table:table-cell>
              <table:table-cell office:value-type="string">
                <text:p>R-L1 MPKI</text:p>
                <draw:g>
                  <svg:desc>SPEC2006.R2:SPEC2006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9.08034658121271">
                <text:p>9.08034658121271</text:p>
                <draw:g>
                  <svg:desc>SPEC2006.H3:SPEC2006.H31</svg:desc>
                </draw:g>
              </table:table-cell>
              <table:table-cell office:value-type="float" office:value="43.6889030125454">
                <text:p>43.6889030125454</text:p>
                <draw:g>
                  <svg:desc>SPEC2006.R3:SPEC2006.R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5.3758970263848">
                <text:p>25.3758970263848</text:p>
              </table:table-cell>
              <table:table-cell office:value-type="float" office:value="12.316883507023">
                <text:p>12.316883507023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4.9994724274357">
                <text:p>14.9994724274357</text:p>
              </table:table-cell>
              <table:table-cell office:value-type="float" office:value="18.5280849935631">
                <text:p>18.5280849935631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64708030425944">
                <text:p>6.64708030425944</text:p>
              </table:table-cell>
              <table:table-cell office:value-type="float" office:value="29.6902079654832">
                <text:p>29.6902079654832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8.0438019800638">
                <text:p>18.0438019800638</text:p>
              </table:table-cell>
              <table:table-cell office:value-type="float" office:value="7.13446181170068">
                <text:p>7.13446181170068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3.0059577431999">
                <text:p>33.0059577431999</text:p>
              </table:table-cell>
              <table:table-cell office:value-type="float" office:value="38.3838043716771">
                <text:p>38.3838043716771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.80681688172434">
                <text:p>3.80681688172434</text:p>
              </table:table-cell>
              <table:table-cell office:value-type="float" office:value="6.99879127964947">
                <text:p>6.99879127964947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0.7799134243128">
                <text:p>40.7799134243128</text:p>
              </table:table-cell>
              <table:table-cell office:value-type="float" office:value="95.5007231206939">
                <text:p>95.5007231206939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3.7208383875675">
                <text:p>33.7208383875675</text:p>
              </table:table-cell>
              <table:table-cell office:value-type="float" office:value="11.7270577735076">
                <text:p>11.7270577735076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7.2156557909865">
                <text:p>7.2156557909865</text:p>
              </table:table-cell>
              <table:table-cell office:value-type="float" office:value="16.1514036220514">
                <text:p>16.1514036220514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2.4585427015066">
                <text:p>22.4585427015066</text:p>
              </table:table-cell>
              <table:table-cell office:value-type="float" office:value="28.4560110944554">
                <text:p>28.4560110944554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0.0837901690312">
                <text:p>10.0837901690312</text:p>
              </table:table-cell>
              <table:table-cell office:value-type="float" office:value="9.17340150732207">
                <text:p>9.17340150732207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.79882172023444">
                <text:p>3.79882172023444</text:p>
              </table:table-cell>
              <table:table-cell office:value-type="float" office:value="5.8029853885098">
                <text:p>5.8029853885098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2.2861880503726">
                <text:p>62.2861880503726</text:p>
              </table:table-cell>
              <table:table-cell office:value-type="float" office:value="42.7391443939797">
                <text:p>42.7391443939797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3.3697517350803">
                <text:p>23.3697517350803</text:p>
              </table:table-cell>
              <table:table-cell office:value-type="float" office:value="18.1621078833598">
                <text:p>18.1621078833598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83.9263104686231">
                <text:p>83.9263104686231</text:p>
              </table:table-cell>
              <table:table-cell office:value-type="float" office:value="77.5871879844248">
                <text:p>77.5871879844248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92.93250294144">
                <text:p>192.93250294144</text:p>
              </table:table-cell>
              <table:table-cell office:value-type="float" office:value="229.18051138192">
                <text:p>229.18051138192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3.40870016227">
                <text:p>103.40870016227</text:p>
              </table:table-cell>
              <table:table-cell office:value-type="float" office:value="95.9838684118298">
                <text:p>95.9838684118298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318280512015742">
                <text:p>0.318280512015742</text:p>
              </table:table-cell>
              <table:table-cell office:value-type="float" office:value="21.890446896026">
                <text:p>21.890446896026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4.4912798467736">
                <text:p>44.4912798467736</text:p>
              </table:table-cell>
              <table:table-cell office:value-type="float" office:value="69.0438509666722">
                <text:p>69.0438509666722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7.5496625246574">
                <text:p>17.5496625246574</text:p>
              </table:table-cell>
              <table:table-cell office:value-type="float" office:value="25.5263942165494">
                <text:p>25.5263942165494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8.9531750410948">
                <text:p>28.9531750410948</text:p>
              </table:table-cell>
              <table:table-cell office:value-type="float" office:value="35.9111372246995">
                <text:p>35.911137224699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48435265051215">
                <text:p>1.48435265051215</text:p>
              </table:table-cell>
              <table:table-cell office:value-type="float" office:value="5.07808616754719">
                <text:p>5.07808616754719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9.820758239972">
                <text:p>109.820758239972</text:p>
              </table:table-cell>
              <table:table-cell office:value-type="float" office:value="83.226964789627">
                <text:p>83.226964789627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7.0112632752147">
                <text:p>37.0112632752147</text:p>
              </table:table-cell>
              <table:table-cell office:value-type="float" office:value="14.890678944377">
                <text:p>14.890678944377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078310273428">
                <text:p>7.078310273428</text:p>
              </table:table-cell>
              <table:table-cell office:value-type="float" office:value="40.1669075045195">
                <text:p>40.16690750451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7.3015408775605">
                <text:p>47.3015408775605</text:p>
              </table:table-cell>
              <table:table-cell office:value-type="float" office:value="13.5039023644553">
                <text:p>13.5039023644553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7.2016099306867">
                <text:p>47.2016099306867</text:p>
              </table:table-cell>
              <table:table-cell office:value-type="float" office:value="82.1575512147122">
                <text:p>82.1575512147122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7.554015115171">
                <text:p>17.554015115171</text:p>
              </table:table-cell>
              <table:table-cell office:value-type="float" office:value="26.925716708763">
                <text:p>26.9257167087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364cm" svg:height="6.299cm" xlink:href=".." xlink:type="simple" chart:class="chart:line" chart:style-name="ch1">
        <chart:legend chart:legend-position="end" svg:x="38.327cm" svg:y="2.601cm" style:legend-expansion="high" chart:style-name="ch2"/>
        <chart:plot-area chart:style-name="ch3" table:cell-range-address="SPEC2006.A3:SPEC2006.B31 SPEC2006.J2:SPEC2006.J31 SPEC2006.U2:SPEC2006.U31" chart:data-source-has-labels="both" svg:x="0.178cm" svg:y="0.634cm" svg:width="37.443cm" svg:height="5.514cm">
          <chartooo:coordinate-region svg:x="1.461cm" svg:y="0.833cm" svg:width="36.16cm" svg:height="3.873cm"/>
          <chart:axis chart:dimension="x" chart:name="primary-x" chart:style-name="ch4" chartooo:axis-type="auto">
            <chartooo:date-scale/>
            <chart:categories table:cell-range-address="SPEC2006.A3:SPEC2006.B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EC2006.J3:SPEC2006.J31" chart:label-cell-address="SPEC2006.J2:SPEC2006.J2" chart:class="chart:line">
            <chart:data-point chart:repeated="29"/>
          </chart:series>
          <chart:series chart:style-name="ch8" chart:values-cell-range-address="SPEC2006.U3:SPEC2006.U31" chart:label-cell-address="SPEC2006.U2:SPEC2006.U2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-L2 MPKI</text:p>
                <draw:g>
                  <svg:desc>SPEC2006.J2:SPEC2006.J2</svg:desc>
                </draw:g>
              </table:table-cell>
              <table:table-cell office:value-type="string">
                <text:p>R-L2 MPKI</text:p>
                <draw:g>
                  <svg:desc>SPEC2006.U2:SPEC2006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 CINT</text:p>
                <text:list>
                  <text:list-item>
                    <text:p>astar</text:p>
                  </text:list-item>
                  <text:list-item>
                    <text:p>CINT</text:p>
                  </text:list-item>
                </text:list>
                <draw:g>
                  <svg:desc>SPEC2006.A3:SPEC2006.B31</svg:desc>
                </draw:g>
              </table:table-cell>
              <table:table-cell office:value-type="float" office:value="1.9945829461969">
                <text:p>1.9945829461969</text:p>
                <draw:g>
                  <svg:desc>SPEC2006.J3:SPEC2006.J31</svg:desc>
                </draw:g>
              </table:table-cell>
              <table:table-cell office:value-type="float" office:value="9.67498940442038">
                <text:p>9.67498940442038</text:p>
                <draw:g>
                  <svg:desc>SPEC2006.U3:SPEC2006.U31</svg:desc>
                </draw:g>
              </table:table-cell>
            </table:table-row>
            <table:table-row>
              <table:table-cell office:value-type="string">
                <text:p>bwaves CFP</text:p>
                <text:list>
                  <text:list-item>
                    <text:p>bwave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2.05570179290401">
                <text:p>2.05570179290401</text:p>
              </table:table-cell>
              <table:table-cell office:value-type="float" office:value="0.503643968204157">
                <text:p>0.503643968204157</text:p>
              </table:table-cell>
            </table:table-row>
            <table:table-row>
              <table:table-cell office:value-type="string">
                <text:p>bzip2 CINT</text:p>
                <text:list>
                  <text:list-item>
                    <text:p>bzip2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11409119152071">
                <text:p>1.11409119152071</text:p>
              </table:table-cell>
              <table:table-cell office:value-type="float" office:value="0.95548013817398">
                <text:p>0.95548013817398</text:p>
              </table:table-cell>
            </table:table-row>
            <table:table-row>
              <table:table-cell office:value-type="string">
                <text:p>cactusADM CFP</text:p>
                <text:list>
                  <text:list-item>
                    <text:p>cactusAD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6.23628132021321">
                <text:p>6.23628132021321</text:p>
              </table:table-cell>
              <table:table-cell office:value-type="float" office:value="3.6209615183484">
                <text:p>3.6209615183484</text:p>
              </table:table-cell>
            </table:table-row>
            <table:table-row>
              <table:table-cell office:value-type="string">
                <text:p>calculix CFP</text:p>
                <text:list>
                  <text:list-item>
                    <text:p>calculi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.51723794083824">
                <text:p>1.51723794083824</text:p>
              </table:table-cell>
              <table:table-cell office:value-type="float" office:value="0.125710020228919">
                <text:p>0.125710020228919</text:p>
              </table:table-cell>
            </table:table-row>
            <table:table-row>
              <table:table-cell office:value-type="string">
                <text:p>dealII CFP</text:p>
                <text:list>
                  <text:list-item>
                    <text:p>dealII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821682472250181">
                <text:p>0.821682472250181</text:p>
              </table:table-cell>
              <table:table-cell office:value-type="float" office:value="0.530890602852854">
                <text:p>0.530890602852854</text:p>
              </table:table-cell>
            </table:table-row>
            <table:table-row>
              <table:table-cell office:value-type="string">
                <text:p>gamess CFP</text:p>
                <text:list>
                  <text:list-item>
                    <text:p>games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399024633300866">
                <text:p>0.0399024633300866</text:p>
              </table:table-cell>
              <table:table-cell office:value-type="float" office:value="0.00209176834771821">
                <text:p>0.00209176834771821</text:p>
              </table:table-cell>
            </table:table-row>
            <table:table-row>
              <table:table-cell office:value-type="string">
                <text:p>gcc CINT</text:p>
                <text:list>
                  <text:list-item>
                    <text:p>gcc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20.2202274465625">
                <text:p>20.2202274465625</text:p>
              </table:table-cell>
              <table:table-cell office:value-type="float" office:value="6.18451327372848">
                <text:p>6.18451327372848</text:p>
              </table:table-cell>
            </table:table-row>
            <table:table-row>
              <table:table-cell office:value-type="string">
                <text:p>GemsFDTD CFP</text:p>
                <text:list>
                  <text:list-item>
                    <text:p>GemsFDT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0.702373064033">
                <text:p>10.702373064033</text:p>
              </table:table-cell>
              <table:table-cell office:value-type="float" office:value="2.29555726186736">
                <text:p>2.29555726186736</text:p>
              </table:table-cell>
            </table:table-row>
            <table:table-row>
              <table:table-cell office:value-type="string">
                <text:p>gobmk CINT</text:p>
                <text:list>
                  <text:list-item>
                    <text:p>go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429134575065206">
                <text:p>0.429134575065206</text:p>
              </table:table-cell>
              <table:table-cell office:value-type="float" office:value="0.286408852976206">
                <text:p>0.286408852976206</text:p>
              </table:table-cell>
            </table:table-row>
            <table:table-row>
              <table:table-cell office:value-type="string">
                <text:p>gromacs CFP</text:p>
                <text:list>
                  <text:list-item>
                    <text:p>gromacs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742964423847938">
                <text:p>0.742964423847938</text:p>
              </table:table-cell>
              <table:table-cell office:value-type="float" office:value="0.0727510359879275">
                <text:p>0.0727510359879275</text:p>
              </table:table-cell>
            </table:table-row>
            <table:table-row>
              <table:table-cell office:value-type="string">
                <text:p>h264ref CINT</text:p>
                <text:list>
                  <text:list-item>
                    <text:p>h264re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882606711488358">
                <text:p>0.882606711488358</text:p>
              </table:table-cell>
              <table:table-cell office:value-type="float" office:value="0.234923524813488">
                <text:p>0.234923524813488</text:p>
              </table:table-cell>
            </table:table-row>
            <table:table-row>
              <table:table-cell office:value-type="string">
                <text:p>hmmer CINT</text:p>
                <text:list>
                  <text:list-item>
                    <text:p>hmmer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.63656865583836">
                <text:p>1.63656865583836</text:p>
              </table:table-cell>
              <table:table-cell office:value-type="float" office:value="0.0636303372526769">
                <text:p>0.0636303372526769</text:p>
              </table:table-cell>
            </table:table-row>
            <table:table-row>
              <table:table-cell office:value-type="string">
                <text:p>lbm CFP</text:p>
                <text:list>
                  <text:list-item>
                    <text:p>lbm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54.9109586741171">
                <text:p>54.9109586741171</text:p>
              </table:table-cell>
              <table:table-cell office:value-type="float" office:value="27.6021154541457">
                <text:p>27.6021154541457</text:p>
              </table:table-cell>
            </table:table-row>
            <table:table-row>
              <table:table-cell office:value-type="string">
                <text:p>leslie3d CFP</text:p>
                <text:list>
                  <text:list-item>
                    <text:p>leslie3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31773934596518">
                <text:p>9.31773934596518</text:p>
              </table:table-cell>
              <table:table-cell office:value-type="float" office:value="0.445414629766017">
                <text:p>0.445414629766017</text:p>
              </table:table-cell>
            </table:table-row>
            <table:table-row>
              <table:table-cell office:value-type="string">
                <text:p>libquantum CINT</text:p>
                <text:list>
                  <text:list-item>
                    <text:p>libquantum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3.1044788142391">
                <text:p>13.1044788142391</text:p>
              </table:table-cell>
              <table:table-cell office:value-type="float" office:value="1.11559127007434">
                <text:p>1.11559127007434</text:p>
              </table:table-cell>
            </table:table-row>
            <table:table-row>
              <table:table-cell office:value-type="string">
                <text:p>mcf CINT</text:p>
                <text:list>
                  <text:list-item>
                    <text:p>mcf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137.975616370057">
                <text:p>137.975616370057</text:p>
              </table:table-cell>
              <table:table-cell office:value-type="float" office:value="33.9937320188357">
                <text:p>33.9937320188357</text:p>
              </table:table-cell>
            </table:table-row>
            <table:table-row>
              <table:table-cell office:value-type="string">
                <text:p>milc CFP</text:p>
                <text:list>
                  <text:list-item>
                    <text:p>milc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44.8075944479356">
                <text:p>44.8075944479356</text:p>
              </table:table-cell>
              <table:table-cell office:value-type="float" office:value="12.1626826020358">
                <text:p>12.1626826020358</text:p>
              </table:table-cell>
            </table:table-row>
            <table:table-row>
              <table:table-cell office:value-type="string">
                <text:p>namd CFP</text:p>
                <text:list>
                  <text:list-item>
                    <text:p>namd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427981669848461">
                <text:p>0.427981669848461</text:p>
              </table:table-cell>
              <table:table-cell office:value-type="float" office:value="0.0184721470301345">
                <text:p>0.0184721470301345</text:p>
              </table:table-cell>
            </table:table-row>
            <table:table-row>
              <table:table-cell office:value-type="string">
                <text:p>omnetpp CINT</text:p>
                <text:list>
                  <text:list-item>
                    <text:p>omnetpp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34.7345941473721">
                <text:p>34.7345941473721</text:p>
              </table:table-cell>
              <table:table-cell office:value-type="float" office:value="17.3832887538589">
                <text:p>17.3832887538589</text:p>
              </table:table-cell>
            </table:table-row>
            <table:table-row>
              <table:table-cell office:value-type="string">
                <text:p>perlbench CINT</text:p>
                <text:list>
                  <text:list-item>
                    <text:p>perlbench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541677201721392">
                <text:p>0.541677201721392</text:p>
              </table:table-cell>
              <table:table-cell office:value-type="float" office:value="0.557878175579809">
                <text:p>0.557878175579809</text:p>
              </table:table-cell>
            </table:table-row>
            <table:table-row>
              <table:table-cell office:value-type="string">
                <text:p>povray CFP</text:p>
                <text:list>
                  <text:list-item>
                    <text:p>povray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365763749417231">
                <text:p>0.0365763749417231</text:p>
              </table:table-cell>
              <table:table-cell office:value-type="float" office:value="0.00311839375636885">
                <text:p>0.00311839375636885</text:p>
              </table:table-cell>
            </table:table-row>
            <table:table-row>
              <table:table-cell office:value-type="string">
                <text:p>sjeng CINT</text:p>
                <text:list>
                  <text:list-item>
                    <text:p>sjeng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0.685784956130254">
                <text:p>0.685784956130254</text:p>
              </table:table-cell>
              <table:table-cell office:value-type="float" office:value="0.470693451892451">
                <text:p>0.470693451892451</text:p>
              </table:table-cell>
            </table:table-row>
            <table:table-row>
              <table:table-cell office:value-type="string">
                <text:p>soplex CFP</text:p>
                <text:list>
                  <text:list-item>
                    <text:p>soplex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38.5642461029133">
                <text:p>38.5642461029133</text:p>
              </table:table-cell>
              <table:table-cell office:value-type="float" office:value="9.29858122907128">
                <text:p>9.29858122907128</text:p>
              </table:table-cell>
            </table:table-row>
            <table:table-row>
              <table:table-cell office:value-type="string">
                <text:p>sphinx3 CFP</text:p>
                <text:list>
                  <text:list-item>
                    <text:p>sphinx3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9.35830634260261">
                <text:p>9.35830634260261</text:p>
              </table:table-cell>
              <table:table-cell office:value-type="float" office:value="2.05545769832511">
                <text:p>2.05545769832511</text:p>
              </table:table-cell>
            </table:table-row>
            <table:table-row>
              <table:table-cell office:value-type="string">
                <text:p>tonto CFP</text:p>
                <text:list>
                  <text:list-item>
                    <text:p>tonto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0.044547672177812">
                <text:p>0.044547672177812</text:p>
              </table:table-cell>
              <table:table-cell office:value-type="float" office:value="0.247928819739395">
                <text:p>0.247928819739395</text:p>
              </table:table-cell>
            </table:table-row>
            <table:table-row>
              <table:table-cell office:value-type="string">
                <text:p>wrf CFP</text:p>
                <text:list>
                  <text:list-item>
                    <text:p>wrf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19.2073541435963">
                <text:p>19.2073541435963</text:p>
              </table:table-cell>
              <table:table-cell office:value-type="float" office:value="0.632799883913256">
                <text:p>0.632799883913256</text:p>
              </table:table-cell>
            </table:table-row>
            <table:table-row>
              <table:table-cell office:value-type="string">
                <text:p>xalancbmk CINT</text:p>
                <text:list>
                  <text:list-item>
                    <text:p>xalancbmk</text:p>
                  </text:list-item>
                  <text:list-item>
                    <text:p>CINT</text:p>
                  </text:list-item>
                </text:list>
              </table:table-cell>
              <table:table-cell office:value-type="float" office:value="4.21264734985842">
                <text:p>4.21264734985842</text:p>
              </table:table-cell>
              <table:table-cell office:value-type="float" office:value="3.78507610764543">
                <text:p>3.78507610764543</text:p>
              </table:table-cell>
            </table:table-row>
            <table:table-row>
              <table:table-cell office:value-type="string">
                <text:p>zeusmp CFP</text:p>
                <text:list>
                  <text:list-item>
                    <text:p>zeusmp</text:p>
                  </text:list-item>
                  <text:list-item>
                    <text:p>CFP</text:p>
                  </text:list-item>
                </text:list>
              </table:table-cell>
              <table:table-cell office:value-type="float" office:value="7.70386119024088">
                <text:p>7.70386119024088</text:p>
              </table:table-cell>
              <table:table-cell office:value-type="float" office:value="1.24409826317057">
                <text:p>1.244098263170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